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9.65mm"/>
    </style:style>
    <style:style style:name="co6" style:family="table-column">
      <style:table-column-properties fo:break-before="auto" style:column-width="8.91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53.96mm"/>
    </style:style>
    <style:style style:name="co9" style:family="table-column">
      <style:table-column-properties fo:break-before="auto" style:column-width="61.63mm"/>
    </style:style>
    <style:style style:name="co10" style:family="table-column">
      <style:table-column-properties fo:break-before="auto" style:column-width="56.94mm"/>
    </style:style>
    <style:style style:name="co11" style:family="table-column">
      <style:table-column-properties fo:break-before="auto" style:column-width="34.64mm"/>
    </style:style>
    <style:style style:name="co12" style:family="table-column">
      <style:table-column-properties fo:break-before="auto" style:column-width="31.66mm"/>
    </style:style>
    <style:style style:name="co13" style:family="table-column">
      <style:table-column-properties fo:break-before="auto" style:column-width="4.96mm"/>
    </style:style>
    <style:style style:name="co14" style:family="table-column">
      <style:table-column-properties fo:break-before="auto" style:column-width="15.73mm"/>
    </style:style>
    <style:style style:name="co15" style:family="table-column">
      <style:table-column-properties fo:break-before="auto" style:column-width="24.45mm"/>
    </style:style>
    <style:style style:name="co16" style:family="table-column">
      <style:table-column-properties fo:break-before="auto" style:column-width="15.15mm"/>
    </style:style>
    <style:style style:name="co17" style:family="table-column">
      <style:table-column-properties fo:break-before="auto" style:column-width="21.04mm"/>
    </style:style>
    <style:style style:name="co18" style:family="table-column">
      <style:table-column-properties fo:break-before="auto" style:column-width="6.79mm"/>
    </style:style>
    <style:style style:name="co19" style:family="table-column">
      <style:table-column-properties fo:break-before="auto" style:column-width="14.23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6.35mm"/>
    </style:style>
    <style:style style:name="co22" style:family="table-column">
      <style:table-column-properties fo:break-before="auto" style:column-width="83.2mm"/>
    </style:style>
    <style:style style:name="co23" style:family="table-column">
      <style:table-column-properties fo:break-before="auto" style:column-width="8.47mm"/>
    </style:style>
    <style:style style:name="co24" style:family="table-column">
      <style:table-column-properties fo:break-before="auto" style:column-width="58.67mm"/>
    </style:style>
    <style:style style:name="co25" style:family="table-column">
      <style:table-column-properties fo:break-before="auto" style:column-width="33.9mm"/>
    </style:style>
    <style:style style:name="co26" style:family="table-column">
      <style:table-column-properties fo:break-before="auto" style:column-width="110.9mm"/>
    </style:style>
    <style:style style:name="co27" style:family="table-column">
      <style:table-column-properties fo:break-before="auto" style:column-width="100.01mm"/>
    </style:style>
    <style:style style:name="co28" style:family="table-column">
      <style:table-column-properties fo:break-before="auto" style:column-width="9.15mm"/>
    </style:style>
    <style:style style:name="co29" style:family="table-column">
      <style:table-column-properties fo:break-before="auto" style:column-width="42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font-name="FreeMono"/>
    </style:style>
    <style:style style:name="ce7" style:family="table-cell" style:parent-style-name="Default">
      <style:table-cell-properties fo:background-color="#dddddd"/>
      <style:text-properties style:font-name="FreeMono"/>
    </style:style>
    <style:style style:name="ce6" style:family="table-cell" style:parent-style-name="Default">
      <style:table-cell-properties fo:background-color="#dddddd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style:font-name="FreeMono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fo:border="none"/>
      <style:text-properties style:font-name="FreeMono"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none"/>
      <style:text-properties style:font-name="FreeMono"/>
    </style:style>
    <style:style style:name="ce21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dddddd" fo:border="none"/>
    </style:style>
    <style:style style:name="ce9" style:family="table-cell" style:parent-style-name="Default">
      <style:text-properties style:font-name="FreeMono" fo:font-weight="normal" style:font-weight-asian="normal" style:font-weight-complex="normal"/>
    </style:style>
    <style:style style:name="ce8" style:family="table-cell" style:parent-style-name="Default">
      <style:text-properties style:font-name="FreeMono"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style:font-name="FreeMono"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style:font-name="FreeMono" fo:font-weight="normal" style:font-weight-asian="normal" style:font-weight-complex="normal"/>
    </style:style>
    <style:style style:name="ce23" style:family="table-cell" style:parent-style-name="Default">
      <style:table-cell-properties fo:background-color="#dddddd" fo:border="none"/>
      <style:text-properties style:font-name="FreeMono" fo:font-weight="normal" style:font-weight-asian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36" style:family="table-cell" style:parent-style-name="Default">
      <style:table-cell-properties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65" style:family="table-cell" style:parent-style-name="Default">
      <style:table-cell-properties style:vertical-align="middle"/>
      <style:text-properties style:font-name="FreeMono" fo:font-size="6pt" fo:font-weight="bold" style:font-size-asian="6pt" style:font-weight-asian="bold" style:font-size-complex="6pt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FreeMono" fo:font-size="5pt" fo:font-weight="bold" style:font-size-asian="5pt" style:font-weight-asian="bold" style:font-size-complex="5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mm"/>
      <style:text-properties style:font-name="FreeMono" fo:font-size="6pt" fo:font-weight="bold" style:font-size-asian="6pt" style:font-weight-asian="bold" style:font-size-complex="6pt" style:font-weight-complex="bold"/>
    </style:style>
    <style:style style:name="ce4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5" style:family="table-cell" style:parent-style-name="Default" style:data-style-name="N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6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FreeMono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/>
    <style:style style:name="ce2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0" style:family="table-cell" style:parent-style-name="Default" style:data-style-name="N100">
      <style:table-cell-properties fo:background-color="#dddddd"/>
      <style:text-properties style:use-window-font-color="true"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100">
      <style:table-cell-properties fo:background-color="transparent"/>
      <style:text-properties fo:color="#006600"/>
    </style:style>
    <style:style style:name="ce69" style:family="table-cell" style:parent-style-name="Default" style:data-style-name="N100">
      <style:table-cell-properties fo:border-bottom="none" fo:background-color="#ffff00" fo:border-left="0.06pt solid #000000" fo:border-right="none" fo:border-top="none"/>
      <style:text-properties style:use-window-font-color="true"/>
    </style:style>
    <style:style style:name="ce77" style:family="table-cell" style:parent-style-name="Default" style:data-style-name="N100">
      <style:table-cell-properties fo:background-color="#dddddd"/>
      <style:text-properties fo:color="#006600"/>
    </style:style>
    <style:style style:name="ce63" style:family="table-cell" style:parent-style-name="Default" style:data-style-name="N100">
      <style:table-cell-properties fo:background-color="#dddddd"/>
    </style:style>
    <style:style style:name="ce79" style:family="table-cell" style:parent-style-name="Default" style:data-style-name="N100">
      <style:text-properties fo:color="#006600"/>
    </style:style>
    <style:style style:name="ce5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81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ce181e" fo:font-weight="normal" style:font-weight-asian="normal" style:font-weight-complex="normal"/>
    </style:style>
    <style:style style:name="ce84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ff3333"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00">
      <style:table-cell-properties fo:border-bottom="none" fo:background-color="#dddddd" fo:border-left="0.06pt solid #000000" fo:border-right="none" fo:border-top="none"/>
    </style:style>
    <style:style style:name="ce87" style:family="table-cell" style:parent-style-name="Default" style:data-style-name="N100">
      <style:table-cell-properties fo:background-color="transparent"/>
      <style:text-properties fo:color="#ce181e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transparent"/>
      <style:text-properties fo:color="#ff3333"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9" style:family="table-cell" style:parent-style-name="Default" style:data-style-name="N100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9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2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00">
      <style:table-cell-properties fo:background-color="transparent"/>
      <style:text-properties style:use-window-font-color="true" fo:font-weight="bold" style:font-weight-asian="bold" style:font-weight-complex="bold"/>
    </style:style>
    <style:style style:name="ce95" style:family="table-cell" style:parent-style-name="Default" style:data-style-name="N100">
      <style:table-cell-properties fo:background-color="transparent"/>
      <style:text-properties fo:color="#0000ff" fo:font-weight="normal" style:font-weight-asian="normal" style:font-weight-complex="normal"/>
    </style:style>
    <style:style style:name="ce96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color="#ff3333"/>
    </style:style>
    <style:style style:name="ce98" style:family="table-cell" style:parent-style-name="Default" style:data-style-name="N100">
      <style:table-cell-properties fo:background-color="transparent"/>
      <style:text-properties fo:color="#ce181e" fo:font-weight="bold" style:font-weight-asian="bold" style:font-weight-complex="bold"/>
    </style:style>
    <style:style style:name="ce99" style:family="table-cell" style:parent-style-name="Default" style:data-style-name="N100">
      <style:table-cell-properties fo:background-color="transparent"/>
      <style:text-properties fo:color="#ff3333" fo:font-weight="bold" style:font-weight-asian="bold" style:font-weight-complex="bold"/>
    </style:style>
    <style:style style:name="ce108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112" style:family="table-cell" style:parent-style-name="Default">
      <style:table-cell-properties fo:border-bottom="none" fo:border-left="0.06pt solid #000000" fo:border-right="none" fo:border-top="none"/>
    </style:style>
    <style:style style:name="ce114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11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116" style:family="table-cell" style:parent-style-name="Default">
      <style:table-cell-properties fo:background-color="transparent" fo:border="none"/>
    </style:style>
    <style:style style:name="ce50" style:family="table-cell" style:parent-style-name="Default" style:data-style-name="N100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71" style:family="table-cell" style:parent-style-name="Default" style:data-style-name="N100">
      <style:table-cell-properties fo:background-color="#ffff00"/>
      <style:text-properties style:use-window-font-color="true"/>
    </style:style>
    <style:style style:name="ce109" style:family="table-cell" style:parent-style-name="Default">
      <style:table-cell-properties fo:background-color="#cccccc"/>
    </style:style>
    <style:style style:name="ce122" style:family="table-cell" style:parent-style-name="Default" style:data-style-name="N100">
      <style:table-cell-properties fo:background-color="#eeeeee"/>
    </style:style>
    <style:style style:name="ce123" style:family="table-cell" style:parent-style-name="Default" style:data-style-name="N100">
      <style:table-cell-properties fo:border-bottom="none" fo:background-color="#eeeeee" fo:border-left="0.06pt solid #000000" fo:border-right="none" fo:border-top="none"/>
    </style:style>
    <style:style style:name="ce127" style:family="table-cell" style:parent-style-name="Default" style:data-style-name="N100">
      <style:table-cell-properties fo:border-bottom="none" fo:border-left="0.06pt solid #000000" fo:border-right="none" fo:border-top="none"/>
      <style:text-properties fo:color="#ff3333"/>
    </style:style>
    <style:style style:name="ce128" style:family="table-cell" style:parent-style-name="Default" style:data-style-name="N100">
      <style:text-properties fo:color="#ce181e"/>
    </style:style>
    <style:style style:name="ce129" style:family="table-cell" style:parent-style-name="Default" style:data-style-name="N100">
      <style:text-properties fo:color="#000000" fo:font-weight="bold" style:font-weight-asian="bold" style:font-weight-complex="bold"/>
    </style:style>
    <style:style style:name="ce130" style:family="table-cell" style:parent-style-name="Default" style:data-style-name="N100">
      <style:table-cell-properties fo:background-color="transparent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mm"/>
    </style:style>
    <style:style style:name="ce132" style:family="table-cell" style:parent-style-name="Default" style:data-style-name="N100">
      <style:table-cell-properties fo:background-color="transparent" fo:border="none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DCar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If you wish to keep the partition 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6 seek=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5"/>
          <table:table-cell table:style-name="ce6" office:value-type="string" calcext:value-type="string">
            <text:p>u-boot</text:p>
          </table:table-cell>
          <table:table-cell table:style-name="ce6" table:number-columns-repeated="3"/>
          <table:table-cell table:style-name="ce7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git clone --depth=1 git://git.denx.de/u-boot.gi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t checkout v2017.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/dvl/u-boot_out &amp;&amp; mkdir u-boot_out &amp;&amp; cd /dvl/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mrprop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CONFIG_CONFIG=/dvl/u-boot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BUILD_OUTPUT=/dvl/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e the configuration on “q8_a33_tablet_1024x600_defconfig”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-- edit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8 EXT_DTB=/dvl/linux-stable_out/arch/arm/boot/dts/sun8i-a33-q8-tablet.dtb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 office:value-type="string" calcext:value-type="string">
            <text:p>make -j8 DEVICE_TREE=sun8i-a33-q8-tablet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8 q8_a33_tablet_1024x600_def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make -j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5"/>
          <table:table-cell table:style-name="ce6" office:value-type="string" calcext:value-type="string">
            <text:p>linux-stable</text:p>
          </table:table-cell>
          <table:table-cell table:style-name="ce6" table:number-columns-repeated="3"/>
          <table:table-cell table:style-name="ce7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git clone --depth=1 git://git.kernel.org/pub/scm/linux/kernel/git/stable/linux-stable.g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cd /dvl &amp;&amp; rm -rf /dvl/linux-stable_out &amp;&amp; mkdir linux-stable_out &amp;&amp; cd /dvl/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CONFIG_CONFIG=/dvl/linux-stable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KBUILD_OUTPUT=/dvl/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8"/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scripts/kconfig/merge_config.sh -m -r /dvl/linux-stable/arch/arm/configs/sunxi_defconfig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LOADADDR= <text:s text:c="3"/>u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make -j 8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3A0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Devicetree </text:p>
          </table:table-cell>
          <table:table-cell table:style-name="ce7" table:number-columns-repeated="4"/>
          <table:table-cell table:style-name="ce6" table:number-columns-repeated="4"/>
          <table:table-cell table:style-name="ce7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2"/>
          <table:table-cell table:style-name="ce6" office:value-type="string" calcext:value-type="string">
            <text:p>skeleton.dtsi</text:p>
          </table:table-cell>
          <table:table-cell table:style-name="ce21" table:number-columns-repeated="4"/>
          <table:table-cell table:style-name="ce6"/>
          <table:table-cell table:style-name="ce7"/>
          <table:table-cell table:style-name="ce21"/>
          <table:table-cell table:style-name="ce7" office:value-type="string" calcext:value-type="string">
            <text:p>-identical-</text:p>
          </table:table-cell>
          <table:table-cell table:style-name="ce7" table:number-columns-repeated="15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4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/>
          <table:table-cell table:style-name="ce6" office:value-type="string" calcext:value-type="string">
            <text:p>sun8i-a23-a33.dtsi</text:p>
          </table:table-cell>
          <table:table-cell table:style-name="ce7"/>
          <table:table-cell table:style-name="ce21" table:number-columns-repeated="5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8i-a23-a33.dtsi /tks/dox/mb734/dts/</text:p>
          </table:table-cell>
          <table:table-cell table:style-name="ce20" table:number-columns-repeated="3"/>
          <table:table-cell table:style-name="ce7" table:number-columns-repeated="2"/>
          <table:table-cell table:style-name="ce21"/>
          <table:table-cell table:style-name="ce7" table:number-columns-repeated="9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9" office:value-type="string" calcext:value-type="string">
            <text:p>rm /dvl/u-boot/arch/arm/dts/sun8i-a23-a33.dtsi</text:p>
          </table:table-cell>
          <table:table-cell table:style-name="ce8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interrupt-controller/arm-gic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9" office:value-type="string" calcext:value-type="string">
            <text:p>ln -s /tks/dox/mb734/dts/sun8i-a23-a33.dtsi /dvl/u-boot/arch/arm/dts/sun8i-a23-a33.dtsi</text:p>
          </table:table-cell>
          <table:table-cell table:style-name="ce8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clock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/>
          <table:table-cell table:style-name="Default" office:value-type="string" calcext:value-type="string">
            <text:p>nothing to edit</text:p>
          </table:table-cell>
          <table:table-cell table:style-name="Default" table:number-columns-repeated="3"/>
          <table:table-cell/>
          <table:table-cell table:style-name="Default"/>
          <table:table-cell table:style-name="ce9"/>
          <table:table-cell table:style-name="ce8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reset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9"/>
          <table:table-cell table:style-name="ce8" table:number-columns-repeated="3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sun8i-a33.dtsi</text:p>
          </table:table-cell>
          <table:table-cell table:style-name="ce7" table:number-columns-repeated="2"/>
          <table:table-cell table:style-name="ce21" table:number-columns-repeated="5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8i-a33.dtsi /tks/dox/mb734/dts/</text:p>
          </table:table-cell>
          <table:table-cell table:style-name="ce20" table:number-columns-repeated="3"/>
          <table:table-cell table:style-name="ce7" table:number-columns-repeated="2"/>
          <table:table-cell table:style-name="ce21"/>
          <table:table-cell table:style-name="ce7" table:number-columns-repeated="9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8i-a33.dtsi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7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3"/>
          <table:table-cell table:style-name="ce6" office:value-type="string" calcext:value-type="string">
            <text:p>sunxi-common-regulators.dtsi</text:p>
          </table:table-cell>
          <table:table-cell table:style-name="ce7" table:number-columns-repeated="3"/>
          <table:table-cell table:style-name="ce6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xi-common-regulators.dtsi /tks/dox/mb734/dts/</text:p>
          </table:table-cell>
          <table:table-cell table:style-name="ce20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xi-common-regulators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xi-common-regulators.dtsi /dvl/u-boot/arch/arm/dts/sunxi-common-regulators.dtsi</text:p>
          </table:table-cell>
          <table:table-cell table:number-columns-repeated="12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2"/>
          <table:table-cell table:style-name="ce6" office:value-type="string" calcext:value-type="string">
            <text:p>sunxi-reference-design-tablet.dtsi</text:p>
          </table:table-cell>
          <table:table-cell table:style-name="ce21" table:number-columns-repeated="4"/>
          <table:table-cell table:style-name="ce6"/>
          <table:table-cell table:style-name="ce7"/>
          <table:table-cell table:style-name="ce21"/>
          <table:table-cell table:style-name="ce20" office:value-type="string" calcext:value-type="string">
            <text:p>cp /dvl/linux-stable/arch/arm/boot/dts/sunxi-reference-design-tablet.dtsi /tks/dox/mb734/dts/</text:p>
          </table:table-cell>
          <table:table-cell table:style-name="ce20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xi-reference-design-tablet.dtsi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input/input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3"/>
          <table:table-cell table:style-name="ce6" office:value-type="string" calcext:value-type="string">
            <text:p>axp22x.dtsi</text:p>
          </table:table-cell>
          <table:table-cell table:style-name="ce7" table:number-columns-repeated="3"/>
          <table:table-cell table:style-name="ce6"/>
          <table:table-cell table:style-name="ce7"/>
          <table:table-cell table:style-name="ce21"/>
          <table:table-cell table:style-name="ce20" office:value-type="string" calcext:value-type="string">
            <text:p>cp /dvl/linux-stable/arch/arm/boot/dts/axp22x.dtsi /tks/dox/mb734/dts/</text:p>
          </table:table-cell>
          <table:table-cell table:style-name="ce20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axp22x.dtsi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axp22x.dtsi /dvl/u-boot/arch/arm/dts/axp22x.dtsi</text:p>
          </table:table-cell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9"/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/>
          <table:table-cell table:style-name="ce8" table:number-columns-repeated="3"/>
          <table:table-cell table:number-columns-repeated="1008"/>
        </table:table-row>
        <table:table-row table:style-name="ro1">
          <table:table-cell/>
          <table:table-cell table:style-name="ce5"/>
          <table:table-cell table:number-columns-repeated="2"/>
          <table:table-cell table:style-name="ce13" office:value-type="string" calcext:value-type="string">
            <text:p>axp223.dtsi</text:p>
          </table:table-cell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7" office:value-type="string" calcext:value-type="string">
            <text:p>-identical-</text:p>
          </table:table-cell>
          <table:table-cell table:style-name="ce7" table:number-columns-repeated="3"/>
          <table:table-cell table:style-name="ce14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/>
          <table:table-cell table:style-name="ce13" office:value-type="string" calcext:value-type="string">
            <text:p>sun8i-reference-design-tablet.dtsi</text:p>
          </table:table-cell>
          <table:table-cell table:style-name="ce14"/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20" office:value-type="string" calcext:value-type="string">
            <text:p>cp /dvl/linux-stable/arch/arm/boot/dts/sun8i-reference-design-tablet.dtsi /tks/dox/mb734/dts/</text:p>
          </table:table-cell>
          <table:table-cell table:style-name="ce14" table:number-columns-repeated="15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4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8i-reference-design-tablet.dtsi</text:p>
          </table:table-cell>
          <table:table-cell table:number-columns-repeated="12"/>
          <table:table-cell office:value-type="string" calcext:value-type="string">
            <text:p>dt-bindings/pwm/pwm.h</text:p>
          </table:table-cell>
          <table:table-cell table:number-columns-repeated="998"/>
        </table:table-row>
        <table:table-row table:style-name="ro1">
          <table:table-cell/>
          <table:table-cell table:style-name="ce5"/>
          <table:table-cell table:number-columns-repeated="3"/>
          <table:table-cell table:style-name="Default" table:number-columns-repeated="4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8i-reference-design-tablet.dtsi /dvl/u-boot/arch/arm/dts/sun8i-reference-design-tablet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/>
          <table:table-cell table:style-name="ce5" table:number-columns-repeated="3"/>
          <table:table-cell table:style-name="ce9" office:value-type="string" calcext:value-type="string">
            <text:p>/backlight : merge</text:p>
          </table:table-cell>
          <table:table-cell table:style-name="ce5" table:number-columns-repeated="2"/>
          <table:table-cell table:style-name="ce19"/>
          <table:table-cell table:style-name="ce5"/>
          <table:table-cell table:style-name="ce12"/>
          <table:table-cell table:style-name="ce5" table:number-columns-repeated="16"/>
          <table:table-cell table:number-columns-repeated="996"/>
        </table:table-row>
        <table:table-row table:style-name="ro1">
          <table:table-cell/>
          <table:table-cell table:style-name="ce5"/>
          <table:table-cell/>
          <table:table-cell table:style-name="ce5" table:number-columns-repeated="3"/>
          <table:table-cell office:value-type="string" calcext:value-type="string">
            <text:p>/soc/i2c0/touchscreen : merge</text:p>
          </table:table-cell>
          <table:table-cell table:style-name="ce5" table:number-columns-repeated="2"/>
          <table:table-cell table:style-name="ce19"/>
          <table:table-cell table:style-name="ce5"/>
          <table:table-cell table:style-name="ce12"/>
          <table:table-cell table:style-name="ce5" table:number-columns-repeated="16"/>
          <table:table-cell table:number-columns-repeated="996"/>
        </table:table-row>
        <table:table-row table:style-name="ro1">
          <table:table-cell/>
          <table:table-cell table:style-name="ce5"/>
          <table:table-cell/>
          <table:table-cell table:style-name="ce5" table:number-columns-repeated="3"/>
          <table:table-cell table:style-name="ce5" office:value-type="string" calcext:value-type="string">
            <text:p>&amp;mmc0 : cd-gpios inverted or not?</text:p>
          </table:table-cell>
          <table:table-cell table:style-name="ce5" table:number-columns-repeated="2"/>
          <table:table-cell table:style-name="ce19"/>
          <table:table-cell table:style-name="ce5"/>
          <table:table-cell table:style-name="ce12"/>
          <table:table-cell table:style-name="ce5" table:number-columns-repeated="16"/>
          <table:table-cell table:number-columns-repeated="996"/>
        </table:table-row>
        <table:table-row table:style-name="ro1">
          <table:table-cell/>
          <table:table-cell table:style-name="ce5"/>
          <table:table-cell/>
          <table:table-cell table:style-name="ce5" table:number-columns-repeated="6"/>
          <table:table-cell table:style-name="ce19"/>
          <table:table-cell table:style-name="ce5"/>
          <table:table-cell table:style-name="ce12"/>
          <table:table-cell table:style-name="ce5" table:number-columns-repeated="16"/>
          <table:table-cell table:number-columns-repeated="996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sun8i-q8-common.dtsi</text:p>
          </table:table-cell>
          <table:table-cell table:style-name="ce14" table:number-columns-repeated="2"/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23" office:value-type="string" calcext:value-type="string">
            <text:p>cp /dvl/linux-stable/arch/arm/boot/dts/sun8i-q8-common.dtsi /tks/dox/mb734/dts/</text:p>
          </table:table-cell>
          <table:table-cell table:style-name="ce23" table:number-columns-repeated="3"/>
          <table:table-cell table:style-name="ce14" table:number-columns-repeated="12"/>
          <table:table-cell table:number-columns-repeated="996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rm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7"/>
          <table:table-cell table:style-name="ce8"/>
          <table:table-cell/>
          <table:table-cell table:style-name="Default"/>
          <table:table-cell table:style-name="ce9" office:value-type="string" calcext:value-type="string">
            <text:p>ln -s /tks/dox/mb734/dts/sun8i-q8-common.dtsi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5"/>
          <table:table-cell table:number-columns-repeated="4"/>
          <table:table-cell table:style-name="ce5" office:value-type="string" calcext:value-type="string">
            <text:p>&amp;gsl1680 : add properti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5" office:value-type="string" calcext:value-type="string">
            <text:p>&amp;reg_ldo_io1 : add properties</text:p>
          </table:table-cell>
          <table:table-cell table:number-columns-repeated="2"/>
          <table:table-cell table:style-name="ce9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7"/>
          <table:table-cell table:style-name="ce9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sun8i-a33-q8-tablet.dts</text:p>
          </table:table-cell>
          <table:table-cell table:style-name="ce14" table:number-columns-repeated="3"/>
          <table:table-cell table:style-name="ce16" table:number-columns-repeated="4"/>
          <table:table-cell table:style-name="ce13"/>
          <table:table-cell table:style-name="ce14"/>
          <table:table-cell table:style-name="ce16"/>
          <table:table-cell table:style-name="ce7" office:value-type="string" calcext:value-type="string">
            <text:p>-identical-</text:p>
          </table:table-cell>
          <table:table-cell table:style-name="ce7" table:number-columns-repeated="3"/>
          <table:table-cell table:style-name="ce14" table:number-columns-repeated="12"/>
          <table:table-cell table:number-columns-repeated="996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cd /dvl/u-boot_out/arch/arm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/dvl/linux-stable_out/scripts/dtc/dtc -I dtb -O dts -o /tks/dox/mb734/sun8i-a33-q8-tablet.dtb_dumpu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8" office:value-type="string" calcext:value-type="string">
            <text:p>cd /dvl/linux-stable_out/arch/arm/boot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 office:value-type="string" calcext:value-type="string">
            <text:p>/dvl/linux-stable_out/scripts/dtc/dtc -I dtb -O dts -o /tks/dox/mb734/sun8i-a33-q8-tablet.dtb_dump sun8i-a33-q8-tablet.dtb</text:p>
          </table:table-cell>
          <table:table-cell table:number-columns-repeated="101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ub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Config</text:p>
          </table:table-cell>
          <table:table-cell table:style-name="ce21" table:number-columns-repeated="1023"/>
        </table:table-row>
        <table:table-row table:style-name="ro1">
          <table:table-cell/>
          <table:table-cell office:value-type="string" calcext:value-type="string">
            <text:p>include/configs/sunxi-common.h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tch BOOT_TARGET_DEVICES() macr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KConfig</text:p>
          </table:table-cell>
          <table:table-cell table:style-name="ce2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DRAM tim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DRAM_CLK=4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RAM_ZQ=1529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IO assignment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Video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VIDEO_LCD_MODE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General Setup</text:p>
          </table:table-cell>
          <table:table-cell table:style-name="ce22"/>
          <table:table-cell table:number-columns-repeated="1021"/>
        </table:table-row>
        <table:table-row table:style-name="ro1" table:number-rows-repeated="2">
          <table:table-cell/>
          <table:table-cell table:style-name="ce22" table:number-columns-repeated="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DISTRO_DEFAULTS is not se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Networking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CONFIG_NET is not selected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USB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KEYBOARD is not set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Commandline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Partition Type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Filesystems</text:p>
          </table:table-cell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CONFIG_EFI_PARTI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CONFIG_FS_FAT is not set</text:p>
          </table:table-cell>
          <table:table-cell table:number-columns-repeated="1020"/>
        </table:table-row>
      </table:table>
      <table:table table:name="mb734_porting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2" table:number-columns-repeated="1020" table:default-cell-style-name="ce10"/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chain" table:style-name="ta1"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/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/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/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/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winner_SoCs" table:style-name="ta1"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A10</text:p>
          </table:table-cell>
          <table:table-cell office:value-type="string" calcext:value-type="string">
            <text:p>A10s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A31s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A64</text:p>
          </table:table-cell>
          <table:table-cell office:value-type="string" calcext:value-type="string">
            <text:p>A83T</text:p>
          </table:table-cell>
        </table:table-row>
        <table:table-row table:style-name="ro1">
          <table:table-cell office:value-type="string" calcext:value-type="string">
            <text:p>Gener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U</text:p>
          </table:table-cell>
          <table:table-cell table:number-columns-repeated="3"/>
          <table:table-cell office:value-type="string" calcext:value-type="string">
            <text:p>Dual-Core</text:p>
            <text:p>Cortex-A7</text:p>
          </table:table-cell>
          <table:table-cell office:value-type="string" calcext:value-type="string">
            <text:p>Dual-Core</text:p>
            <text:p>Cortex-A7</text:p>
          </table:table-cell>
          <table:table-cell table:number-columns-repeated="2"/>
          <table:table-cell office:value-type="string" calcext:value-type="string">
            <text:p>Quad-Core</text:p>
            <text:p>Cortex-A7</text:p>
          </table:table-cell>
          <table:table-cell office:value-type="string" calcext:value-type="string">
            <text:p>Quad-Core</text:p>
            <text:p>Cortex-A53</text:p>
          </table:table-cell>
          <table:table-cell office:value-type="string" calcext:value-type="string">
            <text:p>Octa-Core</text:p>
            <text:p>Cortex-A7</text:p>
          </table:table-cell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ens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table:number-columns-repeated="3"/>
          <table:table-cell table:style-name="ce32" office:value-type="string" calcext:value-type="string">
            <text:p>1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2 GB</text:p>
          </table:table-cell>
        </table:table-row>
        <table:table-row table:style-name="ro3">
          <table:table-cell table:number-columns-repeated="4"/>
          <table:table-cell table:style-name="ce32" office:value-type="string" calcext:value-type="string">
            <text:p>DDR2</text:p>
            <text:p>DDR3</text:p>
            <text:p>DDR3L</text:p>
          </table:table-cell>
          <table:table-cell table:number-columns-repeated="3"/>
          <table:table-cell table:style-name="ce32" office:value-type="string" calcext:value-type="string">
            <text:p>DDR3</text:p>
            <text:p>DDR3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table:number-columns-repeated="4"/>
          <table:table-cell office:value-type="string" calcext:value-type="string">
            <text:p>Mali400M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. freq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PIs</text:p>
          </table:table-cell>
          <table:table-cell table:number-columns-repeated="4"/>
          <table:table-cell office:value-type="string" calcext:value-type="string">
            <text:p>OpenGL ES 2.0</text:p>
            <text:p>OpenVG 1.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Video interfaces</text:p>
          </table:table-cell>
          <table:table-cell table:number-columns-repeated="4"/>
          <table:table-cell office:value-type="string" calcext:value-type="string">
            <text:p>CPU/RGB/LVDS</text:p>
            <text:p>MIPI DSI V1.01</text:p>
            <text:p>MIPI D-PHI V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olution</text:p>
          </table:table-cell>
          <table:table-cell table:number-columns-repeated="4"/>
          <table:table-cell office:value-type="string" calcext:value-type="string">
            <text:p>1280x8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interfa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or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ck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hography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H8vr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B188</text:p>
          </table:table-cell>
          <table:table-cell office:value-type="string" calcext:value-type="string">
            <text:p>B288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F1C100A</text:p>
          </table:table-cell>
          <table:table-cell office:value-type="string" calcext:value-type="string">
            <text:p>F1C500</text:p>
          </table:table-cell>
          <table:table-cell office:value-type="string" calcext:value-type="string">
            <text:p>F1C600</text:p>
          </table:table-cell>
          <table:table-cell office:value-type="string" calcext:value-type="string">
            <text:p>F23</text:p>
          </table:table-cell>
          <table:table-cell office:value-type="string" calcext:value-type="string">
            <text:p>F25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102</text:p>
          </table:table-cell>
          <table:table-cell office:value-type="string" calcext:value-type="string">
            <text:p>G20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16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R5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8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V40</text:p>
          </table:table-cell>
          <table:table-cell office:value-type="string" calcext:value-type="string">
            <text:p>V66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3s</text:p>
          </table:table-cell>
          <table:table-cell table:number-columns-repeated="6"/>
        </table:table-row>
      </table:table>
      <table:table table:name="mb-734_img" table:style-name="ta1">
        <table:table-column table:style-name="co13" table:default-cell-style-name="ce33"/>
        <table:table-column table:style-name="co14" table:default-cell-style-name="ce33"/>
        <table:table-column table:style-name="co15" table:default-cell-style-name="ce36"/>
        <table:table-column table:style-name="co14" table:default-cell-style-name="ce36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42"/>
        <table:table-column table:style-name="co19" table:default-cell-style-name="ce33"/>
        <table:table-column table:style-name="co20" table:default-cell-style-name="ce42"/>
        <table:table-column table:style-name="co19" table:default-cell-style-name="ce33"/>
        <table:table-column table:style-name="co20" table:default-cell-style-name="ce42"/>
        <table:table-column table:style-name="co19" table:default-cell-style-name="ce33"/>
        <table:table-column table:style-name="co20" table:default-cell-style-name="ce36"/>
        <table:table-column table:style-name="co2" table:number-columns-repeated="1008" table:default-cell-style-name="ce36"/>
        <table:table-row table:style-name="ro1">
          <table:table-cell table:number-columns-repeated="1023"/>
        </table:table-row>
        <table:table-row table:style-name="ro1">
          <table:table-cell table:style-name="ce60" table:number-columns-repeated="2"/>
          <table:table-cell table:style-name="ce65" office:value-type="string" calcext:value-type="string">
            <text:p>Filename</text:p>
          </table:table-cell>
          <table:table-cell table:style-name="ce65"/>
          <table:table-cell table:style-name="ce60" office:value-type="string" calcext:value-type="string">
            <text:p>main type</text:p>
          </table:table-cell>
          <table:table-cell table:style-name="ce60" office:value-type="string" calcext:value-type="string">
            <text:p>subtype</text:p>
          </table:table-cell>
          <table:table-cell table:style-name="ce60"/>
          <table:table-cell table:style-name="ce60" office:value-type="string" calcext:value-type="string" table:number-columns-spanned="2" table:number-rows-spanned="1">
            <text:p>stored</text:p>
          </table:table-cell>
          <table:covered-table-cell table:style-name="ce43"/>
          <table:table-cell table:style-name="ce60" office:value-type="string" calcext:value-type="string" table:number-columns-spanned="2" table:number-rows-spanned="1">
            <text:p>original</text:p>
          </table:table-cell>
          <table:covered-table-cell table:style-name="ce43"/>
          <table:table-cell table:style-name="ce60" office:value-type="string" calcext:value-type="string" table:number-columns-spanned="2" table:number-rows-spanned="1">
            <text:p>offset</text:p>
          </table:table-cell>
          <table:covered-table-cell table:style-name="ce43"/>
          <table:table-cell table:style-name="ce60" office:value-type="string" calcext:value-type="string" table:number-columns-spanned="2" table:number-rows-spanned="1">
            <text:p>end</text:p>
          </table:table-cell>
          <table:covered-table-cell table:style-name="ce65"/>
          <table:table-cell table:style-name="ce65" table:number-columns-repeated="1008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8" office:value-type="string" calcext:value-type="string">
            <text:p>sys_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100000</text:p>
          </table:table-cell>
          <table:table-cell table:style-name="ce35"/>
          <table:table-cell table:style-name="ce41" office:value-type="string" calcext:value-type="string">
            <text:p>0x0000fd70</text:p>
          </table:table-cell>
          <table:table-cell table:style-name="ce44" office:value-type="float" office:value="64880" calcext:value-type="float">
            <text:p>64,880</text:p>
          </table:table-cell>
          <table:table-cell table:style-name="ce41" office:value-type="string" calcext:value-type="string">
            <text:p>0x0000fd64</text:p>
          </table:table-cell>
          <table:table-cell table:style-name="ce44" office:value-type="float" office:value="64868" calcext:value-type="float">
            <text:p>64,868</text:p>
          </table:table-cell>
          <table:table-cell table:style-name="ce41" office:value-type="string" calcext:value-type="string">
            <text:p>0x00007400</text:p>
          </table:table-cell>
          <table:table-cell table:style-name="ce45" office:value-type="float" office:value="29696" calcext:value-type="float">
            <text:p>29,696</text:p>
          </table:table-cell>
          <table:table-cell table:style-name="ce35" office:value-type="string" calcext:value-type="string">
            <text:p>0x00017170</text:p>
          </table:table-cell>
          <table:table-cell table:style-name="ce45" office:value-type="float" office:value="94576" calcext:value-type="float">
            <text:p>94,576</text:p>
          </table:table-cell>
          <table:table-cell table:number-columns-repeated="1008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8" office:value-type="string" calcext:value-type="string">
            <text:p>config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_BIN00</text:p>
          </table:table-cell>
          <table:table-cell table:style-name="ce35"/>
          <table:table-cell table:style-name="ce41" office:value-type="string" calcext:value-type="string">
            <text:p>0x0000a310</text:p>
          </table:table-cell>
          <table:table-cell table:style-name="ce44" office:value-type="float" office:value="41744" calcext:value-type="float">
            <text:p>41,744</text:p>
          </table:table-cell>
          <table:table-cell table:style-name="ce41" office:value-type="string" calcext:value-type="string">
            <text:p>0x0000a30c</text:p>
          </table:table-cell>
          <table:table-cell table:style-name="ce44" office:value-type="float" office:value="41740" calcext:value-type="float">
            <text:p>41,740</text:p>
          </table:table-cell>
          <table:table-cell table:style-name="ce41" office:value-type="string" calcext:value-type="string">
            <text:p>0x00017400</text:p>
          </table:table-cell>
          <table:table-cell table:style-name="ce45" office:value-type="float" office:value="95232" calcext:value-type="float">
            <text:p>95,232</text:p>
          </table:table-cell>
          <table:table-cell table:style-name="ce35" office:value-type="string" calcext:value-type="string">
            <text:p>0x00021710</text:p>
          </table:table-cell>
          <table:table-cell table:style-name="ce45" office:value-type="float" office:value="136976" calcext:value-type="float">
            <text:p>136,976</text:p>
          </table:table-cell>
          <table:table-cell table:number-columns-repeated="1008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8" office:value-type="string" calcext:value-type="string">
            <text:p>split_xxxx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PLIT_0000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21800</text:p>
          </table:table-cell>
          <table:table-cell table:style-name="ce45" office:value-type="float" office:value="137216" calcext:value-type="float">
            <text:p>137,216</text:p>
          </table:table-cell>
          <table:table-cell table:style-name="ce35" office:value-type="string" calcext:value-type="string">
            <text:p>0x00021a00</text:p>
          </table:table-cell>
          <table:table-cell table:style-name="ce45" office:value-type="float" office:value="137728" calcext:value-type="float">
            <text:p>13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8" office:value-type="string" calcext:value-type="string">
            <text:p>sys_partition.fex</text:p>
          </table:table-cell>
          <table:table-cell table:style-name="ce38"/>
          <table:table-cell table:style-name="ce40" office:value-type="string" calcext:value-type="string">
            <text:p>COMMON</text:p>
          </table:table-cell>
          <table:table-cell table:style-name="ce35" office:value-type="string" calcext:value-type="string">
            <text:p>SYS_CONFIG000000</text:p>
          </table:table-cell>
          <table:table-cell table:style-name="ce35"/>
          <table:table-cell table:style-name="ce41" office:value-type="string" calcext:value-type="string">
            <text:p>0x00000ff0</text:p>
          </table:table-cell>
          <table:table-cell table:style-name="ce44" office:value-type="float" office:value="4080" calcext:value-type="float">
            <text:p>4,080</text:p>
          </table:table-cell>
          <table:table-cell table:style-name="ce41" office:value-type="string" calcext:value-type="string">
            <text:p>0x00000fe2</text:p>
          </table:table-cell>
          <table:table-cell table:style-name="ce44" office:value-type="float" office:value="4066" calcext:value-type="float">
            <text:p>4,066</text:p>
          </table:table-cell>
          <table:table-cell table:style-name="ce41" office:value-type="string" calcext:value-type="string">
            <text:p>0x00021c00</text:p>
          </table:table-cell>
          <table:table-cell table:style-name="ce45" office:value-type="float" office:value="138240" calcext:value-type="float">
            <text:p>138,240</text:p>
          </table:table-cell>
          <table:table-cell table:style-name="ce35" office:value-type="string" calcext:value-type="string">
            <text:p>0x00022bf0</text:p>
          </table:table-cell>
          <table:table-cell table:style-name="ce45" office:value-type="float" office:value="142320" calcext:value-type="float">
            <text:p>142,320</text:p>
          </table:table-cell>
          <table:table-cell table:number-columns-repeated="1008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8" office:value-type="string" calcext:value-type="string">
            <text:p>boot0_nand.fex</text:p>
          </table:table-cell>
          <table:table-cell table:style-name="ce38"/>
          <table:table-cell table:style-name="ce40" office:value-type="string" calcext:value-type="string">
            <text:p>BOOT</text:p>
          </table:table-cell>
          <table:table-cell table:style-name="ce35" office:value-type="string" calcext:value-type="string">
            <text:p>BOOT0_000000000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2c00</text:p>
          </table:table-cell>
          <table:table-cell table:style-name="ce45" office:value-type="float" office:value="142336" calcext:value-type="float">
            <text:p>142,336</text:p>
          </table:table-cell>
          <table:table-cell table:style-name="ce35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number-columns-repeated="1008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8" office:value-type="string" calcext:value-type="string">
            <text:p>boot0_sdcard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BOOT_0</text:p>
          </table:table-cell>
          <table:table-cell table:style-name="ce35"/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08000</text:p>
          </table:table-cell>
          <table:table-cell table:style-name="ce44" office:value-type="float" office:value="32768" calcext:value-type="float">
            <text:p>32,768</text:p>
          </table:table-cell>
          <table:table-cell table:style-name="ce41" office:value-type="string" calcext:value-type="string">
            <text:p>0x0002ac00</text:p>
          </table:table-cell>
          <table:table-cell table:style-name="ce45" office:value-type="float" office:value="175104" calcext:value-type="float">
            <text:p>175,104</text:p>
          </table:table-cell>
          <table:table-cell table:style-name="ce35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number-columns-repeated="1008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8" office:value-type="string" calcext:value-type="string">
            <text:p>u-boo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UBOOT_0000000000</text:p>
          </table:table-cell>
          <table:table-cell table:style-name="ce35"/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c4000</text:p>
          </table:table-cell>
          <table:table-cell table:style-name="ce44" office:value-type="float" office:value="802816" calcext:value-type="float">
            <text:p>802,816</text:p>
          </table:table-cell>
          <table:table-cell table:style-name="ce41" office:value-type="string" calcext:value-type="string">
            <text:p>0x00032c00</text:p>
          </table:table-cell>
          <table:table-cell table:style-name="ce45" office:value-type="float" office:value="207872" calcext:value-type="float">
            <text:p>207,872</text:p>
          </table:table-cell>
          <table:table-cell table:style-name="ce35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number-columns-repeated="1008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8" office:value-type="string" calcext:value-type="string">
            <text:p>fes1.fex</text:p>
          </table:table-cell>
          <table:table-cell table:style-name="ce38"/>
          <table:table-cell table:style-name="ce40" office:value-type="string" calcext:value-type="string">
            <text:p>FES</text:p>
          </table:table-cell>
          <table:table-cell table:style-name="ce35" office:value-type="string" calcext:value-type="string">
            <text:p>FES_1-0000000000</text:p>
          </table:table-cell>
          <table:table-cell table:style-name="ce35"/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023a0</text:p>
          </table:table-cell>
          <table:table-cell table:style-name="ce44" office:value-type="float" office:value="9120" calcext:value-type="float">
            <text:p>9,120</text:p>
          </table:table-cell>
          <table:table-cell table:style-name="ce41" office:value-type="string" calcext:value-type="string">
            <text:p>0x000f6c00</text:p>
          </table:table-cell>
          <table:table-cell table:style-name="ce45" office:value-type="float" office:value="1010688" calcext:value-type="float">
            <text:p>1,010,688</text:p>
          </table:table-cell>
          <table:table-cell table:style-name="ce35" office:value-type="string" calcext:value-type="string">
            <text:p>0x000f8fa0</text:p>
          </table:table-cell>
          <table:table-cell table:style-name="ce45" office:value-type="float" office:value="1019808" calcext:value-type="float">
            <text:p>1,019,808</text:p>
          </table:table-cell>
          <table:table-cell table:number-columns-repeated="1008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8" office:value-type="string" calcext:value-type="string">
            <text:p>usbtool.fex</text:p>
          </table:table-cell>
          <table:table-cell table:style-name="ce38"/>
          <table:table-cell table:style-name="ce40" office:value-type="string" calcext:value-type="string">
            <text:p>PXTOOLSB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23000</text:p>
          </table:table-cell>
          <table:table-cell table:style-name="ce44" office:value-type="float" office:value="143360" calcext:value-type="float">
            <text:p>143,360</text:p>
          </table:table-cell>
          <table:table-cell table:style-name="ce41" office:value-type="string" calcext:value-type="string">
            <text:p>0x000f9000</text:p>
          </table:table-cell>
          <table:table-cell table:style-name="ce45" office:value-type="float" office:value="1019904" calcext:value-type="float">
            <text:p>1,019,904</text:p>
          </table:table-cell>
          <table:table-cell table:style-name="ce35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number-columns-repeated="1008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8" office:value-type="string" calcext:value-type="string">
            <text:p>aultools.fex</text:p>
          </table:table-cell>
          <table:table-cell table:style-name="ce38"/>
          <table:table-cell table:style-name="ce40" office:value-type="string" calcext:value-type="string">
            <text:p>UPFLYTLS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6eb0</text:p>
          </table:table-cell>
          <table:table-cell table:style-name="ce44" office:value-type="float" office:value="159408" calcext:value-type="float">
            <text:p>159,408</text:p>
          </table:table-cell>
          <table:table-cell table:style-name="ce41" office:value-type="string" calcext:value-type="string">
            <text:p>0x00026ead</text:p>
          </table:table-cell>
          <table:table-cell table:style-name="ce44" office:value-type="float" office:value="159405" calcext:value-type="float">
            <text:p>159,405</text:p>
          </table:table-cell>
          <table:table-cell table:style-name="ce41" office:value-type="string" calcext:value-type="string">
            <text:p>0x0011c000</text:p>
          </table:table-cell>
          <table:table-cell table:style-name="ce45" office:value-type="float" office:value="1163264" calcext:value-type="float">
            <text:p>1,163,264</text:p>
          </table:table-cell>
          <table:table-cell table:style-name="ce35" office:value-type="string" calcext:value-type="string">
            <text:p>0x00142eb0</text:p>
          </table:table-cell>
          <table:table-cell table:style-name="ce45" office:value-type="float" office:value="1322672" calcext:value-type="float">
            <text:p>1,322,672</text:p>
          </table:table-cell>
          <table:table-cell table:number-columns-repeated="1008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8" office:value-type="string" calcext:value-type="string">
            <text:p>aultls32.fex</text:p>
          </table:table-cell>
          <table:table-cell table:style-name="ce38"/>
          <table:table-cell table:style-name="ce40" office:value-type="string" calcext:value-type="string">
            <text:p>UPFLTL32</text:p>
          </table:table-cell>
          <table:table-cell table:style-name="ce35" office:value-type="string" calcext:value-type="string">
            <text:p>XXXXXXXXXXXXXXXX</text:p>
          </table:table-cell>
          <table:table-cell table:style-name="ce35"/>
          <table:table-cell table:style-name="ce41" office:value-type="string" calcext:value-type="string">
            <text:p>0x000238e0</text:p>
          </table:table-cell>
          <table:table-cell table:style-name="ce44" office:value-type="float" office:value="145632" calcext:value-type="float">
            <text:p>145,632</text:p>
          </table:table-cell>
          <table:table-cell table:style-name="ce41" office:value-type="string" calcext:value-type="string">
            <text:p>0x000238dd</text:p>
          </table:table-cell>
          <table:table-cell table:style-name="ce44" office:value-type="float" office:value="145629" calcext:value-type="float">
            <text:p>145,629</text:p>
          </table:table-cell>
          <table:table-cell table:style-name="ce41" office:value-type="string" calcext:value-type="string">
            <text:p>0x00143000</text:p>
          </table:table-cell>
          <table:table-cell table:style-name="ce45" office:value-type="float" office:value="1323008" calcext:value-type="float">
            <text:p>1,323,008</text:p>
          </table:table-cell>
          <table:table-cell table:style-name="ce35" office:value-type="string" calcext:value-type="string">
            <text:p>0x001668e0</text:p>
          </table:table-cell>
          <table:table-cell table:style-name="ce45" office:value-type="float" office:value="1468640" calcext:value-type="float">
            <text:p>1,468,640</text:p>
          </table:table-cell>
          <table:table-cell table:number-columns-repeated="1008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8" office:value-type="string" calcext:value-type="string">
            <text:p>cardtool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CARDTL</text:p>
          </table:table-cell>
          <table:table-cell table:style-name="ce35"/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014000</text:p>
          </table:table-cell>
          <table:table-cell table:style-name="ce44" office:value-type="float" office:value="81920" calcext:value-type="float">
            <text:p>81,920</text:p>
          </table:table-cell>
          <table:table-cell table:style-name="ce41" office:value-type="string" calcext:value-type="string">
            <text:p>0x00166c00</text:p>
          </table:table-cell>
          <table:table-cell table:style-name="ce45" office:value-type="float" office:value="1469440" calcext:value-type="float">
            <text:p>1,469,440</text:p>
          </table:table-cell>
          <table:table-cell table:style-name="ce35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number-columns-repeated="1008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8" office:value-type="string" calcext:value-type="string">
            <text:p>cardscript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SCRIPT</text:p>
          </table:table-cell>
          <table:table-cell table:style-name="ce35"/>
          <table:table-cell table:style-name="ce41" office:value-type="string" calcext:value-type="string">
            <text:p>0x000006f0</text:p>
          </table:table-cell>
          <table:table-cell table:style-name="ce44" office:value-type="float" office:value="1776" calcext:value-type="float">
            <text:p>1,776</text:p>
          </table:table-cell>
          <table:table-cell table:style-name="ce41" office:value-type="string" calcext:value-type="string">
            <text:p>0x000006ea</text:p>
          </table:table-cell>
          <table:table-cell table:style-name="ce44" office:value-type="float" office:value="1770" calcext:value-type="float">
            <text:p>1,770</text:p>
          </table:table-cell>
          <table:table-cell table:style-name="ce41" office:value-type="string" calcext:value-type="string">
            <text:p>0x0017ac00</text:p>
          </table:table-cell>
          <table:table-cell table:style-name="ce45" office:value-type="float" office:value="1551360" calcext:value-type="float">
            <text:p>1,551,360</text:p>
          </table:table-cell>
          <table:table-cell table:style-name="ce35" office:value-type="string" calcext:value-type="string">
            <text:p>0x0017b2f0</text:p>
          </table:table-cell>
          <table:table-cell table:style-name="ce45" office:value-type="float" office:value="1553136" calcext:value-type="float">
            <text:p>1,553,136</text:p>
          </table:table-cell>
          <table:table-cell table:number-columns-repeated="1008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8" office:value-type="string" calcext:value-type="string">
            <text:p>sunxi_mbr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___MBR</text:p>
          </table:table-cell>
          <table:table-cell table:style-name="ce35"/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010000</text:p>
          </table:table-cell>
          <table:table-cell table:style-name="ce44" office:value-type="float" office:value="65536" calcext:value-type="float">
            <text:p>65,536</text:p>
          </table:table-cell>
          <table:table-cell table:style-name="ce41" office:value-type="string" calcext:value-type="string">
            <text:p>0x0017b400</text:p>
          </table:table-cell>
          <table:table-cell table:style-name="ce45" office:value-type="float" office:value="1553408" calcext:value-type="float">
            <text:p>1,553,408</text:p>
          </table:table-cell>
          <table:table-cell table:style-name="ce35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number-columns-repeated="1008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8" office:value-type="string" calcext:value-type="string">
            <text:p>dlinfo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DLINFO</text:p>
          </table:table-cell>
          <table:table-cell table:style-name="ce35"/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004000</text:p>
          </table:table-cell>
          <table:table-cell table:style-name="ce44" office:value-type="float" office:value="16384" calcext:value-type="float">
            <text:p>16,384</text:p>
          </table:table-cell>
          <table:table-cell table:style-name="ce41" office:value-type="string" calcext:value-type="string">
            <text:p>0x0018b400</text:p>
          </table:table-cell>
          <table:table-cell table:style-name="ce45" office:value-type="float" office:value="1618944" calcext:value-type="float">
            <text:p>1,618,944</text:p>
          </table:table-cell>
          <table:table-cell table:style-name="ce35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number-columns-repeated="1008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8" office:value-type="string" calcext:value-type="string">
            <text:p>arisc.fex</text:p>
          </table:table-cell>
          <table:table-cell table:style-name="ce38"/>
          <table:table-cell table:style-name="ce40" office:value-type="float" office:value="12345678" calcext:value-type="float">
            <text:p>12345678</text:p>
          </table:table-cell>
          <table:table-cell table:style-name="ce35" office:value-type="string" calcext:value-type="string">
            <text:p>1234567890ARISC</text:p>
          </table:table-cell>
          <table:table-cell table:style-name="ce35"/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035520</text:p>
          </table:table-cell>
          <table:table-cell table:style-name="ce44" office:value-type="float" office:value="218400" calcext:value-type="float">
            <text:p>218,400</text:p>
          </table:table-cell>
          <table:table-cell table:style-name="ce41" office:value-type="string" calcext:value-type="string">
            <text:p>0x0018f400</text:p>
          </table:table-cell>
          <table:table-cell table:style-name="ce45" office:value-type="float" office:value="1635328" calcext:value-type="float">
            <text:p>1,635,328</text:p>
          </table:table-cell>
          <table:table-cell table:style-name="ce35" office:value-type="string" calcext:value-type="string">
            <text:p>0x001c4920</text:p>
          </table:table-cell>
          <table:table-cell table:style-name="ce45" office:value-type="float" office:value="1853728" calcext:value-type="float">
            <text:p>1,853,728</text:p>
          </table:table-cell>
          <table:table-cell table:number-columns-repeated="1008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5"/>
          <table:table-cell table:style-name="ce38" office:value-type="string" calcext:value-type="string">
            <text:p>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-RESOURCE_FE</text:p>
          </table:table-cell>
          <table:table-cell table:style-name="ce35"/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60fc00</text:p>
          </table:table-cell>
          <table:table-cell table:style-name="ce44" office:value-type="float" office:value="6355968" calcext:value-type="float">
            <text:p>6,355,968</text:p>
          </table:table-cell>
          <table:table-cell table:style-name="ce41" office:value-type="string" calcext:value-type="string">
            <text:p>0x001c4c00</text:p>
          </table:table-cell>
          <table:table-cell table:style-name="ce45" office:value-type="float" office:value="1854464" calcext:value-type="float">
            <text:p>1,854,464</text:p>
          </table:table-cell>
          <table:table-cell table:style-name="ce35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number-columns-repeated="1008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8" office:value-type="string" calcext:value-type="string">
            <text:p>Vboot-resource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-RESOURCE_F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d4800</text:p>
          </table:table-cell>
          <table:table-cell table:style-name="ce45" office:value-type="float" office:value="8210432" calcext:value-type="float">
            <text:p>8,210,432</text:p>
          </table:table-cell>
          <table:table-cell table:style-name="ce35" office:value-type="string" calcext:value-type="string">
            <text:p>0x007d4810</text:p>
          </table:table-cell>
          <table:table-cell table:style-name="ce45" office:value-type="float" office:value="8210448" calcext:value-type="float">
            <text:p>8,210,448</text:p>
          </table:table-cell>
          <table:table-cell table:number-columns-repeated="1008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5"/>
          <table:table-cell table:style-name="ce38" office:value-type="string" calcext:value-type="string">
            <text:p>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ENV_FEX000000000</text:p>
          </table:table-cell>
          <table:table-cell table:style-name="ce35"/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020000</text:p>
          </table:table-cell>
          <table:table-cell table:style-name="ce44" office:value-type="float" office:value="131072" calcext:value-type="float">
            <text:p>131,072</text:p>
          </table:table-cell>
          <table:table-cell table:style-name="ce41" office:value-type="string" calcext:value-type="string">
            <text:p>0x007d4c00</text:p>
          </table:table-cell>
          <table:table-cell table:style-name="ce45" office:value-type="float" office:value="8211456" calcext:value-type="float">
            <text:p>8,211,456</text:p>
          </table:table-cell>
          <table:table-cell table:style-name="ce35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number-columns-repeated="1008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5"/>
          <table:table-cell table:style-name="ce38" office:value-type="string" calcext:value-type="string">
            <text:p>Venv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ENV_FEX0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07f4c00</text:p>
          </table:table-cell>
          <table:table-cell table:style-name="ce45" office:value-type="float" office:value="8342528" calcext:value-type="float">
            <text:p>8,342,528</text:p>
          </table:table-cell>
          <table:table-cell table:style-name="ce35" office:value-type="string" calcext:value-type="string">
            <text:p>0x007f4c10</text:p>
          </table:table-cell>
          <table:table-cell table:style-name="ce45" office:value-type="float" office:value="8342544" calcext:value-type="float">
            <text:p>8,342,544</text:p>
          </table:table-cell>
          <table:table-cell table:number-columns-repeated="1008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style-name="ce35"/>
          <table:table-cell table:style-name="ce38" office:value-type="string" calcext:value-type="string">
            <text:p>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BOOT_FEX00000000</text:p>
          </table:table-cell>
          <table:table-cell table:style-name="ce35"/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b90000</text:p>
          </table:table-cell>
          <table:table-cell table:style-name="ce44" office:value-type="float" office:value="12124160" calcext:value-type="float">
            <text:p>12,124,160</text:p>
          </table:table-cell>
          <table:table-cell table:style-name="ce41" office:value-type="string" calcext:value-type="string">
            <text:p>0x007f5000</text:p>
          </table:table-cell>
          <table:table-cell table:style-name="ce45" office:value-type="float" office:value="8343552" calcext:value-type="float">
            <text:p>8,343,552</text:p>
          </table:table-cell>
          <table:table-cell table:style-name="ce35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number-columns-repeated="1008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style-name="ce35"/>
          <table:table-cell table:style-name="ce38" office:value-type="string" calcext:value-type="string">
            <text:p>Vboot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BOOT_FEX00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01385000</text:p>
          </table:table-cell>
          <table:table-cell table:style-name="ce45" office:value-type="float" office:value="20467712" calcext:value-type="float">
            <text:p>20,467,712</text:p>
          </table:table-cell>
          <table:table-cell table:style-name="ce35" office:value-type="string" calcext:value-type="string">
            <text:p>0x01385010</text:p>
          </table:table-cell>
          <table:table-cell table:style-name="ce45" office:value-type="float" office:value="20467728" calcext:value-type="float">
            <text:p>20,467,728</text:p>
          </table:table-cell>
          <table:table-cell table:number-columns-repeated="1008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8" office:value-type="string" calcext:value-type="string">
            <text:p>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SYSTEM_FEX000000</text:p>
          </table:table-cell>
          <table:table-cell table:style-name="ce35"/>
          <table:table-cell table:style-name="ce41" office:value-type="string" calcext:value-type="string">
            <text:p>0x44903ce0</text:p>
          </table:table-cell>
          <table:table-cell table:style-name="ce44" office:value-type="float" office:value="1150303456" calcext:value-type="float">
            <text:p>1,150,303,456</text:p>
          </table:table-cell>
          <table:table-cell table:style-name="ce41" office:value-type="string" calcext:value-type="string">
            <text:p>0x44903cd4</text:p>
          </table:table-cell>
          <table:table-cell table:style-name="ce44" office:value-type="float" office:value="1150303444" calcext:value-type="float">
            <text:p>1,150,303,444</text:p>
          </table:table-cell>
          <table:table-cell table:style-name="ce41" office:value-type="string" calcext:value-type="string">
            <text:p>0x01385400</text:p>
          </table:table-cell>
          <table:table-cell table:style-name="ce45" office:value-type="float" office:value="20468736" calcext:value-type="float">
            <text:p>20,468,736</text:p>
          </table:table-cell>
          <table:table-cell table:style-name="ce35" office:value-type="string" calcext:value-type="string">
            <text:p>0x45c890e0</text:p>
          </table:table-cell>
          <table:table-cell table:style-name="ce45" office:value-type="float" office:value="1170772192" calcext:value-type="float">
            <text:p>1,170,772,192</text:p>
          </table:table-cell>
          <table:table-cell table:number-columns-repeated="1008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8" office:value-type="string" calcext:value-type="string">
            <text:p>Vsystem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SYSTEM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5c89400</text:p>
          </table:table-cell>
          <table:table-cell table:style-name="ce45" office:value-type="float" office:value="1170772992" calcext:value-type="float">
            <text:p>1,170,772,992</text:p>
          </table:table-cell>
          <table:table-cell table:style-name="ce35" office:value-type="string" calcext:value-type="string">
            <text:p>0x45c89410</text:p>
          </table:table-cell>
          <table:table-cell table:style-name="ce45" office:value-type="float" office:value="1170773008" calcext:value-type="float">
            <text:p>1,170,773,008</text:p>
          </table:table-cell>
          <table:table-cell table:number-columns-repeated="1008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style-name="ce35"/>
          <table:table-cell table:style-name="ce38" office:value-type="string" calcext:value-type="string">
            <text:p>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RECOVERY_FEX0000</text:p>
          </table:table-cell>
          <table:table-cell table:style-name="ce35"/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00e22000</text:p>
          </table:table-cell>
          <table:table-cell table:style-name="ce44" office:value-type="float" office:value="14819328" calcext:value-type="float">
            <text:p>14,819,328</text:p>
          </table:table-cell>
          <table:table-cell table:style-name="ce41" office:value-type="string" calcext:value-type="string">
            <text:p>0x45c89800</text:p>
          </table:table-cell>
          <table:table-cell table:style-name="ce45" office:value-type="float" office:value="1170774016" calcext:value-type="float">
            <text:p>1,170,774,016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39344" calcext:value-type="float">
            <text:p>1,185,539,344</text:p>
          </table:table-cell>
          <table:table-cell table:number-columns-repeated="1008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style-name="ce35"/>
          <table:table-cell table:style-name="ce38" office:value-type="string" calcext:value-type="string">
            <text:p>Vrecovery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RECOVERY_FEX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b800</text:p>
          </table:table-cell>
          <table:table-cell table:style-name="ce45" office:value-type="float" office:value="1185593344" calcext:value-type="float">
            <text:p>1,185,593,344</text:p>
          </table:table-cell>
          <table:table-cell table:style-name="ce35" office:value-type="string" calcext:value-type="string">
            <text:p>0x46aab800</text:p>
          </table:table-cell>
          <table:table-cell table:style-name="ce45" office:value-type="float" office:value="1185593360" calcext:value-type="float">
            <text:p>1,185,593,360</text:p>
          </table:table-cell>
          <table:table-cell table:number-columns-repeated="1008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style-name="ce35"/>
          <table:table-cell table:style-name="ce38" office:value-type="string" calcext:value-type="string">
            <text:p>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DISKFS_FEX000000</text:p>
          </table:table-cell>
          <table:table-cell table:style-name="ce35"/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00000200</text:p>
          </table:table-cell>
          <table:table-cell table:style-name="ce44" office:value-type="float" office:value="512" calcext:value-type="float">
            <text:p>512</text:p>
          </table:table-cell>
          <table:table-cell table:style-name="ce41" office:value-type="string" calcext:value-type="string">
            <text:p>0x46aabc00</text:p>
          </table:table-cell>
          <table:table-cell table:style-name="ce45" office:value-type="float" office:value="1185594368" calcext:value-type="float">
            <text:p>1,185,594,368</text:p>
          </table:table-cell>
          <table:table-cell table:style-name="ce35" office:value-type="string" calcext:value-type="string">
            <text:p>0x46aabe00</text:p>
          </table:table-cell>
          <table:table-cell table:style-name="ce45" office:value-type="float" office:value="1185594880" calcext:value-type="float">
            <text:p>1,185,594,880</text:p>
          </table:table-cell>
          <table:table-cell table:number-columns-repeated="1008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8" office:value-type="string" calcext:value-type="string">
            <text:p>Vdiskfs.fex</text:p>
          </table:table-cell>
          <table:table-cell table:style-name="ce38"/>
          <table:table-cell table:style-name="ce40" office:value-type="string" calcext:value-type="string">
            <text:p>RFSFAT16</text:p>
          </table:table-cell>
          <table:table-cell table:style-name="ce35" office:value-type="string" calcext:value-type="string">
            <text:p>VDISKFS_FEX00000</text:p>
          </table:table-cell>
          <table:table-cell table:style-name="ce35"/>
          <table:table-cell table:style-name="ce41" office:value-type="string" calcext:value-type="string">
            <text:p>0x00000010</text:p>
          </table:table-cell>
          <table:table-cell table:style-name="ce44" office:value-type="float" office:value="16" calcext:value-type="float">
            <text:p>16</text:p>
          </table:table-cell>
          <table:table-cell table:style-name="ce41" office:value-type="string" calcext:value-type="string">
            <text:p>0x00000004</text:p>
          </table:table-cell>
          <table:table-cell table:style-name="ce44" office:value-type="float" office:value="4" calcext:value-type="float">
            <text:p>4</text:p>
          </table:table-cell>
          <table:table-cell table:style-name="ce41" office:value-type="string" calcext:value-type="string">
            <text:p>0x46aac000</text:p>
          </table:table-cell>
          <table:table-cell table:style-name="ce45" office:value-type="float" office:value="1185595392" calcext:value-type="float">
            <text:p>1,185,595,392</text:p>
          </table:table-cell>
          <table:table-cell table:style-name="ce35" office:value-type="string" calcext:value-type="string">
            <text:p>0x46aac010</text:p>
          </table:table-cell>
          <table:table-cell table:style-name="ce45" office:value-type="float" office:value="1185595408" calcext:value-type="float">
            <text:p>1,185,595,40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2"/>
          <table:table-cell table:style-name="ce46" office:value-type="string" calcext:value-type="string">
            <text:p>image size:</text:p>
          </table:table-cell>
          <table:table-cell table:style-name="ce35" office:value-type="string" calcext:value-type="string">
            <text:p>0x46aac400</text:p>
          </table:table-cell>
          <table:table-cell table:style-name="ce45" office:value-type="float" office:value="1185596416" calcext:value-type="float">
            <text:p>1,185,596,416</text:p>
          </table:table-cell>
          <table:table-cell table:number-columns-repeated="1008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dcard" table:style-name="ta1">
        <table:table-column table:style-name="co2" table:default-cell-style-name="ce47"/>
        <table:table-column table:style-name="co21" table:default-cell-style-name="ce47"/>
        <table:table-column table:style-name="co2" table:number-columns-repeated="1022" table:default-cell-style-name="ce4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# If you wish to keep the partition tabl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do dd if=/dev/zero of=/dev/sde bs=512 count=2046 seek=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at &lt;&lt;EOT | sfdisk /dev/s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17MiB,size=16MiB,type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33MiB,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69MiB,size=5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rt=596MiB,type=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00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3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25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ize=16MiB,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ype=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OT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xi_defconfig" table:style-name="ta1">
        <table:table-column table:style-name="co2" table:default-cell-style-name="ce47"/>
        <table:table-column table:style-name="co22" table:default-cell-style-name="ce47"/>
        <table:table-column table:style-name="co23" table:default-cell-style-name="ce47"/>
        <table:table-column table:style-name="co2" table:number-columns-repeated="1021" table:default-cell-style-name="ce47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inux/arm 4.14.40 Kernel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AS_SG_CH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P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_SUPPORTS_APM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ROC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CKTRACE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DEP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ACE_IRQFLAGS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XCHGADD_ALGORITH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_EARLYCON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HWEIGH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ALIBRATE_DELA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ED_DMA_MAP_ST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U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ECTORS_BASE=0xffff00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PHYS_VI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GTABLE_LEVELS=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CONFIG_LIST="/lib/modules/$UNAME_RELEASE/.config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WO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ILDTIME_EXTABLE_S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_ENV_ARG_LIMIT=3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COMPIL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PILE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ALVERSION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ERNEL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RNEL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XZ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LZ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HOSTNAME="(none)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V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SIX_MQUEU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ROSS_MEMORY_ATTAC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HAN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UD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AUDIT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RQ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SHOW_LEV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EFFECTIVE_AFF_MAS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RDIRQS_SW_RES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RQ_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DOMAIN_HIERARC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NDLE_DOMAIN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DOMAIN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Q_FORCED_THREA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ARSE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IRQ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CLOCKSOURCE_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TIME_V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TICK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LOCKEVENTS_BROADCA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mers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ONESHO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PERIOD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HZ_ID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O_HZ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_HZ=y</text:p>
          </table:table-cell>
          <table:table-cell/>
          <table:table-cell office:value-type="string" calcext:value-type="string">
            <text:p>CONFIG_NO_HZ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_RES_TIMERS=y</text:p>
          </table:table-cell>
          <table:table-cell/>
          <table:table-cell office:value-type="string" calcext:value-type="string">
            <text:p>CONFIG_HIGH_RES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/Task time and stats accoun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CK_CPU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RT_CPU_ACCOUNTING_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Q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SD_PROCESS_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CU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U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REE_SR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ASKS_R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STALL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U_NEED_SEGCBLI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UILD_BIN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K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BUF_SHIFT=1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G_CPU_MAX_BUF_SHIFT=12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SAFE_LOG_BUF_SHIFT=13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CHED_CLOCK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GROUPS=y</text:p>
          </table:table-cell>
          <table:table-cell/>
          <table:table-cell office:value-type="string" calcext:value-type="string">
            <text:p>CONFIG_CGROU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C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I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RD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FREEZ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S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DEVI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CPUAC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PE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K_CGROUP_DAT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ECKPOINT_REST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AMESPA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TS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_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D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AUTOGRO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FS_DEPRECAT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INITRD=y</text:p>
          </table:table-cell>
          <table:table-cell/>
          <table:table-cell office:value-type="string" calcext:value-type="string">
            <text:p>CONFIG_BLK_DEV_INIT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ITRAMFS_SOURC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GZ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BZIP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XZ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D_LZ4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OPTIMIZE_FOR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OPTIMIZE_FOR_SI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CT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NON_INOD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P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PE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ID1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US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GETMASK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YSFS_SYSC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CTL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OSIX_TIM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ALLSYMS_ABSOLUTE_PER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ALLSYMS_BASE_RELATIV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INTK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FU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UTEX_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IGNAL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IMER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VENTF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DVISE_SYSCALL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FAULT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BARRI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MBED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ERF_USE_VMALL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Performance Events And Coun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ERF_EVENTS=y</text:p>
          </table:table-cell>
          <table:table-cell/>
          <table:table-cell office:value-type="string" calcext:value-type="string">
            <text:p>CONFIG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_EVENT_COUNT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T_BR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_MERGE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AB_FREELIST_HARDE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UB_CPU_PARTIA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TEM_DATA_VERIFIC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OFIL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ROFI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UMP_LAB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PROB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64BIT_ALIGNED_ACC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FFICIENT_UNALIGNE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USE_BUILTIN_BSW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KRE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OPTPROB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TRACEHOO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CONTIGUO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SMP_IDLE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IDLE_POLL_SET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ET_MEMO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REGS_AND_STACK_ACCESS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DMA_API_DEBU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HW_BREAKPOI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RE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PERF_USER_STACK_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JUMP_LAB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IPC_PARSE_VERS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SECCOMP_FIL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CC_PLUGI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C_PLUGI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C_STACKPROTEC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C_STACKPROTECTOR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REGUL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C_STACKPROTECTOR_STRO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HIN_ARCHIV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CONTEXT_TRACK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VIRT_CPU_ACCOUNTING_G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IRQ_TIME_ACCOUNT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OD_ARCH_SPECIF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USE_ELF_R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ELF_RANDOMIZ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MMAP_RND_BI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XIT_THRE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IN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_MAX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MAP_RND_BI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H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A_BUS_A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LONE_BACKWAR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SUSPEND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LD_SIG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NO_EFFICIENT_F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RCH_VMAP_ST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OPTIONAL_KERNEL_RWX_DEFAUL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KERNEL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RICT_MODULE_RW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FCOUNT_FU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COV-based kernel profi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COV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S_GCOV_PROFILE_A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GENERIC_DMA_COHERE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LAB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_MUTEX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ASE_SMALL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S=y</text:p>
          </table:table-cell>
          <table:table-cell/>
          <table:table-cell office:value-type="string" calcext:value-type="string">
            <text:p>CONFIG_MODUL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ODULE_UNLOAD=y</text:p>
          </table:table-cell>
          <table:table-cell/>
          <table:table-cell office:value-type="string" calcext:value-type="string">
            <text:p>CONFIG_MODULE_UNLOA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FORCE_UNLO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VERS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RCVERSION_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ODULE_COM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RIM_UNUSED_KSYM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ODULES_TREE_LOOK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BDA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SCSI_REQUES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BS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BSG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INTEG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ZON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CMDLINE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W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BUG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SED_OP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TITION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SDOS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FI_PARTI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O Schedu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NOO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SCHED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DEADL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CF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FAULT_N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IOSCHED="cfq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DEA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Q_IOSCHED_KYB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OSCHED_BF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SPIN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READ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LINE_WRITE_UNLOCK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ATOMIC_RM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TEX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WSEM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OCK_SPIN_ON_OWN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ystem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BSA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P9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FOOT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T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1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OP3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IXP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O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S869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90X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LPC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A1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3C24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ple platform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Core family selec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ULTI_V6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ULTI_CPU_AUT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CTIO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LP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RTP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BERL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HI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X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EDIA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I OMAP/AM/DM/DRA Famil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OMAP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3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AM4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C_DRA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M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Q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ALVIE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AT_SPE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5PV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RENES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CH_SUNXI=y</text:p>
          </table:table-cell>
          <table:table-cell/>
          <table:table-cell office:value-type="string" calcext:value-type="string">
            <text:p>CONFIG_ARCH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7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8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CH_SUN9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IR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AN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TEG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U8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VEXPR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M88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Typ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HUMB_CAP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6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32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ABRT_E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ABRT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ACHE_V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OPY_V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TLB_V7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HAS_A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CP15_MM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rocessor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LPA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THU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THUMBE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VIRT_EX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_EMULA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IG_ENDI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CACHE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BPREDICT_DISAB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USER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DS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UTER_CACHE_SYN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HT_HAVE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CHE_L2X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CHE_L2X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588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279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539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L310_ERRATA_7694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_6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L1_CACHE_SHIFT=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DMA_MEM_BUFFERA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HEAVY_M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PPORTS_BIG_ENDI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BUG_ALIGN_RODAT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ULTI_IRQ_HANDL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430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ERRATA_643719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207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543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6436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5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981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7730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18325_8524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14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25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ERRATA_8524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DOMAINS_GENER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SYSCA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signWare PCI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CI Endpoi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I_ENDPOI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CC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Kernel Featur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SM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MP=y</text:p>
          </table:table-cell>
          <table:table-cell/>
          <table:table-cell office:value-type="string" calcext:value-type="string">
            <text:p>CONFIG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MP_ON_U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HED_SM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M_ARCH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G_LITT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MSPLIT_3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3G_O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2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MSPLIT_1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AGE_OFFSET=0xC000000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R_CPUS=8</text:p>
          </table:table-cell>
          <table:table-cell/>
          <table:table-cell office:value-type="string" calcext:value-type="string">
            <text:p>CONFIG_NR_CPU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OTPLUG_CP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SC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NR_GPIO=4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EMPT_N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_VOLUNTAR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REEMP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FIXED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_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2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Z_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Z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HED_HRTI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HUMB2_KER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PATCH_IDIV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EABI=y</text:p>
          </table:table-cell>
          <table:table-cell/>
          <table:table-cell office:value-type="string" calcext:value-type="string">
            <text:p>CONFIG_AEAB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ABI_COMP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PARSEMEM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SELECT_MEMORY_MOD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ARCH_PFN_VALI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HIGHMEM=y</text:p>
          </table:table-cell>
          <table:table-cell/>
          <table:table-cell office:value-type="string" calcext:value-type="string">
            <text:p>CONFIG_HIGH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IGHPT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SW_DOMAIN_P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PERF_EVENT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WANT_GENERAL_HUGE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MODULE_PL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LAT_NODE_MEM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MEM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O_BOOT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EMORY_ISO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BOOTMEM_INFO_N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LIT_PTLOCK_CPUS=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MPAC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IGR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S_ADDR_T_64B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OU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MMAP_MIN_ADDR=409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WANTS_THP_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EAN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ONTSW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MA=y</text:p>
          </table:table-cell>
          <table:table-cell/>
          <table:table-cell office:value-type="string" calcext:value-type="string">
            <text:p>CONFIG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DEBUG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REAS=7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POO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BU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SMALL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EARLY_IORE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DLE_PAGE_TRACK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ERCPU_STA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ORCE_MAX_ZONEORDER=11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IGNMENT_TR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ACCESS_WITH_MEMCP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C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IOTL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OMMU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AVIRT_TIME_ACCOUN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oo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E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TAG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PRECATED_PARAM_STRUC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TEXT=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ZBOOT_ROM_BSS=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PPENDED_DTB=y</text:p>
          </table:table-cell>
          <table:table-cell/>
          <table:table-cell office:value-type="string" calcext:value-type="string">
            <text:p>CONFIG_ARM_APPENDED_DT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RM_ATAG_DTB_COMPAT=y</text:p>
          </table:table-cell>
          <table:table-cell/>
          <table:table-cell office:value-type="string" calcext:value-type="string">
            <text:p>CONFIG_ARM_ATAG_DTB_COMP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ATAG_DTB_COMPAT_CMDLINE_FROM_BOOT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ATAG_DTB_COMPAT_CMDLINE_EXTE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DLIN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X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RASH_DU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UTO_ZRELADD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F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Power Managemen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_FREQ=y</text:p>
          </table:table-cell>
          <table:table-cell/>
          <table:table-cell office:value-type="string" calcext:value-type="string">
            <text:p>CONFIG_CPU_FRE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ST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DEFAULT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DEFAULT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FREQ_GOV_PERFORMAN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POWERS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USERSP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ONDEMAN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CONSERVATI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FREQ_GOV_SCHEDUTI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frequency scaling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PUFREQ_DT=y</text:p>
          </table:table-cell>
          <table:table-cell/>
          <table:table-cell office:value-type="string" calcext:value-type="string">
            <text:p>CONFIG_CPUFREQ_D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FREQ_DT_PLAT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BIG_LITTLE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KIRKWOOD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ORIQ_CPUFR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PU Id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PU_ID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CH_NEEDS_CPU_IDLE_COUP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loating point emul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t least one emulation must be selecte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P=y</text:p>
          </table:table-cell>
          <table:table-cell/>
          <table:table-cell office:value-type="string" calcext:value-type="string">
            <text:p>CONFIG_VF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FPv3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ON=y</text:p>
          </table:table-cell>
          <table:table-cell/>
          <table:table-cell office:value-type="string" calcext:value-type="string">
            <text:p>CONFIG_NE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RNEL_MODE_NE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space binary forma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EL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LF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_DUMP_DEFAULT_ELF_HEA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INFMT_SCRIP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FLA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VE_AO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INFMT_M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ower management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SPEND_FREEZ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BERN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SLEEP_S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AUTOSLEE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WAKELOCK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M_EMUL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OP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M_CL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Q_POWER_EFFICIENT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PU_P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SUSPEND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M_CPU_SUSP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IBERNATION_POSSIBL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T=y</text:p>
          </table:table-cell>
          <table:table-cell/>
          <table:table-cell office:value-type="string" calcext:value-type="string">
            <text:p>CONFIG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ing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ACKET=y</text:p>
          </table:table-cell>
          <table:table-cell/>
          <table:table-cell office:value-type="string" calcext:value-type="string">
            <text:p>CONFIG_PACK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CK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NIX=y</text:p>
          </table:table-cell>
          <table:table-cell/>
          <table:table-cell office:value-type="string" calcext:value-type="string">
            <text:p>CONFIG_UNI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NIX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FRM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ET=y</text:p>
          </table:table-cell>
          <table:table-cell/>
          <table:table-cell office:value-type="string" calcext:value-type="string">
            <text:p>CONFIG_I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MULTICA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ADVANCED_ROU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=y</text:p>
          </table:table-cell>
          <table:table-cell/>
          <table:table-cell office:value-type="string" calcext:value-type="string">
            <text:p>CONFIG_IP_PN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DHCP=y</text:p>
          </table:table-cell>
          <table:table-cell/>
          <table:table-cell office:value-type="string" calcext:value-type="string">
            <text:p>CONFIG_IP_PNP_DHCP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P_PNP_BOOTP=y</text:p>
          </table:table-cell>
          <table:table-cell/>
          <table:table-cell office:value-type="string" calcext:value-type="string">
            <text:p>CONFIG_IP_PNP_BOOT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PNP_RAR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GRE_DE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N_COOKI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UDP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FO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A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ES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IPCO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XFRM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ET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RANSPORT is not set</text:p>
          </table:table-cell>
          <table:table-cell/>
          <table:table-cell office:value-type="string" calcext:value-type="string">
            <text:p># CONFIG_INET_XFRM_MODE_TRANS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TUNNEL is not set</text:p>
          </table:table-cell>
          <table:table-cell/>
          <table:table-cell office:value-type="string" calcext:value-type="string">
            <text:p># CONFIG_INET_XFRM_MODE_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XFRM_MODE_BEET is not set</text:p>
          </table:table-cell>
          <table:table-cell/>
          <table:table-cell office:value-type="string" calcext:value-type="string">
            <text:p># CONFIG_INET_XFRM_MODE_B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ET_DIAG is not set</text:p>
          </table:table-cell>
          <table:table-cell/>
          <table:table-cell office:value-type="string" calcext:value-type="string">
            <text:p># CONFIG_INET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CONG_ADVANC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CP_CONG_CUB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EFAULT_TCP_CONG="cubic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P_MD5S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PV6 is not set</text:p>
          </table:table-cell>
          <table:table-cell/>
          <table:table-cell office:value-type="string" calcext:value-type="string">
            <text:p># CONFIG_IPV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SECMAR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PTP_CLASS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WORK_PHY_TIMESTAMP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FIL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DC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_SC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2T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ID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NET_DS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S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LAN_8021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EC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LC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O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EEE8021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CH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C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NS_RESOLV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TMAN_AD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PENVSWIT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SOCKE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LINK_DIA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P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SWITCH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L3_MASTER_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NC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FS_ACC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X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P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GROUP_NET_CLASS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RX_BUSY_POL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Q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PF_JI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FLOW_LIM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etwork testing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PKTGE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AMRA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=y</text:p>
          </table:table-cell>
          <table:table-cell/>
          <table:table-cell office:value-type="string" calcext:value-type="string">
            <text:p>CONFIG_CA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RA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B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G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V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L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AN_CALC_BITTIM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LED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FLEX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R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CAN_SUN4I=y</text:p>
          </table:table-cell>
          <table:table-cell/>
          <table:table-cell office:value-type="string" calcext:value-type="string">
            <text:p>CONFIG_CA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TI_HE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CC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IFI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_C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RCAR_CANF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JA1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SOF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SPI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HI31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P251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AN USB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M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ESD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GS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KVASER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PEAK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8DEV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MCBA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N_DEBUG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RXRP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_K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REAM_PAR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IRELESS is not set</text:p>
          </table:table-cell>
          <table:table-cell/>
          <table:table-cell office:value-type="string" calcext:value-type="string">
            <text:p># CONFIG_WIRE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I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FKI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9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SAMP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IF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WTUNN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T_CACH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RO_CEL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ET_DEV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AY_USE_DEVLIN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AVE_EBPF_J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EVENT_HELPER_PATH=""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=y</text:p>
          </table:table-cell>
          <table:table-cell/>
          <table:table-cell office:value-type="string" calcext:value-type="string">
            <text:p>CONFIG_DEVTMPF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EVTMPFS_MOUNT=y</text:p>
          </table:table-cell>
          <table:table-cell/>
          <table:table-cell office:value-type="string" calcext:value-type="string">
            <text:p>CONFIG_DEVTMPFS_MOUN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TANDALO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REVENT_FIRMWARE_BUIL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W_LOA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RMWARE_IN_KER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RA_FIRMWARE="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W_LOADER_USER_HELPER_FALL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LLOW_DEV_COREDUM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ST_ASYNC_DRIVER_PROB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YS_HYPERVIS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CPU_DE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CPU_AUTOPROB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MM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GMAP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MA_SHARED_BUFF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MA_FENCE_TR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MA_CMA=y</text:p>
          </table:table-cell>
          <table:table-cell/>
          <table:table-cell office:value-type="string" calcext:value-type="string">
            <text:p>CONFIG_DMA_C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efault contiguous memory area size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MBYTES=1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SIZE_SEL_MBYT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PERCENT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MA_SIZE_SEL_M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MA_ALIGNMENT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ARCH_TOPOLOG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Bus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400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I5xx_P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RM_CC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CMSTB_GISB_AR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IMPLE_PM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EXPRESS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NNEC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T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UNIT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EARLY_FLATTRE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ADDR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IRQ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NE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MD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RESERVED_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OF_OVER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MIGHT_HAVE_PC_PA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AR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ULL_BL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COW_COM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D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N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DROM_PKTCDV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A_OVER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R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E_F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sc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LV02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525X_DP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UMMY_IR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S932S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NCLOSURE_SERVIC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PDS9802AL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L290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SL2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BH17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PDS9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MC63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S168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DAC75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WITCH_FSA94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ATTICE_ECP3_CONFI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RA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2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EPROM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AT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MAX68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CX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93XX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EPROM_IDT_89HPES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Texas Instruments shared transport line discipli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I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S3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tera FPGA firmware download modul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LTERA_STAP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Bus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Host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ard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IF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tel MIC Coprocessor State Management (COSM)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VOP Driv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CH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BA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AFU_DRIVER_OP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XL_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MO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ID_ATT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DM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NET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MQ_DEFA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CSI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CSI support type (disk, tape, CD-ROM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BLK_DEV_SD=y</text:p>
          </table:table-cell>
          <table:table-cell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LK_DEV_S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OS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LK_DEV_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HR_DEV_S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CONSTAN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SI_LOG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CAN_ASYN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CSI Trans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P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FC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ISCSI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AS_LIB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SRP_ATT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CSI_LOWLEVE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TC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CSI_BOOT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UFS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SI_OSD_INITI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TA=y</text:p>
          </table:table-cell>
          <table:table-cell/>
          <table:table-cell office:value-type="string" calcext:value-type="string">
            <text:p>CONFIG_AT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A_NONSTAND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VERBOSE_ERR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ATA_PMP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trollers with non-SFF native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AHCI_PLATFO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CEV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HCI_SUNXI=y</text:p>
          </table:table-cell>
          <table:table-cell/>
          <table:table-cell office:value-type="string" calcext:value-type="string">
            <text:p>CONFIG_AHCI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HCI_QOR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SFF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FF controllers with custom DMA interf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TA_BMDMA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TA_DW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ATA SFF controllers with BMDM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IO-only SFF controll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Generic fallback / legacy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ARGET_COR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ETDEVICES=y</text:p>
          </table:table-cell>
          <table:table-cell/>
          <table:table-cell office:value-type="string" calcext:value-type="string">
            <text:p>CONFIG_NET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OND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UMM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QUALIZ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TEA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V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L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CS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CONSO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POLL_CONTROLL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UN_VNET_CROSS_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MON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IF trans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stributed Switch Architectu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THERN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ACR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LLWINN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UN4I_EMAC=y</text:p>
          </table:table-cell>
          <table:table-cell/>
          <table:table-cell office:value-type="string" calcext:value-type="string">
            <text:p>CONFIG_SUN4I_E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T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MAZ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_VENDOR_AQUANTIA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  <table:table-cell/>
          <table:table-cell office:value-type="string" calcext:value-type="string">
            <text:p># CONFIG_NET_VENDOR_AR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ET_VENDOR_AUROR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  <table:table-cell/>
          <table:table-cell office:value-type="string" calcext:value-type="string">
            <text:p># CONFIG_NET_CADENC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  <table:table-cell/>
          <table:table-cell office:value-type="string" calcext:value-type="string">
            <text:p># CONFIG_NET_VENDOR_BROADCOM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  <table:table-cell/>
          <table:table-cell office:value-type="string" calcext:value-type="string">
            <text:p># CONFIG_NET_VENDOR_CIRR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9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EZCHI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ZCHIP_NPS_MANAGEMENT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FARADAY is not set</text:p>
          </table:table-cell>
          <table:table-cell/>
          <table:table-cell office:value-type="string" calcext:value-type="string">
            <text:p># CONFIG_NET_VENDOR_FARAD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ISILI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X5HD2_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IP04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DSA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NS_E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HUAWE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INTEL is not set</text:p>
          </table:table-cell>
          <table:table-cell/>
          <table:table-cell office:value-type="string" calcext:value-type="string">
            <text:p># CONFIG_NET_VENDOR_INT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ARVELL is not set</text:p>
          </table:table-cell>
          <table:table-cell/>
          <table:table-cell office:value-type="string" calcext:value-type="string">
            <text:p># CONFIG_NET_VENDOR_MARVEL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MELLANO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SW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LX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EL is not set</text:p>
          </table:table-cell>
          <table:table-cell/>
          <table:table-cell office:value-type="string" calcext:value-type="string">
            <text:p># CONFIG_NET_VENDOR_MICRE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MICROCHIP is not set</text:p>
          </table:table-cell>
          <table:table-cell/>
          <table:table-cell office:value-type="string" calcext:value-type="string">
            <text:p># CONFIG_NET_VENDOR_MICRO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NATSEMI is not set</text:p>
          </table:table-cell>
          <table:table-cell/>
          <table:table-cell office:value-type="string" calcext:value-type="string">
            <text:p># CONFIG_NET_VENDOR_NATSE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NETRONOM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QUALCOM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A7000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COM_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ENESA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ROCK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AMSUNG is not set</text:p>
          </table:table-cell>
          <table:table-cell/>
          <table:table-cell office:value-type="string" calcext:value-type="string">
            <text:p># CONFIG_NET_VENDOR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EEQ is not set</text:p>
          </table:table-cell>
          <table:table-cell/>
          <table:table-cell office:value-type="string" calcext:value-type="string">
            <text:p># CONFIG_NET_VENDOR_SE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OLARFLARE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SMSC is not set</text:p>
          </table:table-cell>
          <table:table-cell/>
          <table:table-cell office:value-type="string" calcext:value-type="string">
            <text:p># CONFIG_NET_VENDOR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TMICR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TMMAC_ETH=y</text:p>
          </table:table-cell>
          <table:table-cell/>
          <table:table-cell office:value-type="string" calcext:value-type="string">
            <text:p>CONFIG_STMMAC_ETH=y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ONFIG_STMMAC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MAC_DWC_QOS_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GENERI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WMAC_SUN8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VIA is not set</text:p>
          </table:table-cell>
          <table:table-cell/>
          <table:table-cell office:value-type="string" calcext:value-type="string">
            <text:p># CONFIG_NET_VENDOR_VI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NET_VENDOR_WIZNET is not set</text:p>
          </table:table-cell>
          <table:table-cell/>
          <table:table-cell office:value-type="string" calcext:value-type="string">
            <text:p># CONFIG_NET_VENDOR_WIZ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ET_VENDOR_SYNOP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C_XLG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DEVIC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BU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CM_UNI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BUS_MUX_MMIOR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DIO_HISI_FEMA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DIO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HY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W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_TRIGGER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II PHY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D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QUANTI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T803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7X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87XX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ROAD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CAD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RTINA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VICOM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48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P83867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IXED_PH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CPLU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XWAY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SI_ET1011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XT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RVELL_10G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O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ATIONAL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QSEMI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ALTEK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OCKCHIP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MSC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E10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ERANETICS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TESSE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INX_GMII2RGMI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ICREL_KS8995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L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NET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AT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KAW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EGAS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TL81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AN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SBN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PHE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WLAN is not set</text:p>
          </table:table-cell>
          <table:table-cell/>
          <table:table-cell office:value-type="string" calcext:value-type="string">
            <text:p># CONFIG_W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WiMAX (Networking options) to see the WiMAX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D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LED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FF_MEMLES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LL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SPARSE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ATRIXK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erland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OUSE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EVDEV=y</text:p>
          </table:table-cell>
          <table:table-cell/>
          <table:table-cell office:value-type="string" calcext:value-type="string">
            <text:p>CONFIG_INPUT_EV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V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nput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NPUT_KEYBOAR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ADP558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KEYBOARD_ATKB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10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QT21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DLINK_DIR6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K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GPIO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64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CA8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TR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LM83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AX735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MPR1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NEW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AMSU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TOWAW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SUN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KEYBOARD_SUN4I_LRADC=y</text:p>
          </table:table-cell>
          <table:table-cell/>
          <table:table-cell office:value-type="string" calcext:value-type="string">
            <text:p>CONFIG_KEYBOARD_SUN4I_LRAD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OMA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TM2_TOUCHKE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XTKB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CAP1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KEYBOARD_B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INPUT_MOUSE is not set</text:p>
          </table:table-cell>
          <table:table-cell/>
          <table:table-cell office:value-type="string" calcext:value-type="string">
            <text:p># CONFIG_INPUT_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JOY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TABL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TOUCHSCREEN=y</text:p>
          </table:table-cell>
          <table:table-cell/>
          <table:table-cell office:value-type="string" calcext:value-type="string">
            <text:p>CONFIG_INPUT_TOUCHSCREE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OUCHSCREEN_PROPERTI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S784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D787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R102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TMEL_MX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AUO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BU210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HIPONE_ICN83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8CTMG1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CYTTSP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DYNAPR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HAMPSH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E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GALAX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FUJITS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OODI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LI2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GUNZ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KTF21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L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W80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ACOM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AX118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CS5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MS1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ELFAS_MIP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MX6UL_T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INEX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MK7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ENMOUN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EDT_FT5X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R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WI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PIX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WDT87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USB_COMPOS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OUCHIT2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_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SC20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M_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LEA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IS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12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TMFT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TOUCHSCREEN_SUN4I=y</text:p>
          </table:table-cell>
          <table:table-cell/>
          <table:table-cell office:value-type="string" calcext:value-type="string">
            <text:p>CONFIG_TOUCHSCREEN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URFACE3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SX8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ET62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ZFOR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OUCHSCREEN_ROHM_BU21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MISC=y</text:p>
          </table:table-cell>
          <table:table-cell/>
          <table:table-cell office:value-type="string" calcext:value-type="string">
            <text:p>CONFIG_INPUT_MIS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71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MEL_CAPTOUC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BMA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E3X0_BUTT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MMA84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2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TILT_POLL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DE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TI_REMOTE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EYSPAN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KXTJ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OWERM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YEALIN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1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REGULATOR_HAPT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NPUT_AXP20X_PEK=y</text:p>
          </table:table-cell>
          <table:table-cell/>
          <table:table-cell office:value-type="string" calcext:value-type="string">
            <text:p>CONFIG_INPUT_AXP20X_PE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UINPU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CF85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BEEP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PWM_VIB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GPIO_ROTARY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ADXL3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IMS_P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CM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0X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5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PUT_DRV2667_HAPTIC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MI4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ardware I/O port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SER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O_LIBPS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RA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LTERA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PS2MUL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RC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APB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SUN4I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O_GPIO_PS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ER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AM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haract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TT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CONSOLE_TRANSLATION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CONSOLE_SLEE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W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T_HW_CONSOLE_BINDIN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NIX98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LEGACY_PTY_COUNT=256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NONSTAND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_GS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RACE_S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V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VKMEM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ri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EARLYCON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  <table:table-cell/>
          <table:table-cell office:value-type="string" calcext:value-type="string">
            <text:p>CONFIG_SERIAL_8250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RIAL_8250_DEPRECATED_OPTIO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RIAL_8250_FIN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CONSOLE=y</text:p>
          </table:table-cell>
          <table:table-cell/>
          <table:table-cell office:value-type="string" calcext:value-type="string">
            <text:p>CONFIG_SERIAL_8250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DMA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NR_UARTS=8</text:p>
          </table:table-cell>
          <table:table-cell/>
          <table:table-cell office:value-type="string" calcext:value-type="string">
            <text:p>CONFIG_SERIAL_8250_NR_UARTS=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RUNTIME_UARTS=8</text:p>
          </table:table-cell>
          <table:table-cell/>
          <table:table-cell office:value-type="string" calcext:value-type="string">
            <text:p>CONFIG_SERIAL_8250_RUNTIME_UART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XTEND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ASPEED_V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8250_FSL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8250_DW=y</text:p>
          </table:table-cell>
          <table:table-cell/>
          <table:table-cell office:value-type="string" calcext:value-type="string">
            <text:p>CONFIG_SERIAL_8250_DW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8250_RT28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ERIAL_OF_PLATFORM=y</text:p>
          </table:table-cell>
          <table:table-cell/>
          <table:table-cell office:value-type="string" calcext:value-type="string">
            <text:p>CONFIG_SERIAL_OF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n-8250 serial port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EARLYCON_ARM_SEMI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MAX31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UARTLI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ERIAL_CORE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C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C16IS7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BCM63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JTAG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LTERA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IFX6X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XILINX_PS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A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FSL_LP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CONEXANT_DIGICOL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ST_A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RIAL_DEV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VC_DC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PMI_HANDL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HW_RANDOM is not set</text:p>
          </table:table-cell>
          <table:table-cell/>
          <table:table-cell office:value-type="string" calcext:value-type="string">
            <text:p># CONFIG_HW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39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AW_DRIV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CG_TP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XILLY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BOARDINF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COMPAT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CHARDEV=y</text:p>
          </table:table-cell>
          <table:table-cell/>
          <table:table-cell office:value-type="string" calcext:value-type="string">
            <text:p>CONFIG_I2C_CHAR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HELPER_AUT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2C_ALGOB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Hardware Bu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system bus drivers (mostly embedded / system-on-chip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CBUS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SIGNWARE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EMEV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MV64XXX=y</text:p>
          </table:table-cell>
          <table:table-cell/>
          <table:table-cell office:value-type="string" calcext:value-type="string">
            <text:p>CONFIG_I2C_MV64XX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O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CA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XA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K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IMT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2C_SUN6I_P2WI=y</text:p>
          </table:table-cell>
          <table:table-cell/>
          <table:table-cell office:value-type="string" calcext:value-type="string">
            <text:p>CONFIG_I2C_SUN6I_P2W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xternal I2C/SMBus adapt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IOLAN_U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PARPORT_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ROBOTFUZZ_OS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AOS_EV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TIN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Other I2C/SMBus b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TU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AL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2C_DEBUG_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=y</text:p>
          </table:table-cell>
          <table:table-cell/>
          <table:table-cell office:value-type="string" calcext:value-type="string">
            <text:p>CONFIG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PI_MAST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Master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AXI_SPI_ENGIN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BITBA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CADEN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DESIGN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FSL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OC_TIN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PXA2XX_P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ROCKCHI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C18IS6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4I=y</text:p>
          </table:table-cell>
          <table:table-cell/>
          <table:table-cell office:value-type="string" calcext:value-type="string">
            <text:p>CONFIG_SPI_SUN4I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PI_SUN6I=y</text:p>
          </table:table-cell>
          <table:table-cell/>
          <table:table-cell office:value-type="string" calcext:value-type="string">
            <text:p>CONFIG_SPI_SUN6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CO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ZYNQMP_GQ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Protocol Mas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PI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LOOPBACK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TLE62X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I_SLAV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client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K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LDI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PS_CLIENT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PS generator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TP clock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TP_1588_C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Enable PHYLIB and NETWORK_PHY_TIMESTAMPING to see the additional clocks.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MU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INCONF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AM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MCP23S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INGL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4I_A1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5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6I_A31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3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83T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A2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H3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8I_V3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PINCTRL_SUN9I_A80_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A64_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INCTRL_SUN50I_H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ARCH_HAVE_CUSTOM_GPIO_H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PIOLI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OF_GPIO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GPIO_SYSFS=y</text:p>
          </table:table-cell>
          <table:table-cell/>
          <table:table-cell office:value-type="string" calcext:value-type="string">
            <text:p>CONFIG_GPIO_SYS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mory mapped GPIO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X_M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LTER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XP20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DWAP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FTGPIO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ENERIC_PLATFO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GR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OCKU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PC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ILIN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ZEV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P55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ADN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A95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CF85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SX15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TPIC28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FD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E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74X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AX7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MC338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PISOS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PIO_XRA14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GPIO expand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AV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RES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OWER_SUPPLY=y</text:p>
          </table:table-cell>
          <table:table-cell/>
          <table:table-cell office:value-type="string" calcext:value-type="string">
            <text:p>CONFIG_POWER_SUPPL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_SUPPLY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DA_P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GENERIC_ADC_BATTER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DS278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LEGO_EV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B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BQ27XX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  <table:table-cell/>
          <table:table-cell office:value-type="string" calcext:value-type="string">
            <text:p>CONFIG_CHARGER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  <table:table-cell/>
          <table:table-cell office:value-type="string" calcext:value-type="string">
            <text:p>CONFIG_BATTERY_AXP20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  <table:table-cell/>
          <table:table-cell office:value-type="string" calcext:value-type="string">
            <text:p>CONFIG_AXP20X_POW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FUEL_GAU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MAX170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ISP17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X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P87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MANA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LTC3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DETECTOR_MAX146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1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2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47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BQ2589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SMB34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ATTERY_GAUGE_LTC29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ARGER_RT94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V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MON_DEBUG_CHI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Nativ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73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74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2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1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M92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3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T74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C7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SPE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TXP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DS16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05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1882F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75375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FTSTEUTAT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18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L520S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7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GPIO_F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HIH6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IO_HW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IT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JC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OWR12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INE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29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1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1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TC426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0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1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66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1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3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669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AX317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MCP30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TC6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ADC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7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LM9524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ENSORS_PC87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874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TC_THERMIS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6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6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NCT79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CF85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PWM_F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HTC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DME1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1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2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EMC6W2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M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SC47B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XX_COM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CH56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TTS7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SMM6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C128D8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DS78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AMC6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2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NA3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C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HMC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10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MP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VT12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8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1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5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L786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H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W83627EHF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HERMAL=y</text:p>
          </table:table-cell>
          <table:table-cell/>
          <table:table-cell office:value-type="string" calcext:value-type="string">
            <text:p>CONFIG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EMERGENCY_POWEROFF_DELAY_MS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HW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WRITABLE_TRI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DEFAULT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DEFAULT_GOV_POWER_ALLOCA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FAIR_SH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HERMAL_GOV_STEP_WI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BANG_BA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USER_SP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GOV_POWER_ALLOCATOR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  <table:table-cell/>
          <table:table-cell office:value-type="string" calcext:value-type="string">
            <text:p>CONFIG_CPU_THERM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LOCK_THERM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HERMAL_EMUL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ORIQ_THERMA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PI INT340X thermal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ENERIC_ADC_THERMAL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WATCHDOG=y</text:p>
          </table:table-cell>
          <table:table-cell/>
          <table:table-cell office:value-type="string" calcext:value-type="string">
            <text:p>CONFIG_WATCHDO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CO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NOWAYOU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WATCHDOG_HANDLE_BOOT_ENABL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TCHDOG_SYS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Watchdog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FT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IO_WATCHDO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ILIN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IIRAV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ADENCE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W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UNXI_WATCHDOG=y</text:p>
          </table:table-cell>
          <table:table-cell/>
          <table:table-cell office:value-type="string" calcext:value-type="string">
            <text:p>CONFIG_SUNXI_WATCHDOG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AX63XX_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N_A21_WD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-based Watchdog Card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PCWATCHD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Watchdog Pretimeout Governo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WATCHDOG_PRETIMEOUT_GO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SB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nics Silicon Backplan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BCMA_POSSIB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CT8945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37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ADP55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AT287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FLEXC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TMEL_H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CM590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BD9571MW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C100=y</text:p>
          </table:table-cell>
          <table:table-cell/>
          <table:table-cell office:value-type="string" calcext:value-type="string">
            <text:p>CONFIG_MFD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AXP20X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I2C=y</text:p>
          </table:table-cell>
          <table:table-cell/>
          <table:table-cell office:value-type="string" calcext:value-type="string">
            <text:p>CONFIG_MFD_AXP20X_I2C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FD_AXP20X_RSB=y</text:p>
          </table:table-cell>
          <table:table-cell/>
          <table:table-cell office:value-type="string" calcext:value-type="string">
            <text:p>CONFIG_MFD_AXP20X_R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CROS_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MIC_DA90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A91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DLN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C13XX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HI6421_PM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PASI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HTC_I2C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KEMP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88PM86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1457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6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778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MAX89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AX899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T63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MENF21BM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ZX_PC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FD_CP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VIPERBOAR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ET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CF506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M8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50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TSX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C5T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K8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RN5T6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EC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I476X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KY814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MS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BX50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STMP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UN6I_PR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FD_SYSC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AM335X_TSCA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39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P878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M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PALMA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10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3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I_LP875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21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86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65912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PS8003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403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WL6040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L127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LM35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358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M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7L66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87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TC6393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ARIZONA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4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1X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350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FD_WM89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=y</text:p>
          </table:table-cell>
          <table:table-cell/>
          <table:table-cell office:value-type="string" calcext:value-type="string">
            <text:p>CONFIG_REGULATO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FIXED_VOLTAGE=y</text:p>
          </table:table-cell>
          <table:table-cell/>
          <table:table-cell office:value-type="string" calcext:value-type="string">
            <text:p>CONFIG_REGULATOR_FIXED_VOLTA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IRTUAL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USERSPACE_CONSU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CT88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D53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ANAT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EGULATOR_AXP20X=y</text:p>
          </table:table-cell>
          <table:table-cell/>
          <table:table-cell office:value-type="string" calcext:value-type="string">
            <text:p>CONFIG_REGULATOR_AXP20X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DA92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FAN5355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  <table:table-cell/>
          <table:table-cell office:value-type="string" calcext:value-type="string">
            <text:p>CONFIG_REGULATOR_GP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9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ISL6271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39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P8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58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LTC36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15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GULATOR_MAX86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6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AX89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MT63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FUZE1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V880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516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23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07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1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TPS6524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GULATOR_VCTR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CORE=y</text:p>
          </table:table-cell>
          <table:table-cell/>
          <table:table-cell office:value-type="string" calcext:value-type="string">
            <text:p>CONFIG_RC_COR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MAP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C_DECOD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I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NE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5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RC6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JVC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ONY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ANYO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SHARP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MCE_KBD_DECOD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IR_XMP_DECODER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C_DEVICES=y</text:p>
          </table:table-cell>
          <table:table-cell/>
          <table:table-cell office:value-type="string" calcext:value-type="string">
            <text:p>CONFIG_RC_DEVICE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ATI_REMO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HIX5HD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M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MCE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REDRAT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TREAMZ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ORPLUG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IGUAN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TTUSB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C_LOOPBA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GPIO_C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IR_SUNXI=y</text:p>
          </table:table-cell>
          <table:table-cell/>
          <table:table-cell office:value-type="string" calcext:value-type="string">
            <text:p>CONFIG_IR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R_SI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EDIA_SUPPORT=y</text:p>
          </table:table-cell>
          <table:table-cell/>
          <table:table-cell office:value-type="string" calcext:value-type="string">
            <text:p>CONFIG_MEDIA_SUPPOR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ltimedia core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AMER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ANALOG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DIGITAL_TV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RADIO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SDR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DIA_CEC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ADV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IDEO_FIXED_MINOR_RANG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TTPCI_EEPR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edia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DIA_USB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upported MMC/SDIO adap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YPRESS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dia ancillary drivers (tuners, sensors, i2c, spi, frontend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ustomise DVB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ools to develop new fronte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MX_IPUV3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=y</text:p>
          </table:table-cell>
          <table:table-cell/>
          <table:table-cell office:value-type="string" calcext:value-type="string">
            <text:p>CONFIG_D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P_AUX_CHARDE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DEBUG_M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FB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EMULATI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FBDEV_OVERALLOC=100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OAD_EDID_FIRMWA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GEM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KMS_CMA_HELP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encoder or helper chi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CH70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SIL16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NXP_TDA998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HD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ALI_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CP (Audio CoProcessor) Configuration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VGE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EXYNO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MAD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RCAR_DW_HDM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SUN4I=y</text:p>
          </table:table-cell>
          <table:table-cell/>
          <table:table-cell office:value-type="string" calcext:value-type="string">
            <text:p>CONFIG_DRM_SUN4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UN4I_HDMI_C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4I_BACKE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SUN8I_MIX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OM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LC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FSL_DC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Panel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LD904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LG_LG45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NEL_SAMSUNG_S6E8AA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RM_PANEL_BRIDG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isplay Interface Bridg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NALOGIX_ANX78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DRM_DUMB_VGA_DAC=y</text:p>
          </table:table-cell>
          <table:table-cell/>
          <table:table-cell office:value-type="string" calcext:value-type="string">
            <text:p>CONFIG_DRM_DUMB_VGA_DA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VDS_ENCOD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EGACHIPS_STDPXXXX_GE_B850V3_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NXP_PTN346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ARADE_PS862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L_SII862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II902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OSHIBA_TC35876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_TFP4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I2C_ADV75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ST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ARCPG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MXSF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TINYD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PL11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EGAC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RM_LIB_RANDO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IRMWARE_ED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MDLIN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NOTIF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DD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OOT_VESA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CFB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CFB_REV_PIXELS_IN_BY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FILLREC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COPYAREA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SYS_IMAGEBLI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PROVIDE_GET_FB_UNMAPPED_AR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B_FOREIGN_END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B_SYS_FOP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B_DEFERRED_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VGALI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ACMOD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ODE_HELPE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TILEBLITTIN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rame buffer hardware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OPENCORE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1D13X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MSCUF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UD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IBM_GXT4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VIRTU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METRONOM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BROADSHE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AUO_K19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FB_SIMPLE=y</text:p>
          </table:table-cell>
          <table:table-cell/>
          <table:table-cell office:value-type="string" calcext:value-type="string">
            <text:p>CONFIG_FB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B_SSD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ACKLIGHT_LCD_SUP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VGASTAT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VIDEOMODE_HELP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HDM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sole display driver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DUMMY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RAMEBUFFER_CONSOLE_DETECT_PRIMARY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RAMEBUFFER_CONSOLE_ROTA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OG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OUND=y</text:p>
          </table:table-cell>
          <table:table-cell/>
          <table:table-cell office:value-type="string" calcext:value-type="string">
            <text:p>CONFIG_SOU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OUND_OSS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=y</text:p>
          </table:table-cell>
          <table:table-cell/>
          <table:table-cell office:value-type="string" calcext:value-type="string">
            <text:p>CONFIG_SN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JACK_INPUT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SS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CM_TIMER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HR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YNAMIC_MINOR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UPPORT_OLD_A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PROC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VERBOSE_PROC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VERBOSE_PRIN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BU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EQUENC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OPL3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OPL4_LIB_SE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DRIV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UMM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LOO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TPAV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ERIAL_U165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MPU4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HD-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HDA_PREALLOC_SIZE=64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A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AUD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UA1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CAIA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6FI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HIFAC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BCD2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PODH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TONEPO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USB_VARI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OC=y</text:p>
          </table:table-cell>
          <table:table-cell/>
          <table:table-cell office:value-type="string" calcext:value-type="string">
            <text:p>CONFIG_SND_SO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GENERIC_DMAENGINE_PC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MD_A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ATMEL_S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DESIGNWARE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oC Audio for Freescale CPU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SoC Audio options for Freescale CPUs: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ASR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S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FSL_ESA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X_AUDM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I2S_HI6210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IM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TMicroelectronics STM32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lwinner SoC Audio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SND_SUN4I_CODEC=y</text:p>
          </table:table-cell>
          <table:table-cell/>
          <table:table-cell office:value-type="string" calcext:value-type="string">
            <text:p>CONFIG_SND_SUN4I_CODE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8I_CODEC_ANALO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UN4I_SPDIF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XTFPGA_I2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ZX_T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ND_SOC_I2C_AND_SP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DE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C97_CODE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176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DAU70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1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55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1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4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K538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ALC56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BT_SC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35L3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5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L7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6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71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2XX8_I2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43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CS53L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DIO21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ND_SOC_ES713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ES8328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GTM6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INNO_RK30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9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AX9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MSM8916_WCD_DIGIT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6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179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3168A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PCM512x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1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RT5677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GTL5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IRF_AUDIO_CODE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P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2602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SM456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2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A3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STI_SA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25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0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1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AS57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FA98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23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1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LV320AIC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S3A227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5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77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804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7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WM89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ZX_AUD96P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5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NAU882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OC_TPA6130A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SIMPLE_SCU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CA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ND_AUDIO_GRAPH_SCU_CARD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ATTERY_STRENGT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RA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GENERIC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ecial HID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4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CU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CRU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APP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PPLE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S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UREA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BELK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BETOP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ER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HICON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ORSAI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ODI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CMED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CY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DRAGONRI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M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E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EL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EZK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EMBI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FR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HOL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T68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EY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KY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CLOG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LTO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YRA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ICA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I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WINH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KENSINGT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CPOW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ENO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LOGITEC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LOGITECH_HIDP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TECH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RUMBLEPAD2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G940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OGIWHEELS_F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GICMOUS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AYFL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ICROSOF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ID_MONTERE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MULTITOU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N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OR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ANTHERLOR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NMOU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ETALY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COL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LANTRONIC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RIMA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ETROD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OCC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IT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AMSU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ON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PEEDLIN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TEELSERI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UN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RM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GREENAS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MARTJOY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IV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OP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ING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THRUSTMAST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UDRAW_PS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AC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WIIMO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XINM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EROPL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ZYDACR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SENSOR_HU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ALP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HI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D_P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HIDDEV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2C HID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2C_H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OHCI_LITTLE_ENDIA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COMMO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ARCH_HAS_HC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ANNOUNCE_NEW_DEVICE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scellaneous USB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DEFAULT_PERSIS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YNAMIC_MINO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TG_WHITELI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S_TRIGGER_USB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WUSB_CBA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Host Controller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67X00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XHCI_HC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=y</text:p>
          </table:table-cell>
          <table:table-cell/>
          <table:table-cell office:value-type="string" calcext:value-type="string">
            <text:p>CONFIG_USB_EHCI_HC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EHCI_ROOT_HUB_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EHCI_TT_NEWSCH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HCI_HCD_PLATFORM=y</text:p>
          </table:table-cell>
          <table:table-cell/>
          <table:table-cell office:value-type="string" calcext:value-type="string">
            <text:p>CONFIG_USB_EHCI_HCD_PLATFO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OXU210HP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16X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362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AX342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=y</text:p>
          </table:table-cell>
          <table:table-cell/>
          <table:table-cell office:value-type="string" calcext:value-type="string">
            <text:p>CONFIG_USB_OHCI_HCD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OHCI_HCD_PLATFORM=y</text:p>
          </table:table-cell>
          <table:table-cell/>
          <table:table-cell office:value-type="string" calcext:value-type="string">
            <text:p>CONFIG_USB_OHCI_HCD_PLATFOR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L811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8A66597_H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CD_TEST_MOD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Device Clas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C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PRINT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WD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NOTE: USB_STORAGE depends on SCSI but BLK_DEV_SD ma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lso be needed; see USB_STORAGE Help for more inf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TORAG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Imaging devi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DC8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ICROTE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IP_CO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HDRC=y</text:p>
          </table:table-cell>
          <table:table-cell/>
          <table:table-cell office:value-type="string" calcext:value-type="string">
            <text:p>CONFIG_USB_MUSB_HDR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HO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MUSB_DUAL_RO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latform Glue Layer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MUSB_SUNXI=y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USB DMA mod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USB_PIO_ONL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HIPID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ISP176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rt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RIA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Miscellaneous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MI2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DUTU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EVSE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RIO5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EGOTOW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C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PRESS_CY7C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CYTHER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DMOUS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FTDI_ELA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APPLEDISPLA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SISUSBV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RANCEVIBR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OWARRI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HSET_TEST_FIXTURE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IGHTF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YURE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EZUSB_FX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UB_USB251X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35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HSIC_USB460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LINK_LAYER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USB Physical Lay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USB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OP_USB_XCEIV=y</text:p>
          </table:table-cell>
          <table:table-cell/>
          <table:table-cell office:value-type="string" calcext:value-type="string">
            <text:p>CONFIG_NOP_USB_XCEI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M335X_PHY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GPIO_VBU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ISP13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SB_UL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USB_GADGET=y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I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DEBUG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VBUS_DRAW=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B_GADGET_STORAGE_NUM_BUFFERS=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eripheral Controll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USB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FOTG210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R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R8A665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PXA27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V_U3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SNP_UDC_PLA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M665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BDC_U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NET22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GADGET_XILIN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DUMMY_HC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CONFIG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USB Power Delivery and Type-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YPEC_UC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LED_TRI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_ULPI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WB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=y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EMM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RSEQ_SIMPL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MMC_BLOCK_MINORS=8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DIO_UAR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MMC/SD/SDIO Host Controller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SPI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VUB3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H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USDHI6ROL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MMC_SUNXI=y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MC_MT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EMSTIC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EW_LEDS=y</text:p>
          </table:table-cell>
          <table:table-cell/>
          <table:table-cell office:value-type="string" calcext:value-type="string">
            <text:p>CONFIG_NEW_LEDS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CLASS=y</text:p>
          </table:table-cell>
          <table:table-cell/>
          <table:table-cell office:value-type="string" calcext:value-type="string">
            <text:p>CONFIG_LEDS_CLA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CLASS_FLAS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RIGHTNESS_HW_CHANGE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2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CM635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64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CA95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GPIO=y</text:p>
          </table:table-cell>
          <table:table-cell/>
          <table:table-cell office:value-type="string" calcext:value-type="string">
            <text:p>CONFIG_LEDS_GPIO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4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395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556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5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P8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55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PCA963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DAC124S08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REGULATO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D28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T35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CA65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LC591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LM355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1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IS31FL32X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driver for blink(1) USB RGB LED is under Special HID drivers (HID_THINGM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BLINK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US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LED Trigg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S=y</text:p>
          </table:table-cell>
          <table:table-cell/>
          <table:table-cell office:value-type="string" calcext:value-type="string">
            <text:p>CONFIG_LEDS_TRIGGER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TIMER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ONESHO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DIS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HEARTBEAT=y</text:p>
          </table:table-cell>
          <table:table-cell/>
          <table:table-cell office:value-type="string" calcext:value-type="string">
            <text:p>CONFIG_LEDS_TRIGGER_HEARTBEAT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BACKLIGH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CPU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LEDS_TRIGGER_GPIO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LEDS_TRIGGER_DEFAULT_ON=y</text:p>
          </table:table-cell>
          <table:table-cell/>
          <table:table-cell office:value-type="string" calcext:value-type="string">
            <text:p>CONFIG_LEDS_TRIGGER_DEFAULT_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ptables trigger is under Netfilter config (LED target)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TRANSI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CAMER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EDS_TRIGGER_PAN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CCESSIBIL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ATOMIC_SCRU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DAC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LI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CLASS=y</text:p>
          </table:table-cell>
          <table:table-cell/>
          <table:table-cell office:value-type="string" calcext:value-type="string">
            <text:p>CONFIG_RTC_CLA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HCTOSY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HCTOSYS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SYSTOHC_DEVICE="rtc0"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NVMEM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RTC interface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SYSFS is not set</text:p>
          </table:table-cell>
          <table:table-cell/>
          <table:table-cell office:value-type="string" calcext:value-type="string">
            <text:p># CONFIG_RTC_INTF_SYS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# CONFIG_RTC_INTF_PROC is not set</text:p>
          </table:table-cell>
          <table:table-cell/>
          <table:table-cell office:value-type="string" calcext:value-type="string">
            <text:p># CONFIG_RTC_INTF_PRO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TC_INTF_DEV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INTF_DEV_UIE_EMU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TEST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I2C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B5ZES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ABX80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RTC_DRV_AC100=y</text:p>
          </table:table-cell>
          <table:table-cell/>
          <table:table-cell office:value-type="string" calcext:value-type="string">
            <text:p>CONFIG_RTC_DRV_AC100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6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HYM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S5C37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ISL120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X12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85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0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6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PCF858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8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BQ32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S35390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FM313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1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80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EM302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V880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SPI RTC driv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41T9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4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DS139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MAX691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970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458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TC_DRV_RX6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S5C34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AX69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CP79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I2C_AND_SPI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PI and I2C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PCF21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V3029C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latform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CMOS is not set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RTC_DRV_DS12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55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685_FAMIL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17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DS2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TK17TA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48T5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MSM62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BQ4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P5C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V30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ZYNQM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on-CPU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TC_DRV_SUN6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  <table:table-cell/>
          <table:table-cell office:value-type="string" calcext:value-type="string">
            <text:p>CONFIG_RTC_DRV_SUNX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FTRTC0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SNV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R7301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RT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TC_DRV_HID_SENSOR_TIM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DEVICES=y</text:p>
          </table:table-cell>
          <table:table-cell/>
          <table:table-cell office:value-type="string" calcext:value-type="string">
            <text:p>CONFIG_DMADEVIC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DEVICES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ENGIN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VIRTUAL_CHANNE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TERA_MSG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MA_SUN4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A_SUN6I=y</text:p>
          </table:table-cell>
          <table:table-cell/>
          <table:table-cell office:value-type="string" calcext:value-type="string">
            <text:p>CONFIG_DMA_SUN6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L_E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TEL_IDMA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BPFAXI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_MG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COM_HI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W_D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 Cli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NC_TX_DM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MABUF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NC_FIL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W_SY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XDISP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_DRIVER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Virtio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IO_MMIO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icrosoft Hyper-V guest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YPERV_TSC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G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LD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HROME_PLATFOR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DEV_LOOKU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LK_PREPAR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MMON_CLK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mmon Clock Framework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HSDK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35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1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SI57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70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DCE92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CS2000_C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LK_QORI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NX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W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X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PIC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MMON_CLK_VC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X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4I_A10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5I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6I_A31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2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33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A83T_CCU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8I_H3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V3S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8I_DE2_C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4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9I_A80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8I_R_CC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WSPINLOCK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Sour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O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IMER_PROB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LKSRC_MM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4I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5I_HS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ARCH_TIMER_EVTSTRE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TIMER_SP8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MEL_P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CM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MTU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H_TIMER_TM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M_TIMER_S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ILBOX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  <table:table-cell/>
          <table:table-cell office:value-type="string" calcext:value-type="string">
            <text:p># CONFIG_IOMMU_SUPPOR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emotepr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MOTEPRO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pmsg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OC (System On Chip) specifi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logic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roadco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BRCMST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.MX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Qualcomm SoC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UNXI_SRA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OC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M_DEVFREQ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XTCON=y</text:p>
          </table:table-cell>
          <table:table-cell/>
          <table:table-cell office:value-type="string" calcext:value-type="string">
            <text:p>CONFIG_EXTCON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Extcon Devic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DC_JA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AXP2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MAX33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RT8973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SM55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TCON_USB_GP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ORY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IIO=y</text:p>
          </table:table-cell>
          <table:table-cell/>
          <table:table-cell office:value-type="string" calcext:value-type="string">
            <text:p>CONFIG_I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BUFF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CONFIG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TRIGG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DEVI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W_TRIGGER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cceler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L34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1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A2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ACCE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A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0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RD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ACCEL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SD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XCJK10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32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45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76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84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A955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400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XC6255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CA300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31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K8BA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alog to digital converter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298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47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66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1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79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887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23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D799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AXP20X_ADC=y</text:p>
          </table:table-cell>
          <table:table-cell/>
          <table:table-cell office:value-type="string" calcext:value-type="string">
            <text:p>CONFIG_AXP20X_AD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XP288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10001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VELOPE_DETECT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I843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X7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A2XX_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7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8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49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02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1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13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9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2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34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AU78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UN4I_GPAD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1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084S0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13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08S10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28S0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C161S62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10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79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ADS868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I_TLC454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AD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mplifi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36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hemical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LAS_PH_SENSO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CS8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AQC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Z89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id Sensor IIO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SP Sensor Comm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SP_SENSORHU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un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to analog conver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0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3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44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2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93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5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24R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C26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68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579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73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88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POT_D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623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1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8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7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92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F610_D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IO dummy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requency Synthesizers DDS/P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lock Generator/Distribu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9523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hase-Locked Loop (PLL) frequency synthesiz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435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gyroscop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0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1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2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XRS4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G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U305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GYRO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TG32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lth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eart Rate Monit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E44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3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umidity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M23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HT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DC100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S2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TU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702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ertial measurement uni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IS164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I16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MX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NV_MPU6050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LSM6DS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JD_S3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L3320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3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PDS99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H17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1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2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32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366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P2AP020A00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1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ISL290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SL2912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JSA12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PR052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TR5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4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PT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122030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I114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K33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CS347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TSL25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258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L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5182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CNL40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EML607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L618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agnet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89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K099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C150_MAGN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311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3524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MAGN_3AX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NSORS_HMC5843_SPI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ultiplex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MUX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Inclinometer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me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S18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548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1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CP453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PL010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ital potentiosta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MP91000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ess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BP060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MP28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I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115_SP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PL31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1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S56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IO_ST_PRES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540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206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ZPA2326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ghtning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3935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oximity and distanc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DAR_LITE_V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X950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RF0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mperature senso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XIM_THERMOCOUP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LX906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00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SYS02D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=y</text:p>
          </table:table-cell>
          <table:table-cell/>
          <table:table-cell office:value-type="string" calcext:value-type="string">
            <text:p>CONFIG_PW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WM_SYS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FSL_F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WM_PCA9685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WM_SUN4I=y</text:p>
          </table:table-cell>
          <table:table-cell/>
          <table:table-cell office:value-type="string" calcext:value-type="string">
            <text:p>CONFIG_PWM_SUN4I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IRQCH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GIC_MAX_NR=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PACK_BU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ESET_CONTROLL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ATH7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BERLI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IMX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ANTI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LPC18X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MES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PISTACHI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OCFPG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SET_STM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RESET_SUNXI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I_SYSC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ZYNQ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SET_TEGRA_BPM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M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GENERIC_PHY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4I_USB=y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PHY_SUN9I_USB=y</text:p>
          </table:table-cell>
          <table:table-cell/>
          <table:table-cell office:value-type="string" calcext:value-type="string">
            <text:p>CONFIG_PHY_SUN9I_USB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BCM_KONA_USB2_PH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HSIC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PXA_28NM_USB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HY_CPCAP_USB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POWERCAP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CB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erformance monitor sup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MU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Android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NDROID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DAX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=y</text:p>
          </table:table-cell>
          <table:table-cell/>
          <table:table-cell office:value-type="string" calcext:value-type="string">
            <text:p>CONFIG_NVMEM=y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NVMEM_SUNXI_SID=y</text:p>
          </table:table-cell>
          <table:table-cell/>
          <table:table-cell office:value-type="string" calcext:value-type="string">
            <text:p>CONFIG_NVMEM_SUNXI_SID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TM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NTEL_TH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FPGA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FSI suppor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rmware Driv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PSCI_F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PSCI_CHECK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IRMWARE_MEM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W_CFG_SYS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M_SMCC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OOGLE_FIRMWAR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Tegra firmware dri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File 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CACHE_WORD_ACCE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2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3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EXT4_FS=y</text:p>
          </table:table-cell>
          <table:table-cell/>
          <table:table-cell office:value-type="string" calcext:value-type="string">
            <text:p>CONFIG_EXT4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EXT4_USE_FOR_EXT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POSIX_ACL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FS_SECURITY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ENCRYPTION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EXT4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JBD2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BD2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S_MBCACHE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REISER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J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TR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ILFS2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2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_POSIX_AC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XPORT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XPORTFS_BLOCK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ANDATORY_FILE_LOCKING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_ENCRY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S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NOTIF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INOTIFY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NOTIF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UOTA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TOFS4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USE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VERLAY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ach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SCACH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D-ROM/DVD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ISO9660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UDF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DOS/FAT/NT Filesystem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MSDO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ONFIG_VFAT_FS=y</text:p>
          </table:table-cell>
          <table:table-cell/>
          <table:table-cell office:value-type="string" calcext:value-type="string">
            <text:p>CONFIG_VFAT_F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FAT_DEFAULT_CODEPAGE=43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AT_DEFAULT_IOCHARSET="iso8859-1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AT_DEFAULT_UTF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TFS_F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seudo filesystem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SYSCT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ROC_PAGE_MONI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C_CHILDRE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R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F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MPFS=y</text:p>
          </table:table-cell>
          <table:table-cell/>
          <table:table-cell office:value-type="string" calcext:value-type="string">
            <text:p>CONFIG_TMP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POSIX_AC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MPFS_XAT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UGETLB_PAG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NFIG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ISC_FILESYSTEM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RANG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D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F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CRYPT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FSPLU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AM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QUASH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X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INIX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P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4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QNX6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OM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STO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V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FS_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ETWORK_FILESYSTEM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FS=y</text:p>
          </table:table-cell>
          <table:table-cell/>
          <table:table-cell office:value-type="string" calcext:value-type="string">
            <text:p>CONFIG_NFS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V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ONFIG_NFS_V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3_ACL=y</text:p>
          </table:table-cell>
          <table:table-cell/>
          <table:table-cell office:value-type="string" calcext:value-type="string">
            <text:p>CONFIG_NFS_V3_ACL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FS_V4=y</text:p>
          </table:table-cell>
          <table:table-cell/>
          <table:table-cell office:value-type="string" calcext:value-type="string">
            <text:p>CONFIG_NFS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SW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V4_1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ROOT_NFS=y</text:p>
          </table:table-cell>
          <table:table-cell/>
          <table:table-cell office:value-type="string" calcext:value-type="string">
            <text:p>CONFIG_ROOT_N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_USE_LEGACY_D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USE_KERNEL_DN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FS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RACE_PERIO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OCKD_V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ACL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FS_COMMON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SUNRPC_GSS=y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SUNRPC_DEBUG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EPH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I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CP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CODA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AFS_FS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ONFIG_N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S_DEFAULT="iso8859-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CODEPAGE_437=y</text:p>
          </table:table-cell>
          <table:table-cell/>
          <table:table-cell office:value-type="string" calcext:value-type="string">
            <text:p>CONFIG_NLS_CODEPAGE_437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3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77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5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86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3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950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32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949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CODEPAGE_874 is not set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# CONFIG_NLS_ISO8859_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CODEPAGE_1251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ASCII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NLS_ISO8859_1=y</text:p>
          </table:table-cell>
          <table:table-cell/>
          <table:table-cell office:value-type="string" calcext:value-type="string">
            <text:p>CONFIG_NLS_ISO8859_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9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ISO8859_1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KOI8_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LT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ENTEUR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ROAT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CYRIL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AEL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GREE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CELAN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INU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ROMANI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MAC_TURK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NLS_UTF8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Kernel ha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printk and dmesg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  <table:table-cell/>
          <table:table-cell office:value-type="string" calcext:value-type="string">
            <text:p>CONFIG_PRINTK_TIM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ONSOLE_LOGLEVEL_DEFAULT=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MESSAGE_LOGLEVEL_DEFAULT=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YNAMIC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ile-time checks and compiler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WARN_DEPRECAT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ENABLE_MUST_CHEC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RAME_WARN=10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P_ASM_SYM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NUSED_SYMBOLS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BUG_FS=y</text:p>
          </table:table-cell>
          <table:table-cell/>
          <table:table-cell office:value-type="string" calcext:value-type="string">
            <text:p>CONFIG_DEBUG_F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EADERS_CHECK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SECTION_MISMATC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ECTION_MISMATCH_WARN_ONL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AGIC_SYSRQ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KERNEL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Memory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EXTENS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GE_POIS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RODATA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DEBUG_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LUB_STA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EBUG_KMEMLEAK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BUG_VIRTU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MEMORY_INIT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ebug Lockups and Ha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ANIC_ON_O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ON_OOPS_VALUE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PANIC_TIMEOUT=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CHED_INF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TIMEKEEPIN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ock Debugging (spinlocks, mutexes, etc...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W_MUTEX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CK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WARN_ALL_UNSEEDED_RANDO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BUGVERBOSE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CU Debugg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ROVE_RCU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ORTURE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CU_CPU_STALL_TIMEOUT=2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UNCTION_GRAPH_TRAC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DYNAMIC_FTRACE_WITH_REG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FTRACE_MCOUNT_RECOR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SYSCALL_TRACEPOIN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C_RECORDMCOUN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RACING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TRAC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API_DEBUG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untime Te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KD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I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TOMIC64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EXDUM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RING_HELPER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STRTOX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PRINT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ITMA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UI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RHASHTABL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LK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SER_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BP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FIRMWAR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YSCT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UDELA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STATIC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TEST_KMO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EM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UG_ON_DATA_CORRUPTIO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AMPLE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KGD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CH_WANTS_UBSAN_NO_NU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BSA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DEVMEM_IS_ALLOWE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CT_DEVME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M_UNWI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BUG_LL_INCLUDE="mach/debug-macro.S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EBUG_UART_825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NCOMPRESS_INCLUDE="debug/uncompress.h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ID_IN_CONTEXTI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ESIGH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Security op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KEY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PERSISTENT_KEYRING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G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ENCRYPTED_KEY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KEY_DH_OPERATION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_DMESG_RESTRIC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ECURITYF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HARDENED_USERCOPY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HARDENED_USERCOPY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ATIC_USERMODEHELP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_D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SECURITY="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=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rypto core or help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LGAPI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AD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BL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ASH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RNG_DEFAULT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KCIPH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KP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COM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S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D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ANAGER_DISABLE_TEST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F128MU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NULL2=y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# CONFIG_CRYPTO_P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WORKQUEU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CRYP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UTHEN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S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Authenticated Encryption with Associate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C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QI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ECHAINIV=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Block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EC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RW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EYWRAP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Hash mod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MA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MAC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XCB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VMA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Dige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CRC32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RC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G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POLY130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D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MD5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MICHAEL_M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2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16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25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RMD3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1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SHA256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51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HA3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GR19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WP512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iph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A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ES_T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UBI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BLOWFI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MELLI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5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AST6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E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FCRY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KHAZ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ALS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CHACHA20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E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SERPEN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EA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TWOFISH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FL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84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LZ4HC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Random Number Gener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ANSI_C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MENU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_HMA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RBG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DRBG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JITTERENTROPY=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HASH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SKCIPHE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USER_API_AEA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YPTO_HW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FSL_CAAM_CRYPTO_API_DESC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  <table:table-cell/>
          <table:table-cell office:value-type="string" calcext:value-type="string">
            <text:p>CONFIG_CRYPTO_DEV_SUN4I_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YPTO_DEV_SUN4I_SS_PR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SYMMETRIC_KEY_TYPE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ertificates for signature check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TEM_BLACKLIST_KEYR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RM_CRYPT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BINARY_PRINTF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Library routin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VE_ARCH_BITREVERS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RATIONA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CPY_FROM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STRNLEN_USE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NET_UTIL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PCI_IO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I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USE_CMPXCHG_LOCKREF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CCIT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T10DI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_ITU_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RC32_SLICEBY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LICEBY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SARWA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32_B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4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7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LIBCRC32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RC8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AUDIT_ARCH_COMPAT_GENER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ANDOM32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ZLIB_INFLATE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O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Z4_DECOMPRESS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X8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POWERP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IA6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ARMTHUM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SPARC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XZ_DEC_BCJ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XZ_DEC_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GZI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BZIP2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X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O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COMPRESS_LZ4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ENERIC_ALLOCATO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SSOCIATIVE_ARRA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MEM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IOPORT_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HAS_DMA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NOOP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MA_VIRT_OP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PU_R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Q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GLOB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GLOB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NLATTR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ORDIC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DDR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IRQ_POLL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LIBFD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OID_REGISTRY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SUPPORT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FON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8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FONT_8x16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G_SPLI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G_POOL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ARCH_HAS_SG_CHAIN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BITMAP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TRING_SELFTES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VIRTUALIZATION is not set</text:p>
          </table:table-cell>
          <table:table-cell table:number-columns-repeated="1020"/>
        </table:table-row>
        <table:table-row table:style-name="ro1" table:number-rows-repeated="10447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8i_a33_mb734.dts" table:style-name="ta1">
        <table:table-column table:style-name="co24" table:default-cell-style-name="ce47"/>
        <table:table-column table:style-name="co1" table:default-cell-style-name="ce54"/>
        <table:table-column table:style-name="co1" table:number-columns-repeated="13" table:default-cell-style-name="ce47"/>
        <table:table-column table:style-name="co1" table:default-cell-style-name="ce54"/>
        <table:table-column table:style-name="co1" table:number-columns-repeated="110" table:default-cell-style-name="ce47"/>
        <table:table-column table:style-name="co25" table:default-cell-style-name="ce47"/>
        <table:table-column table:style-name="co2" table:number-columns-repeated="897" table:default-cell-style-name="ce47"/>
        <table:table-row table:style-name="ro4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105"/>
          <table:table-cell/>
          <table:table-cell table:style-name="ce29" table:number-columns-repeated="839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22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style-name="Default" table:number-columns-repeated="13"/>
          <table:table-cell table:style-name="ce10" table:number-columns-repeated="24"/>
          <table:table-cell table:style-name="ce29" table:number-columns-repeated="86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style-name="Default" table:number-columns-repeated="8"/>
          <table:table-cell table:style-name="ce112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Default" table:number-columns-repeated="7"/>
          <table:table-cell table:style-name="ce48"/>
          <table:table-cell table:style-name="ce10" table:number-columns-repeated="3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 table:number-columns-repeated="3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style-name="Default" table:number-columns-repeated="8"/>
          <table:table-cell table:style-name="ce112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style-name="Default" table:number-columns-repeated="7"/>
          <table:table-cell table:style-name="ce116"/>
          <table:table-cell table:style-name="ce10" table:number-columns-repeated="6"/>
          <table:table-cell table:style-name="Default" table:number-columns-repeated="3"/>
          <table:table-cell table:style-name="ce10" table:number-columns-repeated="15"/>
          <table:table-cell table:style-name="ce116"/>
          <table:table-cell table:style-name="ce10" table:number-columns-repeated="3"/>
          <table:table-cell table:style-name="ce29" table:number-columns-repeated="6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860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/>
          <table:table-cell table:style-name="ce29" table:number-columns-repeated="10"/>
          <table:table-cell table:style-name="Default" table:number-columns-repeated="8"/>
          <table:table-cell table:style-name="ce11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3"/>
          <table:table-cell table:style-name="ce10"/>
          <table:table-cell table:style-name="ce29" table:number-columns-repeated="5"/>
          <table:table-cell table:style-name="ce10" table:number-columns-repeated="2"/>
          <table:table-cell table:style-name="ce29" table:number-columns-repeated="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axp22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Default" table:number-columns-repeated="6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/>
          <table:table-cell table:style-name="Default"/>
          <table:table-cell table:style-name="ce29" table:number-columns-repeated="11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sunxi-reference-design-tablet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Default"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 table:number-columns-repeated="2"/>
          <table:table-cell table:style-name="ce29" office:value-type="string" calcext:value-type="string">
            <text:p>axp22x.dtsi</text:p>
          </table:table-cell>
          <table:table-cell table:style-name="Default" table:number-columns-repeated="6"/>
          <table:table-cell table:style-name="ce48"/>
          <table:table-cell table:style-name="ce29"/>
          <table:table-cell table:style-name="ce10"/>
          <table:table-cell table:style-name="ce29" table:number-columns-repeated="4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/>
          <table:table-cell table:style-name="ce10"/>
          <table:table-cell table:style-name="ce29" table:number-columns-repeated="18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843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/>
          <table:table-cell table:style-name="Default"/>
          <table:table-cell table:style-name="ce29" table:number-columns-repeated="11"/>
          <table:table-cell table:style-name="Default" table:number-columns-repeated="8"/>
          <table:table-cell table:style-name="ce112" table:number-columns-repeated="2"/>
          <table:table-cell table:style-name="Default"/>
          <table:table-cell table:style-name="ce29" office:value-type="string" calcext:value-type="string">
            <text:p>axp223.dtsi</text:p>
          </table:table-cell>
          <table:table-cell table:style-name="Default" table:number-columns-repeated="7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3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"/>
          <table:table-cell table:style-name="ce10"/>
          <table:table-cell table:style-name="ce29" table:number-columns-repeated="17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 table:number-columns-repeated="2"/>
          <table:table-cell table:style-name="ce29" office:value-type="string" calcext:value-type="string">
            <text:p>skeleton.dtsi</text:p>
          </table:table-cell>
          <table:table-cell table:style-name="ce29" table:number-columns-repeated="841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style-name="Default" table:number-columns-repeated="8"/>
          <table:table-cell table:style-name="ce11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Default" table:number-columns-repeated="8"/>
          <table:table-cell table:style-name="ce48"/>
          <table:table-cell table:style-name="ce29" table:number-columns-repeated="6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29"/>
          <table:table-cell table:style-name="ce70" office:value-type="string" calcext:value-type="string">
            <text:p>sun8i-a23-a33.dtsi</text:p>
          </table:table-cell>
          <table:table-cell table:style-name="ce29" table:number-columns-repeated="842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style-name="Default" table:number-columns-repeated="8"/>
          <table:table-cell table:style-name="ce112"/>
          <table:table-cell table:style-name="ce52" office:value-type="string" calcext:value-type="string">
            <text:p>sun8i-q8-common.dtsi</text:p>
          </table:table-cell>
          <table:table-cell table:style-name="Default" table:number-columns-repeated="9"/>
          <table:table-cell table:style-name="ce48"/>
          <table:table-cell table:style-name="ce10"/>
          <table:table-cell table:style-name="ce29" table:number-columns-repeated="5"/>
          <table:table-cell table:style-name="Default" table:number-columns-repeated="3"/>
          <table:table-cell table:style-name="ce29" table:number-columns-repeated="15"/>
          <table:table-cell table:style-name="ce48"/>
          <table:table-cell table:style-name="ce10"/>
          <table:table-cell table:style-name="ce29" table:number-columns-repeated="19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52"/>
          <table:table-cell table:style-name="ce70" office:value-type="string" calcext:value-type="string">
            <text:p>sun8i-a33.dtsi</text:p>
          </table:table-cell>
          <table:table-cell table:style-name="ce70" table:number-columns-repeated="9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29"/>
          <table:table-cell table:style-name="ce52"/>
          <table:table-cell table:style-name="ce29" table:number-columns-repeated="13"/>
          <table:table-cell table:style-name="ce48"/>
          <table:table-cell table:style-name="ce29" table:number-columns-repeated="2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0" table:number-columns-repeated="8"/>
          <table:table-cell table:style-name="ce91" office:value-type="string" calcext:value-type="string">
            <text:p>sun8i-a33-q8-tablet.dts</text:p>
          </table:table-cell>
          <table:table-cell table:style-name="ce10" table:number-columns-repeated="11"/>
          <table:table-cell table:style-name="ce29" table:number-columns-repeated="6"/>
          <table:table-cell table:style-name="ce10" table:number-columns-repeated="3"/>
          <table:table-cell table:style-name="ce29" table:number-columns-repeated="15"/>
          <table:table-cell table:style-name="ce10"/>
          <table:table-cell table:style-name="ce29" table:number-columns-repeated="20"/>
          <table:table-cell table:style-name="ce10" table:number-columns-repeated="2"/>
          <table:table-cell table:style-name="Default"/>
          <table:table-cell table:style-name="ce29" table:number-columns-repeated="15"/>
          <table:table-cell table:style-name="ce69" office:value-type="string" calcext:value-type="string">
            <text:p>sun8i-a33-inet-d978-rev2.dts</text:p>
          </table:table-cell>
          <table:table-cell table:style-name="ce71" table:number-columns-repeated="10"/>
          <table:table-cell table:style-name="ce29" table:number-columns-repeated="834"/>
          <table:table-cell table:number-columns-repeated="63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49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address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#size-cells = &lt;1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hosen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aliases { }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interrupt-parent = &lt;&amp;gic&gt;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model = "INet-D978 Rev 02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 office:value-type="string" calcext:value-type="string">
            <text:p>compatible = "primux,inet-d978-rev2", "allwinner,sun8i-a33";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memory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device_type = "memory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1" office:value-type="string" calcext:value-type="string">
            <text:p>skeleton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 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eg = &lt;0x40000000 0x80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30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hosen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simplefb_lcd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framebuffer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imple-framebuffer",</text:p>
          </table:table-cell>
          <table:table-cell table:style-name="ce31" table:number-columns-repeated="24"/>
          <table:table-cell table:style-name="ce31" office:value-type="string" calcext:value-type="string">
            <text:p>"simple-framebuffer";</text:p>
          </table:table-cell>
          <table:table-cell table:style-name="ce31" table:number-columns-repeated="7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llwinner,pipeline = "de_be0-lcd0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 &lt;&amp;ccu CLK_BUS_DE_BE&gt;,</text:p>
          </table:table-cell>
          <table:table-cell table:style-name="ce31" table:number-columns-repeated="34"/>
          <table:table-cell table:style-name="ce31" office:value-type="string" calcext:value-type="string">
            <text:p>&lt;&amp;ccu CLK_LCD_CH0&gt;, &lt;&amp;ccu CLK_DE_BE&gt;,</text:p>
          </table:table-cell>
          <table:table-cell table:style-name="ce31" table:number-columns-repeated="26"/>
          <table:table-cell table:style-name="ce31" office:value-type="string" calcext:value-type="string">
            <text:p>&lt;&amp;ccu CLK_DRAM_DE_BE&gt;, &lt;&amp;ccu CLK_DRC&gt;;</text:p>
          </table:table-cell>
          <table:table-cell table:style-name="ce31" table:number-columns-repeated="3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cc-lcd-supply = &lt;&amp;reg_dc1sw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tdout-path = "serial0:115200n8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/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/delete-property/stdout-path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aliase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serial0 = &amp;r_uart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5" office:value-type="string" calcext:value-type="string">
            <text:p>serial0 = &amp;uart1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timer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arm,armv7-timer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interrupts = &lt;GIC_PPI 13 (GIC_CPU_MASK_SIMPLE(4) | IRQ_TYPE_LEVEL_LOW)&gt;,</text:p>
          </table:table-cell>
          <table:table-cell table:style-name="ce31" table:number-columns-repeated="48"/>
          <table:table-cell table:style-name="ce31" office:value-type="string" calcext:value-type="string">
            <text:p>&lt;GIC_PPI 14 (GIC_CPU_MASK_SIMPLE(4) | IRQ_TYPE_LEVEL_LOW)&gt;,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7"/>
          <table:table-cell table:style-name="ce31" office:value-type="string" calcext:value-type="string">
            <text:p>&lt;GIC_PPI 11 (GIC_CPU_MASK_SIMPLE(4) | IRQ_TYPE_LEVEL_LOW)&gt;,</text:p>
          </table:table-cell>
          <table:table-cell table:style-name="ce31" table:number-columns-repeated="41"/>
          <table:table-cell table:style-name="ce31" office:value-type="string" calcext:value-type="string">
            <text:p>&lt;GIC_PPI 10 (GIC_CPU_MASK_SIMPLE(4) | IRQ_TYPE_LEVEL_LOW)&gt;;</text:p>
          </table:table-cell>
          <table:table-cell table:style-name="ce31" table:number-columns-repeated="5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arm,cpu-registers-not-fw-configu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pu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enable-method = "allwinner,sun8i-a23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pu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pu@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CPUX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cpu-supply = &lt;&amp;reg_dcd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1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2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@3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evice_type = "cp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cpu0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clocks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sc24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osc24M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2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24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xt_osc32k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ext_osc32k_clk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fixed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276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accuracy = &lt;5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ext-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91" office:value-type="string" calcext:value-type="string">
            <text:p>soc@01c0000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simple-bus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#size-cells = &lt;1&gt;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ranges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dma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ma-controller@01c02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dma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2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5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M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dma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0f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f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0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0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0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0_pins_a&gt;, &lt;&amp;mmc0_cd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cd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gpios = &lt;&amp;pio 1 4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d-inverted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1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1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1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1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mm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mmc-supply = &lt;&amp;reg_dldo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bus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non-removable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rtl8723b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sdio_wifi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mmc@01c1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m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1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MMC2&gt;,</text:p>
          </table:table-cell>
          <table:table-cell table:style-name="ce31" table:number-columns-repeated="20"/>
          <table:table-cell table:style-name="ce31" office:value-type="string" calcext:value-type="string">
            <text:p>&lt;&amp;ccu CLK_MMC2&gt;,</text:p>
          </table:table-cell>
          <table:table-cell table:style-name="ce31" table:number-columns-repeated="12"/>
          <table:table-cell table:style-name="ce31" office:value-type="string" calcext:value-type="string">
            <text:p>&lt;&amp;ccu CLK_MMC2_OUTPUT&gt;,</text:p>
          </table:table-cell>
          <table:table-cell table:style-name="ce31" table:number-columns-repeated="18"/>
          <table:table-cell table:style-name="ce31" office:value-type="string" calcext:value-type="string">
            <text:p>&lt;&amp;ccu CLK_MMC2_SAMPLE&gt;;</text:p>
          </table:table-cell>
          <table:table-cell table:style-name="ce31" table:number-columns-repeated="4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2"/>
          <table:table-cell table:style-name="ce31" office:value-type="string" calcext:value-type="string">
            <text:p>"mmc",</text:p>
          </table:table-cell>
          <table:table-cell table:style-name="ce31" table:number-columns-repeated="4"/>
          <table:table-cell table:style-name="ce31" office:value-type="string" calcext:value-type="string">
            <text:p>"output",</text:p>
          </table:table-cell>
          <table:table-cell table:style-name="ce31" table:number-columns-repeated="5"/>
          <table:table-cell table:style-name="ce31" office:value-type="string" calcext:value-type="string">
            <text:p>"sample";</text:p>
          </table:table-cell>
          <table:table-cell table:style-name="ce31" table:number-columns-repeated="7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MM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f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nand@01c03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na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3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NAND&gt;, &lt;&amp;ccu CLK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NAN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_otg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000 0x0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T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m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extcon = &lt;&amp;usbphy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r_mode = "ot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m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sbphy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hy@01c19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CLK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usb0_phy",</text:p>
          </table:table-cell>
          <table:table-cell table:style-name="ce31" table:number-columns-repeated="15"/>
          <table:table-cell table:style-name="ce31" office:value-type="string" calcext:value-type="string">
            <text:p>"usb1_phy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USB_PHY0&gt;,</text:p>
          </table:table-cell>
          <table:table-cell table:style-name="ce31" table:number-columns-repeated="20"/>
          <table:table-cell table:style-name="ce31" office:value-type="string" calcext:value-type="string">
            <text:p>&lt;&amp;ccu RST_USB_PHY1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usb0_reset",</text:p>
          </table:table-cell>
          <table:table-cell table:style-name="ce31" table:number-columns-repeated="16"/>
          <table:table-cell table:style-name="ce31" office:value-type="string" calcext:value-type="string">
            <text:p><text:s/>"usb1_rese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hy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usb-ph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9400 0x14&gt;, &lt;0x01c1a800 0x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phy_ctrl", "pmu1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usb0_id_detect_pin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-gpio = &lt;&amp;pio 7 8 GPIO_ACTIVE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_power-supply = &lt;&amp;usb_power_supply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vbus-supply = &lt;&amp;reg_drivevbu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e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ehci", "generic-e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E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ohci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usb@01c1a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ohci", "generic-ohci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a4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OHCI&gt;, &lt;&amp;ccu CLK_USB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OHCI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s = &lt;&amp;usbphy 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hy-names = "u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cu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lock@01c2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cu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c20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PIO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5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7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2", "PF4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uart0_pins_b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0@1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B0", "PB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6", "PG7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_pins_cts_rt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uart1-cts-rts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8", "PG9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uart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8" office:value-type="string" calcext:value-type="string">
            <text:p>nand-base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pins = "PC0", "PC1", "PC2", "PC5",</text:p>
          </table:table-cell>
          <table:table-cell table:style-name="ce87" table:number-columns-repeated="19"/>
          <table:table-cell table:style-name="ce87" office:value-type="string" calcext:value-type="string">
            <text:p>"PC8", "PC9", "PC10", "PC11",</text:p>
          </table:table-cell>
          <table:table-cell table:style-name="ce87" table:number-columns-repeated="16"/>
          <table:table-cell table:style-name="ce87" office:value-type="string" calcext:value-type="string">
            <text:p>"PC12", "PC13", "PC14", "PC15";</text:p>
          </table:table-cell>
          <table:table-cell table:style-name="ce87" table:number-columns-repeated="17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4"/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cs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cs@0</text:p>
          </table:table-cell>
          <table:table-cell table:style-name="ce87" table:number-columns-repeated="9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4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8"/>
          <table:table-cell table:style-name="ce31" table:number-columns-repeated="8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 office:value-type="string" calcext:value-type="string">
            <text:p>nand_rb0_pins_a</text:p>
          </table:table-cell>
          <table:table-cell table:style-name="ce87" table:number-columns-repeated="13"/>
          <table:table-cell table:style-name="ce83"/>
          <table:table-cell table:style-name="ce87"/>
          <table:table-cell table:style-name="ce98" office:value-type="string" calcext:value-type="string">
            <text:p>nand-rb@0</text:p>
          </table:table-cell>
          <table:table-cell table:style-name="ce87" table:number-columns-repeated="6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pins = "PC6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3"/>
          <table:table-cell table:style-name="ce87" table:number-columns-repeated="13"/>
          <table:table-cell table:style-name="ce83"/>
          <table:table-cell table:style-name="ce87" table:number-columns-repeated="2"/>
          <table:table-cell table:style-name="ce87" office:value-type="string" calcext:value-type="string">
            <text:p>function = "nand0";</text:p>
          </table:table-cell>
          <table:table-cell table:style-name="ce87" table:number-columns-repeated="5"/>
          <table:table-cell table:style-name="ce31" table:number-columns-repeated="9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F0", "PF1", "PF2",</text:p>
          </table:table-cell>
          <table:table-cell table:style-name="ce31" table:number-columns-repeated="14"/>
          <table:table-cell table:style-name="ce31" office:value-type="string" calcext:value-type="string">
            <text:p>"PF3", "PF4", "PF5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mmc0_cd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0_cd_pin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<text:s/></text:p>
          </table:table-cell>
          <table:table-cell table:style-name="ce31" table:number-columns-repeated="19"/>
          <table:table-cell table:style-name="ce88" office:value-type="string" calcext:value-type="string">
            <text:p>allwinner,pins = "PB4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in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/>
          <table:table-cell table:style-name="ce31" table:number-columns-repeated="19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G0", "PG1", "PG2",</text:p>
          </table:table-cell>
          <table:table-cell table:style-name="ce31" table:number-columns-repeated="15"/>
          <table:table-cell table:style-name="ce31" office:value-type="string" calcext:value-type="string">
            <text:p>"PG3", "PG4", "PG5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bias-pull-up;</text:p>
          </table:table-cell>
          <table:table-cell table:style-name="ce31" table:number-columns-repeated="19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mc2_8bit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mmc2_8bi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C5", "PC6", "PC8",</text:p>
          </table:table-cell>
          <table:table-cell table:style-name="ce31" table:number-columns-repeated="15"/>
          <table:table-cell table:style-name="ce31" office:value-type="string" calcext:value-type="string">
            <text:p>"PC9", "PC10", "PC11",</text:p>
          </table:table-cell>
          <table:table-cell table:style-name="ce31" table:number-columns-repeated="13"/>
          <table:table-cell table:style-name="ce31" office:value-type="string" calcext:value-type="string">
            <text:p>"PC12", "PC13", "PC14",</text:p>
          </table:table-cell>
          <table:table-cell table:style-name="ce31" table:number-columns-repeated="13"/>
          <table:table-cell table:style-name="ce31" office:value-type="string" calcext:value-type="string">
            <text:p>"PC15", "PC16"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mm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3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0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wm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pwm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0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2", "PH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1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H4", "PH5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i2c2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E12", "PE1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i2c2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cd_rgb666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cd-rgb666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D2", "PD3", "PD4", "PD5", "PD6", "PD7",</text:p>
          </table:table-cell>
          <table:table-cell table:style-name="ce31" table:number-columns-repeated="27"/>
          <table:table-cell table:style-name="ce31" office:value-type="string" calcext:value-type="string">
            <text:p>"PD10", "PD11", "PD12", "PD13", "PD14", "PD15",</text:p>
          </table:table-cell>
          <table:table-cell table:style-name="ce31" table:number-columns-repeated="27"/>
          <table:table-cell table:style-name="ce31" office:value-type="string" calcext:value-type="string">
            <text:p>"PD18", "PD19", "PD20", "PD21", "PD22", "PD23",</text:p>
          </table:table-cell>
          <table:table-cell table:style-name="ce31" table:number-columns-repeated="27"/>
          <table:table-cell table:style-name="ce31" office:value-type="string" calcext:value-type="string">
            <text:p>"PD24", "PD25", "PD26", "PD27";</text:p>
          </table:table-cell>
          <table:table-cell table:style-name="ce31" table:number-columns-repeated="1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lcd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ahci_pwr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ahci_pw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8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0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0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B9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1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1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4" office:value-type="string" calcext:value-type="string">
            <text:p>usb2_vbus_pin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usb2_vbus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3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out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4" office:value-type="string" calcext:value-type="string">
            <text:p>bl_en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9" office:value-type="string" calcext:value-type="string">
            <text:p>bl_en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ins = "PH6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function = "gpio_in"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drive = &lt;SUN4I_PINCTRL_10_MA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88" office:value-type="string" calcext:value-type="string">
            <text:p>allwinner,pull = &lt;SUN4I_PINCTRL_NO_PULL&gt;;</text:p>
          </table:table-cell>
          <table:table-cell table:style-name="ce88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s_power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ts_power_pin@0</text:p>
          </table:table-cell>
          <table:table-cell table:style-name="ce88" table:number-columns-repeated="2"/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1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1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out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 table:number-columns-repeated="3"/>
          <table:table-cell table:style-name="ce31" table:number-columns-repeated="18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usb0_id_detect_pin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usb0_id_detect_pin@0</text:p>
          </table:table-cell>
          <table:table-cell table:style-name="ce88" table:number-columns-repeated="2"/>
          <table:table-cell table:style-name="ce31" table:number-columns-repeated="18"/>
          <table:table-cell table:style-name="ce88"/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pins = "PH8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ins = "PH8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function = "gpio_in"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function = "gpio_in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/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drive = &lt;SUN4I_PINCTRL_1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88"/>
          <table:table-cell table:style-name="ce95" office:value-type="string" calcext:value-type="string">
            <text:p>bias-pull-up;</text:p>
          </table:table-cell>
          <table:table-cell table:style-name="ce88"/>
          <table:table-cell table:style-name="ce31" table:number-columns-repeated="18"/>
          <table:table-cell table:style-name="ce88" office:value-type="string" calcext:value-type="string">
            <text:p>allwinner,pull = &lt;SUN4I_PINCTRL_PULL_UP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timer@01c2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timer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00 0xa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8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19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wd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watchdog@01c20ca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wd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0ca0 0x2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pwm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wm@01c2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7i-a20-pw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1400 0x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pwm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pwm0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lrad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radc@01c2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lradc-key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8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vref-supply = &lt;&amp;reg_vcc3v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2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Up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UP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2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button@40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abel = "Volume Down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linux,code = &lt;KEY_VOLUMEDOW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hannel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voltage = &lt;4000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6&gt;, &lt;&amp;dma 6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7&gt;, &lt;&amp;dma 7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pinctrl-0 = &lt;&amp;uart1_pins_a&gt;,</text:p>
          </table:table-cell>
          <table:table-cell table:style-name="ce31" table:number-columns-repeated="15"/>
          <table:table-cell table:style-name="ce95" office:value-type="string" calcext:value-type="string">
            <text:p>&lt;&amp;uart1_pins_cts_rts_a&gt;;</text:p>
          </table:table-cell>
          <table:table-cell table:style-name="Default"/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8&gt;, &lt;&amp;dma 8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3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8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8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9&gt;, &lt;&amp;dma 9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uart4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c29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9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UART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0&gt;, &lt;&amp;dma 1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a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a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0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4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touchscreen</text:p>
          </table:table-cell>
          <table:table-cell table:style-name="ce31" table:number-columns-repeated="7"/>
          <table:table-cell table:style-name="ce88" office:value-type="string" calcext:value-type="string">
            <text:p>gsl1680</text:p>
          </table:table-cell>
          <table:table-cell table:style-name="ce31" table:number-columns-repeated="5"/>
          <table:table-cell table:style-name="ce82"/>
          <table:table-cell table:style-name="ce31"/>
          <table:table-cell table:style-name="ce94" office:value-type="string" calcext:value-type="string">
            <text:p>touchscreen@0</text:p>
          </table:table-cell>
          <table:table-cell table:style-name="ce31" table:number-columns-repeated="10"/>
          <table:table-cell table:style-name="ce99" office:value-type="string" calcext:value-type="string">
            <text:p>touchscreen@40</text:p>
          </table:table-cell>
          <table:table-cell table:style-name="ce31" table:number-columns-repeated="8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compatible = "silead,gsl168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88" office:value-type="string" calcext:value-type="string">
            <text:p>reg = &lt;0x4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pio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1 5 IRQ_TYPE_EDGE_FALLING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ctrl-0 = &lt;&amp;ts_power_pin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wer-gpios = &lt;&amp;pio 7 1 GPIO_ACTIVE_HIGH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status = "disabled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1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0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7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sunx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i2c1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i2c2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2c@01c2b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b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I2C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mal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gpu@1c4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mali",</text:p>
          </table:table-cell>
          <table:table-cell table:style-name="ce31" table:number-columns-repeated="21"/>
          <table:table-cell table:style-name="ce31" office:value-type="string" calcext:value-type="string">
            <text:p>"allwinner,sun7i-a20-mali", "arm,mali-400";</text:p>
          </table:table-cell>
          <table:table-cell table:style-name="ce31" table:number-columns-repeated="7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4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7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98 IRQ_TYPE_LEVEL_HIGH&gt;,</text:p>
          </table:table-cell>
          <table:table-cell table:style-name="ce31" table:number-columns-repeated="23"/>
          <table:table-cell table:style-name="ce31" office:value-type="string" calcext:value-type="string">
            <text:p>&lt;GIC_SPI 99 IRQ_TYPE_LEVEL_HIGH&gt;,</text:p>
          </table:table-cell>
          <table:table-cell table:style-name="ce31" table:number-columns-repeated="4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8"/>
          <table:table-cell table:style-name="ce31" office:value-type="string" calcext:value-type="string">
            <text:p>&lt;GIC_SPI 100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2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3 IRQ_TYPE_LEVEL_HIGH&gt;,</text:p>
          </table:table-cell>
          <table:table-cell table:style-name="ce31" table:number-columns-repeated="24"/>
          <table:table-cell table:style-name="ce31" office:value-type="string" calcext:value-type="string">
            <text:p>&lt;GIC_SPI 101 IRQ_TYPE_LEVEL_HIGH&gt;;</text:p>
          </table:table-cell>
          <table:table-cell table:style-name="ce31" table:number-columns-repeated="1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names = "gp",</text:p>
          </table:table-cell>
          <table:table-cell table:style-name="ce31" table:number-columns-repeated="12"/>
          <table:table-cell table:style-name="ce31" office:value-type="string" calcext:value-type="string">
            <text:p>"gpmmu",</text:p>
          </table:table-cell>
          <table:table-cell table:style-name="ce31" table:number-columns-repeated="5"/>
          <table:table-cell table:style-name="ce31" office:value-type="string" calcext:value-type="string">
            <text:p>"pp0",</text:p>
          </table:table-cell>
          <table:table-cell table:style-name="ce31" table:number-columns-repeated="3"/>
          <table:table-cell table:style-name="ce31" office:value-type="string" calcext:value-type="string">
            <text:p>"ppmmu0",</text:p>
          </table:table-cell>
          <table:table-cell table:style-name="ce31" table:number-columns-repeated="6"/>
          <table:table-cell table:style-name="ce31" office:value-type="string" calcext:value-type="string">
            <text:p>"pp1",</text:p>
          </table:table-cell>
          <table:table-cell table:style-name="ce31" table:number-columns-repeated="3"/>
          <table:table-cell table:style-name="ce31" office:value-type="string" calcext:value-type="string">
            <text:p>"ppmmu1",</text:p>
          </table:table-cell>
          <table:table-cell table:style-name="ce31" table:number-columns-repeated="6"/>
          <table:table-cell table:style-name="ce31" office:value-type="string" calcext:value-type="string">
            <text:p>"pmu";</text:p>
          </table:table-cell>
          <table:table-cell table:style-name="ce31" table:number-columns-repeated="5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GPU&gt;,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core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ooling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GPU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8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erating-points-v2 = &lt;&amp;mali_opp_tabl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gi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01c81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rm,cortex-a7-gic", "arm,cortex-a15-gi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81000 0x1000&gt;,</text:p>
          </table:table-cell>
          <table:table-cell table:style-name="ce31" table:number-columns-repeated="16"/>
          <table:table-cell table:style-name="ce31" office:value-type="string" calcext:value-type="string">
            <text:p>&lt;0x01c82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4000 0x2000&gt;,</text:p>
          </table:table-cell>
          <table:table-cell table:style-name="ce31" table:number-columns-repeated="13"/>
          <table:table-cell table:style-name="ce31" office:value-type="string" calcext:value-type="string">
            <text:p>&lt;0x01c86000 0x2000&gt;;</text:p>
          </table:table-cell>
          <table:table-cell table:style-name="ce31" table:number-columns-repeated="53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PPI 9 (GIC_CPU_MASK_SIMPLE(4) | IRQ_TYPE_LEVEL_HIGH)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tc@01f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000 0x5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0 IRQ_TYPE_LEVEL_HIGH&gt;,</text:p>
          </table:table-cell>
          <table:table-cell table:style-name="ce31" table:number-columns-repeated="30"/>
          <table:table-cell table:style-name="ce31" office:value-type="string" calcext:value-type="string">
            <text:p>&lt;GIC_SPI 41 IRQ_TYPE_LEVEL_HIGH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osc32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ext_osc32k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nmi_int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interrupt-controller@1f00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r-int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0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2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prcm@01f01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prc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4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r10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r10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osc24M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r10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h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h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fixed-factor-cloc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div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mult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r10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h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h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gate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gates_clk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apb0-gates-clk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clock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s = &lt;&amp;apb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lock-output-names = "apb0_pio", "apb0_timer",</text:p>
          </table:table-cell>
          <table:table-cell table:style-name="ce31" table:number-columns-repeated="26"/>
          <table:table-cell table:style-name="ce31" office:value-type="string" calcext:value-type="string">
            <text:p>"apb0_rsb", "apb0_uart",</text:p>
          </table:table-cell>
          <table:table-cell table:style-name="ce31" table:number-columns-repeated="13"/>
          <table:table-cell table:style-name="ce31" office:value-type="string" calcext:value-type="string">
            <text:p>"apb0_i2c";</text:p>
          </table:table-cell>
          <table:table-cell table:style-name="ce31" table:number-columns-repeated="5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apb0_rst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apb0_rst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6i-a31-clock-rese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rese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codec_analog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codec-analog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allwinner,sun8i-a23-codec-analog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cpucfg@01f01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cpuconfig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1c00 0x3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serial@01f028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snps,dw-apb-uar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8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8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shift = &lt;2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io-width = &lt;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5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uart_pins_a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pi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pinctrl@01f0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-pinctrl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2c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4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0&gt;, &lt;&amp;osc24M&gt;, &lt;&amp;rtc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hosc", "los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gpio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-controller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nterrupt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gpio-cells = &lt;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_pins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rsb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0", "PL1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rsb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-strength = &lt;2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bias-pull-up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uart_pins_a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r_uart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ins = "PL2", "PL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function = "s_uart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 office:value-type="string" calcext:value-type="string">
            <text:p>led_pin_d978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led_pin_d978@0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pins = "PL5";</text:p>
          </table:table-cell>
          <table:table-cell table:style-name="ce31" table:number-columns-repeated="19"/>
          <table:table-cell table:style-name="ce88" office:value-type="string" calcext:value-type="string">
            <text:p>allwinner,pins = "PL5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function = "gpio_out";</text:p>
          </table:table-cell>
          <table:table-cell table:style-name="ce31" table:number-columns-repeated="19"/>
          <table:table-cell table:style-name="ce88" office:value-type="string" calcext:value-type="string">
            <text:p>allwinner,function = "gpio_out"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5" office:value-type="string" calcext:value-type="string">
            <text:p>drive-strength = &lt;20&gt;;</text:p>
          </table:table-cell>
          <table:table-cell table:style-name="ce31" table:number-columns-repeated="19"/>
          <table:table-cell table:style-name="ce88" office:value-type="string" calcext:value-type="string">
            <text:p>allwinner,drive = &lt;SUN4I_PINCTRL_20_MA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69" office:value-type="string" calcext:value-type="string">
            <text:p>sun8i-a33-inet-d978-rev2.dts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2"/>
          <table:table-cell table:style-name="ce88" office:value-type="string" calcext:value-type="string">
            <text:p>allwinner,pull = &lt;SUN4I_PINCTRL_NO_PULL&gt;;</text:p>
          </table:table-cell>
          <table:table-cell table:style-name="ce31" table:number-columns-repeated="7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 office:value-type="string" calcext:value-type="string">
            <text:p>r_rsb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rsb@01f034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23-rs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f034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3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apb0_gates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frequency = &lt;3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apb0_rst 3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names = "defaul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pinctrl-0 = &lt;&amp;r_rsb_pin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okay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23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 office:value-type="string" calcext:value-type="string">
            <text:p>axp22x</text:p>
          </table:table-cell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mic@3a3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compatible = "x-powers,axp223"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reg = &lt;0x3a3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parent = &lt;&amp;nmi_intc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s = &lt;0 IRQ_TYPE_LEVEL_LOW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eldoin-supply = &lt;&amp;reg_dcdc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drivevbus-supply = &lt;&amp;reg_vcc5v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x-powers,drive-vbus-en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interrupt-controller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interrupt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ac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ac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ac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battery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battery-power-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battery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regulators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x-powers,dcdc-freq = &lt;300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3v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sy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dc5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dc5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dc5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5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dram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1sw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1sw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1sw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lc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c5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c5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c5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9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14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cp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i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3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265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dd-dll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a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a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a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27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pll-avc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wifi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ldo4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ldo4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ldo4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2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2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2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eldo3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ldo3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eldo3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0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ldo_io1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ldo_io1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ldo_io1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in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max-microvolt = &lt;33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95" office:value-type="string" calcext:value-type="string">
            <text:p>regulator-name = "vcc-touchscreen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rtc_ldo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rtc_ldo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always-on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in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max-microvolt = &lt;300000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rtc_ldo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vcc-rtc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reg_drivevbus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drivevbus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drive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disabled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status = "okay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ulator-name = "usb0-vbus"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 office:value-type="string" calcext:value-type="string">
            <text:p>usb_power_supply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usb_power_supply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compatible = "x-powers,axp221-usb-power-suppl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29" office:value-type="string" calcext:value-type="string">
            <text:p>axp22x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disabled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reference-design-tablet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status = "okay"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lcd-controller@01c0c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con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0c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6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LCD&gt;,</text:p>
          </table:table-cell>
          <table:table-cell table:style-name="ce31" table:number-columns-repeated="19"/>
          <table:table-cell table:style-name="ce31" office:value-type="string" calcext:value-type="string">
            <text:p>&lt;&amp;ccu CLK_LCD_CH0&gt;;</text:p>
          </table:table-cell>
          <table:table-cell table:style-name="ce31" table:number-columns-repeated="7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</text:p>
          </table:table-cell>
          <table:table-cell table:style-name="ce31" table:number-columns-repeated="11"/>
          <table:table-cell table:style-name="ce31" office:value-type="string" calcext:value-type="string">
            <text:p>"tcon-ch0";</text:p>
          </table:table-cell>
          <table:table-cell table:style-name="ce31" table:number-columns-repeated="8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output-names = "tcon-pixel-clock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LCD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lc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 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in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out_tcon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con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rypto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rypto-engine@01c1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4i-a10-crypto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15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80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SS&gt;, &lt;&amp;ccu CLK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SS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ahb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ai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ai@01c22c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6i-a31-i2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c00 0x2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pb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CODE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s = &lt;&amp;dma 15&gt;, &lt;&amp;dma 15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dma-names = "rx", "tx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odec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codec@01c22e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sound-dai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code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2e00 0x4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29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CODEC&gt;, &lt;&amp;ccu CLK_AC_DIG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bus", "mo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ths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ths@01c25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ths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c25000 0x1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thermal-sensor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#io-channel-cells = &lt;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frontend@01e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front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00000 0x2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3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FE&gt;, &lt;&amp;ccu CLK_DE_F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FE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5"/>
          <table:table-cell table:style-name="ce31" office:value-type="string" calcext:value-type="string">
            <text:p>"ram";</text:p>
          </table:table-cell>
          <table:table-cell table:style-name="ce31" table:number-columns-repeated="82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F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status = "disable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fe0_out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in_f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isplay-backend@01e6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isplay-backend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60000 0x10000&gt;, &lt;0x01e80000 0x1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5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E_BE&gt;, &lt;&amp;ccu CLK_DE_BE&gt;,</text:p>
          </table:table-cell>
          <table:table-cell table:style-name="ce31" table:number-columns-repeated="33"/>
          <table:table-cell table:style-name="ce31" office:value-type="string" calcext:value-type="string">
            <text:p>&lt;&amp;ccu CLK_DRAM_DE_BE&gt;, &lt;&amp;ccu CLK_BUS_SAT&gt;;</text:p>
          </table:table-cell>
          <table:table-cell table:style-name="ce31" table:number-columns-repeated="6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</text:p>
          </table:table-cell>
          <table:table-cell table:style-name="ce31" table:number-columns-repeated="16"/>
          <table:table-cell table:style-name="ce31" office:value-type="string" calcext:value-type="string">
            <text:p>"ram", "sat";</text:p>
          </table:table-cell>
          <table:table-cell table:style-name="ce31" table:number-columns-repeated="81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E_BE&gt;, &lt;&amp;ccu RST_BUS_SAT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-names = "be", "sat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E_BE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in_f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fe0_out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be0_out_drc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drc0_in_be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</text:p>
          </table:table-cell>
          <table:table-cell table:style-name="ce31" table:number-columns-repeated="13"/>
          <table:table-cell table:style-name="ce82"/>
          <table:table-cell table:style-name="ce94" office:value-type="string" calcext:value-type="string">
            <text:p>drc@01e7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ompatible = "allwinner,sun8i-a33-drc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g = &lt;0x01e70000 0x1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interrupts = &lt;GIC_SPI 91 IRQ_TYPE_LEVEL_HIGH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s = &lt;&amp;ccu CLK_BUS_DRC&gt;, &lt;&amp;ccu CLK_DRC&gt;,</text:p>
          </table:table-cell>
          <table:table-cell table:style-name="ce31" table:number-columns-repeated="30"/>
          <table:table-cell table:style-name="ce31" office:value-type="string" calcext:value-type="string">
            <text:p>&lt;&amp;ccu CLK_DRAM_DRC&gt;;</text:p>
          </table:table-cell>
          <table:table-cell table:style-name="ce31" table:number-columns-repeated="6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names = "ahb", "mod", "ram"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resets = &lt;&amp;ccu RST_BUS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s = &lt;&amp;ccu CLK_DRC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assigned-clock-rates = &lt;3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94" office:value-type="string" calcext:value-type="string">
            <text:p>ports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0</text:p>
          </table:table-cell>
          <table:table-cell table:style-name="ce31" table:number-columns-repeated="97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0&gt;;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in_be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be0_out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</text:p>
          </table:table-cell>
          <table:table-cell table:style-name="ce31" table:number-columns-repeated="13"/>
          <table:table-cell table:style-name="ce82"/>
          <table:table-cell table:style-name="ce31" table:number-columns-repeated="2"/>
          <table:table-cell table:style-name="ce94" office:value-type="string" calcext:value-type="string">
            <text:p>port@1</text:p>
          </table:table-cell>
          <table:table-cell table:style-name="ce31"/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address-cells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#size-cells = &lt;0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31" office:value-type="string" calcext:value-type="string">
            <text:p>reg = &lt;1&gt;;</text:p>
          </table:table-cell>
          <table:table-cell table:style-name="Default" table:number-columns-repeated="2"/>
          <table:table-cell table:style-name="ce31" table:number-columns-repeated="94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drc0_out_tcon0</text:p>
          </table:table-cell>
          <table:table-cell table:style-name="ce31" table:number-columns-repeated="13"/>
          <table:table-cell table:style-name="ce82"/>
          <table:table-cell table:style-name="ce31" table:number-columns-repeated="3"/>
          <table:table-cell table:style-name="ce94" office:value-type="string" calcext:value-type="string">
            <text:p>endpoint@0</text:p>
          </table:table-cell>
          <table:table-cell table:style-name="ce31" table:number-columns-repeated="96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g = &lt;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table:number-columns-repeated="4"/>
          <table:table-cell table:style-name="ce31" office:value-type="string" calcext:value-type="string">
            <text:p>remote-endpoint = &lt;&amp;tcon0_in_drc0&gt;;</text:p>
          </table:table-cell>
          <table:table-cell table:style-name="ce31" table:number-columns-repeated="95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 office:value-type="string" calcext:value-type="string">
            <text:p>cpu0_opp_table</text:p>
          </table:table-cell>
          <table:table-cell table:style-name="ce31" table:number-columns-repeated="13"/>
          <table:table-cell table:style-name="ce91" office:value-type="string" calcext:value-type="string">
            <text:p>opp_table0</text:p>
          </table:table-cell>
          <table:table-cell table:style-name="ce31" table:number-columns-repeated="100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compatible = "operating-points-v2"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 office:value-type="string" calcext:value-type="string">
            <text:p>opp-shared;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24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24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3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3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48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48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504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504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0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0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64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64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04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720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720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816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816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1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912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912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94" office:value-type="string" calcext:value-type="string">
            <text:p>opp-1008000000</text:p>
          </table:table-cell>
          <table:table-cell table:style-name="ce31" table:number-columns-repeated="99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hz = /bits/ 64 &lt;10080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opp-microvolt = &lt;1200000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style-name="ce82"/>
          <table:table-cell table:style-name="ce31" table:number-columns-repeated="13"/>
          <table:table-cell table:style-name="ce82"/>
          <table:table-cell table:style-name="ce31"/>
          <table:table-cell table:style-name="ce31" office:value-type="string" calcext:value-type="string">
            <text:p>clock-latency-ns = &lt;244144&gt;;</text:p>
          </table:table-cell>
          <table:table-cell table:style-name="ce31" table:number-columns-repeated="98"/>
          <table:table-cell table:style-name="ce50"/>
          <table:table-cell table:style-name="ce31" table:number-columns-repeated="907"/>
        </table:table-row>
        <table:table-row table:style-name="ro5">
          <table:table-cell table:style-name="ce77"/>
          <table:table-cell table:style-name="ce81"/>
          <table:table-cell table:style-name="ce30" table:number-columns-repeated="13"/>
          <table:table-cell table:style-name="ce81"/>
          <table:table-cell table:style-name="ce30" table:number-columns-repeated="100"/>
          <table:table-cell table:style-name="ce49"/>
          <table:table-cell table:style-name="ce30" table:number-columns-repeated="9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de</text:p>
          </table:table-cell>
          <table:table-cell table:number-columns-repeated="13"/>
          <table:table-cell table:style-name="ce62" office:value-type="string" calcext:value-type="string">
            <text:p>display-engin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allwinner,sun8i-a33-display-engine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allwinner,pipelines = &lt;&amp;fe0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93" office:value-type="string" calcext:value-type="string">
            <text:p>iio-hwmon</text:p>
          </table:table-cell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iio-hwmon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io-channels = &lt;&amp;ths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gpu-opp-table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operating-points-v2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14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144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240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240000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opp-384000000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opp-hz = /bits/ 64 &lt;384000000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sound</text:p>
          </table:table-cell>
          <table:table-cell table:number-columns-repeated="13"/>
          <table:table-cell table:style-name="ce62" office:value-type="string" calcext:value-type="string">
            <text:p>sound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compatible = "simple-audio-car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name = "sun8i-a33-audio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ormat = "i2s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frame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bitclock-master = &lt;&amp;link_codec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mclk-fs = &lt;512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aux-devs = &lt;&amp;codec_analog&gt;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imple-audio-card,routing =</text:p>
          </table:table-cell>
          <table:table-cell table:number-columns-repeated="15"/>
          <table:table-cell office:value-type="string" calcext:value-type="string">
            <text:p>"Left DAC", "AIF1 Slot 0 Left",</text:p>
          </table:table-cell>
          <table:table-cell table:number-columns-repeated="16"/>
          <table:table-cell office:value-type="string" calcext:value-type="string">
            <text:p>"Right DAC", "AIF1 Slot 0 Right";</text:p>
          </table:table-cell>
          <table:table-cell table:number-columns-repeated="97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simple-audio-card,cpu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dai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link_codec</text:p>
          </table:table-cell>
          <table:table-cell table:number-columns-repeated="14"/>
          <table:table-cell table:style-name="ce96" office:value-type="string" calcext:value-type="string">
            <text:p>simple-audio-card,codec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sound-dai = &lt;&amp;codec&gt;;</text:p>
          </table:table-cell>
          <table:table-cell table:number-columns-repeated="1006"/>
        </table:table-row>
        <table:table-row table:style-name="ro5">
          <table:table-cell table:style-name="ce77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4"/>
          <table:table-cell table:style-name="ce62" office:value-type="string" calcext:value-type="string">
            <text:p>thermal-zones</text:p>
          </table:table-cell>
          <table:table-cell table:number-columns-repeated="1008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5"/>
          <table:table-cell table:style-name="ce96" office:value-type="string" calcext:value-type="string">
            <text:p>cpu_thermal</text:p>
          </table:table-cell>
          <table:table-cell table:number-columns-repeated="1007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-passive = &lt;25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polling-delay = &lt;1000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office:value-type="string" calcext:value-type="string">
            <text:p>thermal-sensors = &lt;&amp;ths&gt;;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cooling-ma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c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cpu0 THERMAL_NO_LIMIT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2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1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7"/>
          <table:table-cell table:style-name="ce96" office:value-type="string" calcext:value-type="string">
            <text:p>map3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rip = &lt;&amp;gpu_alert1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cooling-device = &lt;&amp;mali 2 THERMAL_NO_LIMIT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6"/>
          <table:table-cell table:style-name="ce96" office:value-type="string" calcext:value-type="string">
            <text:p>trips</text:p>
          </table:table-cell>
          <table:table-cell table:number-columns-repeated="1006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0</text:p>
          </table:table-cell>
          <table:table-cell table:number-columns-repeated="16"/>
          <table:table-cell table:style-name="ce96" office:value-type="string" calcext:value-type="string">
            <text:p>c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7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0</text:p>
          </table:table-cell>
          <table:table-cell table:number-columns-repeated="16"/>
          <table:table-cell table:style-name="ce96" office:value-type="string" calcext:value-type="string">
            <text:p>gpu_alert0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8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passive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alert1</text:p>
          </table:table-cell>
          <table:table-cell table:number-columns-repeated="16"/>
          <table:table-cell table:style-name="ce96" office:value-type="string" calcext:value-type="string">
            <text:p>c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gpu_alert1</text:p>
          </table:table-cell>
          <table:table-cell table:number-columns-repeated="16"/>
          <table:table-cell table:style-name="ce96" office:value-type="string" calcext:value-type="string">
            <text:p>gpu_alert1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95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hot"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office:value-type="string" calcext:value-type="string">
            <text:p>cpu_crit</text:p>
          </table:table-cell>
          <table:table-cell table:number-columns-repeated="16"/>
          <table:table-cell table:style-name="ce96" office:value-type="string" calcext:value-type="string">
            <text:p>cpu_crit</text:p>
          </table:table-cell>
          <table:table-cell table:number-columns-repeated="1005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emperature = &lt;110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hysteresis = &lt;2000&gt;;</text:p>
          </table:table-cell>
          <table:table-cell table:number-columns-repeated="1004"/>
        </table:table-row>
        <table:table-row table:style-name="ro5">
          <table:table-cell table:style-name="ce70" office:value-type="string" calcext:value-type="string">
            <text:p>sun8i-a33.dtsi</text:p>
          </table:table-cell>
          <table:table-cell table:number-columns-repeated="18"/>
          <table:table-cell office:value-type="string" calcext:value-type="string">
            <text:p>type = "critical";</text:p>
          </table:table-cell>
          <table:table-cell table:number-columns-repeated="1004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ahci_5v</text:p>
          </table:table-cell>
          <table:table-cell table:number-columns-repeated="13"/>
          <table:table-cell table:style-name="ce62" office:value-type="string" calcext:value-type="string">
            <text:p>ahci-5v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ahci_pwr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ahci-5v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8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0_vbus</text:p>
          </table:table-cell>
          <table:table-cell table:number-columns-repeated="13"/>
          <table:table-cell table:style-name="ce62" office:value-type="string" calcext:value-type="string">
            <text:p>usb0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0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0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1 9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1_vbus</text:p>
          </table:table-cell>
          <table:table-cell table:number-columns-repeated="13"/>
          <table:table-cell table:style-name="ce62" office:value-type="string" calcext:value-type="string">
            <text:p>usb1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1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1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6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usb2_vbus</text:p>
          </table:table-cell>
          <table:table-cell table:number-columns-repeated="13"/>
          <table:table-cell table:style-name="ce62" office:value-type="string" calcext:value-type="string">
            <text:p>usb2-vbus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table:style-name="ce39" office:value-type="string" calcext:value-type="string">
            <text:p>pinctrl-0 = &lt;&amp;usb2_vbus_pin_a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usb2-vbus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boot-on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enable-active-high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gpio = &lt;&amp;pio 7 3 GPIO_ACTIVE_HIGH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status = "disabled"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0</text:p>
          </table:table-cell>
          <table:table-cell table:number-columns-repeated="13"/>
          <table:table-cell table:style-name="ce62" office:value-type="string" calcext:value-type="string">
            <text:p>vcc3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3v3</text:p>
          </table:table-cell>
          <table:table-cell table:number-columns-repeated="13"/>
          <table:table-cell table:style-name="ce62" office:value-type="string" calcext:value-type="string">
            <text:p>vcc3v3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3v3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33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33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office:value-type="string" calcext:value-type="string">
            <text:p>reg_vcc5v0</text:p>
          </table:table-cell>
          <table:table-cell table:number-columns-repeated="13"/>
          <table:table-cell table:style-name="ce62" office:value-type="string" calcext:value-type="string">
            <text:p>vcc5v0</text:p>
          </table:table-cell>
          <table:table-cell table:number-columns-repeated="1008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compatible = "regulator-fixed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name = "vcc5v0"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in-microvolt = &lt;5000000&gt;;</text:p>
          </table:table-cell>
          <table:table-cell table:number-columns-repeated="1007"/>
        </table:table-row>
        <table:table-row table:style-name="ro5">
          <table:table-cell table:style-name="ce29" office:value-type="string" calcext:value-type="string">
            <text:p>sunxi-common-regulators.dtsi</text:p>
          </table:table-cell>
          <table:table-cell table:number-columns-repeated="15"/>
          <table:table-cell office:value-type="string" calcext:value-type="string">
            <text:p>regulator-max-microvolt = &lt;5000000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office:value-type="string" calcext:value-type="string">
            <text:p>backlight</text:p>
          </table:table-cell>
          <table:table-cell table:number-columns-repeated="13"/>
          <table:table-cell table:style-name="ce62" office:value-type="string" calcext:value-type="string">
            <text:p>backlight</text:p>
          </table:table-cell>
          <table:table-cell table:number-columns-repeated="1008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compatible = "pwm-backligh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table:style-name="ce39" office:value-type="string" calcext:value-type="string">
            <text:p>pinctrl-0 = &lt;&amp;bl_en_pin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pwms = &lt;&amp;pwm 0 50000 PWM_POLARITY_INVERTED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brightness-levels = &lt;0 10 20 30 40 50 60 70 80 90 100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default-brightness-level = &lt;8&gt;;</text:p>
          </table:table-cell>
          <table:table-cell table:number-columns-repeated="1007"/>
        </table:table-row>
        <table:table-row table:style-name="ro5">
          <table:table-cell table:style-name="ce79" office:value-type="string" calcext:value-type="string">
            <text:p>sun8i-reference-design-tablet.dtsi</text:p>
          </table:table-cell>
          <table:table-cell table:number-columns-repeated="15"/>
          <table:table-cell office:value-type="string" calcext:value-type="string">
            <text:p>enable-gpios = &lt;&amp;pio 7 6 GPIO_ACTIVE_HIGH&gt;;</text:p>
          </table:table-cell>
          <table:table-cell table:number-columns-repeated="1007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>
          <table:table-cell table:number-columns-repeated="15"/>
          <table:table-cell table:style-name="ce62" office:value-type="string" calcext:value-type="string">
            <text:p>leds</text:p>
          </table:table-cell>
          <table:table-cell table:number-columns-repeated="1008"/>
        </table:table-row>
        <table:table-row table:style-name="ro5">
          <table:table-cell table:number-columns-repeated="16"/>
          <table:table-cell office:value-type="string" calcext:value-type="string">
            <text:p>compatible = "gpio-leds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names = "default";</text:p>
          </table:table-cell>
          <table:table-cell table:number-columns-repeated="1007"/>
        </table:table-row>
        <table:table-row table:style-name="ro5">
          <table:table-cell table:number-columns-repeated="16"/>
          <table:table-cell office:value-type="string" calcext:value-type="string">
            <text:p>pinctrl-0 = &lt;&amp;led_pin_d978&gt;;</text:p>
          </table:table-cell>
          <table:table-cell table:number-columns-repeated="1007"/>
        </table:table-row>
        <table:table-row table:style-name="ro5">
          <table:table-cell table:number-columns-repeated="16"/>
          <table:table-cell table:style-name="ce96" office:value-type="string" calcext:value-type="string">
            <text:p>home</text:p>
          </table:table-cell>
          <table:table-cell table:number-columns-repeated="1007"/>
        </table:table-row>
        <table:table-row table:style-name="ro5">
          <table:table-cell table:number-columns-repeated="17"/>
          <table:table-cell office:value-type="string" calcext:value-type="string">
            <text:p>label = "d978:blue:home";</text:p>
          </table:table-cell>
          <table:table-cell table:number-columns-repeated="1006"/>
        </table:table-row>
        <table:table-row table:style-name="ro5">
          <table:table-cell table:number-columns-repeated="17"/>
          <table:table-cell office:value-type="string" calcext:value-type="string">
            <text:p>gpios = &lt;&amp;r_pio 0 5 GPIO_ACTIVE_HIGH&gt;;</text:p>
          </table:table-cell>
          <table:table-cell table:number-columns-repeated="1006"/>
        </table:table-row>
        <table:table-row table:style-name="ro5">
          <table:table-cell table:style-name="ce63"/>
          <table:table-cell table:style-name="ce58"/>
          <table:table-cell table:style-name="ce63" table:number-columns-repeated="13"/>
          <table:table-cell table:style-name="ce58"/>
          <table:table-cell table:style-name="ce63" table:number-columns-repeated="1008"/>
        </table:table-row>
        <table:table-row table:style-name="ro5" table:number-rows-repeated="1046714">
          <table:table-cell table:number-columns-repeated="1024"/>
        </table:table-row>
        <table:table-row table:style-name="ro4" table:number-rows-repeated="8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n8i-a33-q8-tablet.dtb_dump_ub" table:style-name="ta1">
        <table:table-column table:style-name="co2" table:default-cell-style-name="Default"/>
        <table:table-row table:style-name="ro1">
          <table:table-cell/>
        </table:table-row>
      </table:table>
      <table:table table:name="sun8i-a33-q8-tablet.dtb_dump" table:style-name="ta1">
        <table:table-column table:style-name="co1" table:number-columns-repeated="85" table:default-cell-style-name="Default"/>
        <table:table-column table:style-name="co2" table:number-columns-repeated="906" table:default-cell-style-name="Default"/>
        <table:table-row table:style-name="ro1">
          <table:table-cell table:number-columns-repeated="991"/>
        </table:table-row>
        <table:table-row table:style-name="ro1">
          <table:table-cell office:value-type="string" calcext:value-type="string">
            <text:p>#address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#size-cells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interrupt-parent = &lt;0x1&gt;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odel = "Q8 A33 Tablet";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ompatible = "allwinner,q8-a33", "allwinner,sun8i-a33";</text:p>
          </table:table-cell>
          <table:table-cell table:number-columns-repeated="990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hose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dout-path = "serial0:115200n8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framebuffer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imple-framebuffer", "simple-framebuff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llwinner,pipeline = "de_be0-lcd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28 0x2 0x57 0x2 0x55 0x2 0x54 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cc-lcd-supply = &lt;0x3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aliase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serial0 = "/soc@1c00000/serial@1f0280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thernet0 = "/soc@1c00000/mmc@1c10000/sdio_wifi@1"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memory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device_type = "memory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 = &lt;0x40000000 0x80000000&gt;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timer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rm,armv7-timer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nterrupts = &lt;0x1 0xd 0xf08 0x1 0xe 0xf08 0x1 0xb 0xf08 0x1 0xa 0xf0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clock-frequency = &lt;0x16e36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rm,cpu-registers-not-fw-configured;</text:p>
          </table:table-cell>
          <table:table-cell table:number-columns-repeated="989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p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enable-method = "allwinner,sun8i-a2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0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cpu@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pu-supply = &lt;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7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2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pu@3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evice_type = "cp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4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clock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sc24M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16e3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24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ext_osc32k_clk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clock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fixed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8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accuracy = &lt;0xc35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ext-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d&gt;;</text:p>
          </table:table-cell>
          <table:table-cell table:number-columns-repeated="988"/>
        </table:table-row>
        <table:table-row table:style-name="ro1">
          <table:table-cell table:style-name="ce109" table:number-columns-repeated="989"/>
          <table:table-cell table:number-columns-repeated="2"/>
        </table:table-row>
        <table:table-row table:style-name="ro1">
          <table:table-cell table:style-name="ce22" office:value-type="string" calcext:value-type="string">
            <text:p>soc@1c000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address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#size-cells = &lt;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anges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dma-controller@1c02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dma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2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dma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8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0f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f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a 0x2 0x3c 0x2 0x3e 0x2 0x3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c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6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d-gpios = &lt;0x9 0x1 0x4 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mmc@1c1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b 0x2 0x3f 0x2 0x41 0x2 0x4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mmc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mmc-pwrseq = &lt;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bus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non-removable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sdio_wifi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reg = &lt;0x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mmc@1c1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m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c 0x2 0x42 0x2 0x44 0x2 0x4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mc", "output", "sampl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nand@1c03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na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3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d 0x2 0x3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d 0xe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1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m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extcon = &lt;0x10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m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r_mode = "otg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hy@1c19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locks = &lt;0x2 0x4a 0x2 0x4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usb0_phy", "usb1_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0 0x2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usb0_reset", "usb1_rese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usb-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9400 0x14 0x1c1a80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phy_ctrl", "pmu1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id_det-gpio = &lt;0x9 0x7 0x8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_power-supply = &lt;0x1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0_vbus-supply = &lt;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usb1_vbus-supply = &lt;0x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ehci", "generic-e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usb@1c1a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ohci", "generic-ohc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a4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4 0x2 0x4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10 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u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lock@1c2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reset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c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c20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eg = &lt;0x1c20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f 0x4 0x0 0x1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uart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2", "PF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6", "PG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1-cts-rts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8", "PG9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1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F0", "PF1", "PF2", "PF3", "PF4", "PF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G0", "PG1", "PG2", "PG3", "PG4", "PG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2_8bi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5", "PC6", "PC8", "PC9", "PC10", "PC11", "PC12", "PC13", "PC14", "PC15", "PC1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mmc2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0", "PC1", "PC2", "PC5", "PC8", "PC9", "PC10", "PC11", "PC12", "PC13", "PC14", "PC1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d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cs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6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nand-pins-rb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C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nand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pwm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pwm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6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0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2", "PH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9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1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4", "PH5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b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i2c2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E12", "PE1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i2c2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lcd-rgb666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D2", "PD3", "PD4", "PD5", "PD6", "PD7", "PD10", "PD11", "PD12", "PD13", "PD14", "PD15", "PD18", "PD19", "PD20", "PD21", "PD22", "PD23", "PD24", "PD25", "PD26", "PD27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lcd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art0@1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0", "PB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uart0"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mmc0_cd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B4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7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ts_power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ou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a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usb0_id_detect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H8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1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timer@1c2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timer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00 0xa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2 0x4 0x0 0x1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watchdog@1c20ca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wd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0ca0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9 0x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wm@1c2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7i-a20-pw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1400 0x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wm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c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lradc@1c2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lradc-key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8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e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vref-supply = &lt;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button@2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Up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30d4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button@40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label = "Volume Dow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linux,code = &lt;0x7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hannel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voltage = &lt;0x61a80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serial@1c28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6 0x18 0x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7 0x18 0x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8 0x18 0x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8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8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3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9 0x18 0x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c29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9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4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a 0x18 0x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a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a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61a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touchscree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interrupt-parent = &lt;0x9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1 0x5 0x2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inctrl-0 = &lt;0x1a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ower-gpios = &lt;0x9 0x7 0x1 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i2c@1c2b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0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1b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2c@1c2b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b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8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2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gpu@1c4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mali", "allwinner,sun7i-a20-mali", "arm,mali-40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4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61 0x4 0x0 0x62 0x4 0x0 0x63 0x4 0x0 0x64 0x4 0x0 0x66 0x4 0x0 0x67 0x4 0x0 0x65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names = "gp", "gpmmu", "pp0", "ppmmu0", "pp1", "ppmmu1", "pmu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a 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core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ooling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6e36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erating-points-v2 = &lt;0x1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a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c8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rm,cortex-a7-gic", "arm,cortex-a15-gi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81000 0x1000 0x1c82000 0x2000 0x1c84000 0x2000 0x1c86000 0x2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1 0x9 0xf0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rtc@1f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000 0x5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8 0x4 0x0 0x2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osc32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clock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1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interrupt-controller@1f00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r-int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0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rcm@1f01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prc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4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ar10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r10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e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h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fixed-factor-cloc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div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mult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e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h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1f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1f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0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gates_clk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apb0-gates-clk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clock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s = &lt;0x2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clock-output-names = "apb0_pio", "apb0_timer", "apb0_rsb", "apb0_uart", "apb0_i2c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1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apb0_rst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6i-a31-clock-rese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rese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2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codec-analog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allwinner,sun8i-a23-codec-analog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3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cpucfg@1f01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cpuconfig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1c00 0x3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erial@1f028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snps,dw-apb-uar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8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shift = &lt;0x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io-width = &lt;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3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pinctrl@1f0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-pinctrl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2c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0 0x14 0x15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hosc", "los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gpio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-controller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nterrupt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gpio-cells = &lt;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r_rsb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0", "PL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rsb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-strength = &lt;0x14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4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r_uart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2", "PL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s_uart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23&gt;;</text:p>
          </table:table-cell>
          <table:table-cell table:number-columns-repeated="987"/>
        </table:table-row>
        <table:table-row table:style-name="ro1">
          <table:table-cell table:number-columns-repeated="2"/>
          <table:table-cell table:style-name="ce22" office:value-type="string" calcext:value-type="string">
            <text:p>wifi_pwrseq_pin@0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pins = "PL6", "PL7", "PL11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function = "gpio_in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bias-pull-up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phandle = &lt;0x3d&gt;;</text:p>
          </table:table-cell>
          <table:table-cell table:number-columns-repeated="987"/>
        </table:table-row>
        <table:table-row table:style-name="ro1">
          <table:table-cell/>
          <table:table-cell table:style-name="ce22" office:value-type="string" calcext:value-type="string">
            <text:p>rsb@1f034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23-rsb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f034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27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1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frequency = &lt;0x2dc6c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2 0x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names = "defaul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inctrl-0 = &lt;0x2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oka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address-cells = &lt;0x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size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mic@3a3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compatible = "x-powers,axp223"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reg = &lt;0x3a3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parent = &lt;0x25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s = &lt;0x0 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eldoin-supply = &lt;0x8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drivevbus-supply = &lt;0x26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x-powers,drive-vbus-en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interrupt-controller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interrupt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ac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c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adc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adc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io-channel-cells = &lt;0x1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battery-power-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1-battery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regulators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x-powers,dcdc-freq = &lt;0xbb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dcdc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3v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8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sy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5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cdc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dc5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dram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16e36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6e36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1sw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lcd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3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c5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cp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dbb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155c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io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dd-dll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3dbb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86f9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a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pll-avcc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932e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wifi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b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ldo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dldo4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1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2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eldo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eldo3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ldo_io0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disabled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ldo_io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vcc-touchscreen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325aa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325aa0&gt;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rtc_ldo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always-on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in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max-microvolt = &lt;0x2dc6c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gulator-name = "vcc-rtc";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ce22" office:value-type="string" calcext:value-type="string">
            <text:p>drivevbus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ulator-name = "usb0-vbus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status = "okay"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13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usb_power_supply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compatible = "x-powers,axp223-usb-power-suppl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status = "okay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12&gt;;</text:p>
          </table:table-cell>
          <table:table-cell table:number-columns-repeated="986"/>
        </table:table-row>
        <table:table-row table:style-name="ro1">
          <table:table-cell/>
          <table:table-cell table:style-name="ce22" office:value-type="string" calcext:value-type="string">
            <text:p>lcd-controller@1c0c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con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0c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6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6 0x2 0x57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tcon-ch0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output-names = "tcon-pixel-clock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lc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7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f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1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8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a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crypto-engine@1c1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4i-a10-crypto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15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0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8 0x2 0x4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ahb"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ai@1c22c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i2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c00 0x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pb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d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s = &lt;0x18 0xf 0x18 0xf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dma-names = "rx", "tx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codec@1c22e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#sound-dai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code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2e00 0x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1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f 0x2 0x5c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5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ths@1c25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ths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25000 0x1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thermal-sensor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io-channel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1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si@1ca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si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9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s = &lt;0x29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y-names = "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mote-endpoint = &lt;0x2a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8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-phy@1ca1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6i-a31-mipi-dphy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ca1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17 0x2 0x6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bus", "mo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status = "disable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#phy-cells = &lt;0x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29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display-frontend@1e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front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00000 0x2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d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9 0x2 0x56 0x2 0x53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6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b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c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isplay-backend@1e6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isplay-backend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60000 0x10000 0x1e80000 0x1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f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8 0x2 0x55 0x2 0x54 0x2 0x2e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5 0x2 0x1b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-names = "be", "sat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5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c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b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d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e&gt;;</text:p>
          </table:table-cell>
          <table:table-cell table:number-columns-repeated="985"/>
        </table:table-row>
        <table:table-row table:style-name="ro1">
          <table:table-cell/>
          <table:table-cell table:style-name="ce22" office:value-type="string" calcext:value-type="string">
            <text:p>drc@1e7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mpatible = "allwinner,sun8i-a33-drc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 = &lt;0x1e70000 0x100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interrupts = &lt;0x0 0x5b 0x4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s = &lt;0x2 0x2d 0x2 0x62 0x2 0x5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names = "ahb", "mod", "ram"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sets = &lt;0x2 0x1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s = &lt;0x2 0x62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assigned-clock-rates = &lt;0x11e1a3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ports</text:p>
          </table:table-cell>
          <table:table-cell table:number-columns-repeated="988"/>
        </table:table-row>
        <table:table-row table:style-name="ro1">
          <table:table-cell table:number-columns-repeated="3"/>
          <table:table-cell office:value-type="string" calcext:value-type="string">
            <text:p>#address-cells = &lt;0x1&gt;;</text:p>
          </table:table-cell>
          <table:table-cell table:number-columns-repeated="987"/>
        </table:table-row>
        <table:table-row table:style-name="ro1">
          <table:table-cell table:number-columns-repeated="3"/>
          <table:table-cell office:value-type="string" calcext:value-type="string">
            <text:p>#size-cells = &lt;0x0&gt;;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22" office:value-type="string" calcext:value-type="string">
            <text:p>port@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e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d&gt;;</text:p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ce22" office:value-type="string" calcext:value-type="string">
            <text:p>port@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#address-cells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#size-cells = &lt;0x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reg = &lt;0x1&gt;;</text:p>
          </table:table-cell>
          <table:table-cell table:number-columns-repeated="986"/>
        </table:table-row>
        <table:table-row table:style-name="ro1">
          <table:table-cell table:number-columns-repeated="4"/>
          <table:table-cell table:style-name="ce22" office:value-type="string" calcext:value-type="string">
            <text:p>endpoint@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string" calcext:value-type="string">
            <text:p>reg = &lt;0x0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remote-endpoint = &lt;0x2f&gt;;</text:p>
          </table:table-cell>
          <table:table-cell table:number-columns-repeated="985"/>
        </table:table-row>
        <table:table-row table:style-name="ro1">
          <table:table-cell table:number-columns-repeated="5"/>
          <table:table-cell office:value-type="string" calcext:value-type="string">
            <text:p>phandle = &lt;0x27&gt;;</text:p>
          </table:table-cell>
          <table:table-cell table:number-columns-repeated="985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opp_table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opp-shared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4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7270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298b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8519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48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c9c38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50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e0a6e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00000000 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3c346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64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69fb2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fde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72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2aea5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816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0a32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0c8e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912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65c04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1008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3c14dc0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opp-microvolt = &lt;0x124f80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clock-latency-ns = &lt;0x3b9b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display-engin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allwinner,sun8i-a33-display-engin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allwinner,pipelines = &lt;0x3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iio-hwmon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iio-hwmon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io-channels = &lt;0x31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gpu-opp-table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operating-points-v2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c&gt;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opp-14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89544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240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e4e1c00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opp-384000000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opp-hz = &lt;0x0 0x16e36000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sound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simple-audio-car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name = "sun8i-a33-audio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ormat = "i2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frame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bitclock-master = &lt;0x32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mclk-fs = &lt;0x20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aux-devs = &lt;0x33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imple-audio-card,routing = "Left DAC", "AIF1 Slot 0 Left", "Right DAC", "AIF1 Slot 0 R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/>
          <table:table-cell table:style-name="ce22" office:value-type="string" calcext:value-type="string">
            <text:p>simple-audio-card,cpu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4&gt;;</text:p>
          </table:table-cell>
          <table:table-cell table:number-columns-repeated="988"/>
        </table:table-row>
        <table:table-row table:style-name="ro1">
          <table:table-cell/>
          <table:table-cell table:style-name="ce22" office:value-type="string" calcext:value-type="string">
            <text:p>simple-audio-card,codec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sound-dai = &lt;0x35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handle = &lt;0x32&gt;;</text:p>
          </table:table-cell>
          <table:table-cell table:number-columns-repeated="988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thermal-zones</text:p>
          </table:table-cell>
          <table:table-cell table:number-columns-repeated="990"/>
        </table:table-row>
        <table:table-row table:style-name="ro1">
          <table:table-cell/>
          <table:table-cell table:style-name="ce22" office:value-type="string" calcext:value-type="string">
            <text:p>cpu_thermal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polling-delay-passive = &lt;0xfa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polling-delay = &lt;0x3e8&gt;;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thermal-sensors = &lt;0x31&gt;;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22" office:value-type="string" calcext:value-type="string">
            <text:p>cooling-ma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map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6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7 0xffffffff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2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9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1 0xffffffff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map3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rip = &lt;0x3b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cooling-device = &lt;0x3a 0x2 0xffffffff&gt;;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22" office:value-type="string" calcext:value-type="string">
            <text:p>trips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24f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6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0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4c0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passive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9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5f9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8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gpu_alert1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7318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hot"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phandle = &lt;0x3b&gt;;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22" office:value-type="string" calcext:value-type="string">
            <text:p>cpu_crit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 calcext:value-type="string">
            <text:p>temperature = &lt;0x1adb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hysteresis = &lt;0x7d0&gt;;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type = "critical";</text:p>
          </table:table-cell>
          <table:table-cell table:number-columns-repeated="986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ahci-5v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ahci-5v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8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0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0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1 0x9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1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1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6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usb2-vb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usb2-vbus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boot-on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active-high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gpio = &lt;0x9 0x7 0x3 0x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status = "disabled"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2dc6c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17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3v3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3v3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325aa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325aa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vcc5v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regulator-fixed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name = "vcc5v0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in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regulator-max-microvolt = &lt;0x4c4b40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26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backlight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pwm-backligh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wms = &lt;0x3c 0x0 0xc350 0x1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brightness-levels = &lt;0x0 0xa 0x14 0x1e 0x28 0x32 0x3c 0x46 0x50 0x5a 0x64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default-brightness-level = &lt;0x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enable-gpios = &lt;0x9 0x7 0x6 0x0&gt;;</text:p>
          </table:table-cell>
          <table:table-cell table:number-columns-repeated="989"/>
        </table:table-row>
        <table:table-row table:style-name="ro1">
          <table:table-cell table:style-name="ce109" table:number-columns-repeated="991"/>
        </table:table-row>
        <table:table-row table:style-name="ro1">
          <table:table-cell table:style-name="ce22" office:value-type="string" calcext:value-type="string">
            <text:p>wifi_pwrseq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compatible = "mmc-pwrseq-simple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names = "default"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inctrl-0 = &lt;0x3d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ost-power-on-delay-ms = &lt;0xc8&gt;;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phandle = &lt;0xc&gt;;</text:p>
          </table:table-cell>
          <table:table-cell table:number-columns-repeated="989"/>
        </table:table-row>
      </table:table>
      <table:table table:name="dtb_comparison" table:style-name="ta1">
        <table:table-column table:style-name="co1" table:number-columns-repeated="2" table:default-cell-style-name="ce47"/>
        <table:table-column table:style-name="co1" table:default-cell-style-name="ce54"/>
        <table:table-column table:style-name="co1" table:number-columns-repeated="17" table:default-cell-style-name="ce47"/>
        <table:table-column table:style-name="co26" table:default-cell-style-name="ce47"/>
        <table:table-column table:style-name="co1" table:number-columns-repeated="4" table:default-cell-style-name="ce47"/>
        <table:table-column table:style-name="co1" table:default-cell-style-name="ce54"/>
        <table:table-column table:style-name="co1" table:number-columns-repeated="17" table:default-cell-style-name="ce47"/>
        <table:table-column table:style-name="co27" table:default-cell-style-name="ce47"/>
        <table:table-column table:style-name="co28" table:default-cell-style-name="ce47"/>
        <table:table-column table:style-name="co1" table:number-columns-repeated="88" table:default-cell-style-name="ce47"/>
        <table:table-column table:style-name="co2" table:number-columns-repeated="891" table:default-cell-style-name="ce47"/>
        <table:table-row table:style-name="ro6">
          <table:table-cell table:number-columns-repeated="28"/>
          <table:table-cell table:style-name="ce108"/>
          <table:table-cell table:style-name="ce114" office:value-type="string" calcext:value-type="string">
            <text:p>u-boot</text:p>
          </table:table-cell>
          <table:table-cell table:style-name="ce108" table:number-columns-repeated="16"/>
          <table:table-cell table:style-name="ce114" office:value-type="string" calcext:value-type="string">
            <text:p>linux-stable</text:p>
          </table:table-cell>
          <table:table-cell table:style-name="ce108" table:number-columns-repeated="18"/>
          <table:table-cell table:number-columns-repeated="959"/>
        </table:table-row>
        <table:table-row table:style-name="ro6">
          <table:table-cell table:number-columns-repeated="28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style-name="ce29" table:number-columns-repeated="11"/>
          <table:table-cell table:number-columns-repeated="2"/>
          <table:table-cell table:style-name="ce54"/>
          <table:table-cell table:style-name="ce52"/>
          <table:table-cell table:style-name="ce29"/>
          <table:table-cell table:style-name="ce29" office:value-type="string" calcext:value-type="string">
            <text:p>skeleton.dtsi</text:p>
          </table:table-cell>
          <table:table-cell table:number-columns-repeated="7"/>
          <table:table-cell table:style-name="ce48"/>
          <table:table-cell table:style-name="ce130" table:number-columns-repeated="3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70" office:value-type="string" calcext:value-type="string">
            <text:p>sun8i-a23-a33.dtsi</text:p>
          </table:table-cell>
          <table:table-cell table:style-name="ce29" table:number-columns-repeated="12"/>
          <table:table-cell table:number-columns-repeated="2"/>
          <table:table-cell table:style-name="ce54"/>
          <table:table-cell table:style-name="ce52"/>
          <table:table-cell table:style-name="ce70" office:value-type="string" calcext:value-type="string">
            <text:p>sun8i-a23-a33.dtsi</text:p>
          </table:table-cell>
          <table:table-cell table:style-name="ce29"/>
          <table:table-cell table:number-columns-repeated="7"/>
          <table:table-cell table:style-name="ce132"/>
          <table:table-cell table:style-name="ce130" table:number-columns-repeated="6"/>
          <table:table-cell table:number-columns-repeated="26"/>
          <table:table-cell table:style-name="ce130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/>
          <table:table-cell table:style-name="ce29" table:number-columns-repeated="10"/>
          <table:table-cell table:number-columns-repeated="2"/>
          <table:table-cell table:style-name="ce54"/>
          <table:table-cell table:style-name="ce115" office:value-type="string" calcext:value-type="string">
            <text:p>sun8i-a33.dtsi</text:p>
          </table:table-cell>
          <table:table-cell table:style-name="ce29" table:number-columns-repeated="2"/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table:number-columns-repeated="2"/>
          <table:table-cell table:style-name="ce29" office:value-type="string" calcext:value-type="string">
            <text:p>sunxi-common-regulators.dtsi</text:p>
          </table:table-cell>
          <table:table-cell table:style-name="ce29" table:number-columns-repeated="10"/>
          <table:table-cell table:number-columns-repeated="2"/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sunxi-common-regulators.dtsi</text:p>
          </table:table-cell>
          <table:table-cell table:number-columns-repeated="6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 table:style-name="ce29" office:value-type="string" calcext:value-type="string">
            <text:p>sunxi-reference-design-tablet.dtsi</text:p>
          </table:table-cell>
          <table:table-cell table:style-name="ce29" table:number-columns-repeated="11"/>
          <table:table-cell table:number-columns-repeated="2"/>
          <table:table-cell table:style-name="ce54" table:number-columns-repeated="2"/>
          <table:table-cell/>
          <table:table-cell table:style-name="ce29" office:value-type="string" calcext:value-type="string">
            <text:p>sunxi-reference-design-tablet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/>
          <table:table-cell table:style-name="ce29" office:value-type="string" calcext:value-type="string">
            <text:p>axp22x.dtsi</text:p>
          </table:table-cell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 table:number-columns-repeated="2"/>
          <table:table-cell table:style-name="ce29" office:value-type="string" calcext:value-type="string">
            <text:p>axp22x.dtsi</text:p>
          </table:table-cell>
          <table:table-cell table:number-columns-repeated="6"/>
          <table:table-cell table:style-name="ce48"/>
          <table:table-cell table:style-name="ce29"/>
          <table:table-cell table:style-name="ce130"/>
          <table:table-cell table:style-name="ce29" table:number-columns-repeated="4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/>
          <table:table-cell/>
          <table:table-cell table:style-name="ce29" table:number-columns-repeated="11"/>
          <table:table-cell/>
          <table:table-cell office:value-type="string" calcext:value-type="string">
            <text:p>=</text:p>
          </table:table-cell>
          <table:table-cell table:style-name="ce54" table:number-columns-repeated="2"/>
          <table:table-cell/>
          <table:table-cell table:style-name="ce29" office:value-type="string" calcext:value-type="string">
            <text:p>axp223.dtsi</text:p>
          </table:table-cell>
          <table:table-cell table:number-columns-repeated="7"/>
          <table:table-cell table:style-name="ce48"/>
          <table:table-cell table:style-name="ce29" table:number-columns-repeated="2"/>
          <table:table-cell table:style-name="ce130"/>
          <table:table-cell table:style-name="ce29" table:number-columns-repeated="3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 table:number-columns-repeated="2"/>
          <table:table-cell table:style-name="ce29" office:value-type="string" calcext:value-type="string">
            <text:p>sun8i-reference-design-tablet.dtsi</text:p>
          </table:table-cell>
          <table:table-cell table:style-name="ce29" table:number-columns-repeated="12"/>
          <table:table-cell table:number-columns-repeated="2"/>
          <table:table-cell table:style-name="ce54" table:number-columns-repeated="2"/>
          <table:table-cell table:style-name="ce29" office:value-type="string" calcext:value-type="string">
            <text:p>sun8i-reference-design-tablet.dtsi</text:p>
          </table:table-cell>
          <table:table-cell table:number-columns-repeated="8"/>
          <table:table-cell table:style-name="ce48"/>
          <table:table-cell table:style-name="ce29" table:number-columns-repeated="6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52"/>
          <table:table-cell table:style-name="ce52" office:value-type="string" calcext:value-type="string">
            <text:p>sun8i-q8-common.dtsi</text:p>
          </table:table-cell>
          <table:table-cell table:style-name="ce29" table:number-columns-repeated="13"/>
          <table:table-cell table:number-columns-repeated="2"/>
          <table:table-cell table:style-name="ce54"/>
          <table:table-cell table:style-name="ce52" office:value-type="string" calcext:value-type="string">
            <text:p>sun8i-q8-common.dtsi</text:p>
          </table:table-cell>
          <table:table-cell table:number-columns-repeated="9"/>
          <table:table-cell table:style-name="ce48"/>
          <table:table-cell table:style-name="ce130"/>
          <table:table-cell table:style-name="ce29" table:number-columns-repeated="5"/>
          <table:table-cell table:number-columns-repeated="26"/>
          <table:table-cell table:style-name="ce29"/>
          <table:table-cell table:number-columns-repeated="934"/>
        </table:table-row>
        <table:table-row table:style-name="ro6">
          <table:table-cell table:number-columns-repeated="28"/>
          <table:table-cell table:style-name="ce91" office:value-type="string" calcext:value-type="string">
            <text:p>sun8i-a33-q8-tablet.dts</text:p>
          </table:table-cell>
          <table:table-cell table:style-name="ce29" table:number-columns-repeated="14"/>
          <table:table-cell table:style-name="ce130"/>
          <table:table-cell table:style-name="ce131" office:value-type="string" calcext:value-type="string">
            <text:p>=</text:p>
          </table:table-cell>
          <table:table-cell table:style-name="ce91" office:value-type="string" calcext:value-type="string">
            <text:p>sun8i-a33-q8-tablet.dts</text:p>
          </table:table-cell>
          <table:table-cell table:style-name="ce130" table:number-columns-repeated="11"/>
          <table:table-cell table:style-name="ce29" table:number-columns-repeated="6"/>
          <table:table-cell table:style-name="ce130" table:number-columns-repeated="2"/>
          <table:table-cell table:number-columns-repeated="7"/>
          <table:table-cell table:style-name="ce130"/>
          <table:table-cell table:number-columns-repeated="16"/>
          <table:table-cell table:style-name="ce29"/>
          <table:table-cell table:number-columns-repeated="93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20"/>
          <table:table-cell office:value-type="string" calcext:value-type="string">
            <text:p>"allwinner,q8-a33", "allwinner,sun8i-a33"</text:p>
          </table:table-cell>
          <table:table-cell table:number-columns-repeated="22"/>
          <table:table-cell office:value-type="string" calcext:value-type="string">
            <text:p>"allwinner,q8-a33", "allwinner,sun8i-a33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office:value-type="string" calcext:value-type="string">
            <text:p>chosen</text:p>
          </table:table-cell>
          <table:table-cell table:number-columns-repeated="22"/>
          <table:table-cell office:value-type="string" calcext:value-type="string">
            <text:p>chosen</text:p>
          </table:table-cell>
          <table:table-cell table:number-columns-repeated="998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3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5"/>
          <table:table-cell office:value-type="string" calcext:value-type="string">
            <text:p>framebuffer@0</text:p>
          </table:table-cell>
          <table:table-cell table:number-columns-repeated="16"/>
          <table:table-cell office:value-type="string" calcext:value-type="string">
            <text:p>"allwinner,simple-framebuffer", "simple-framebuff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aliases</text:p>
          </table:table-cell>
          <table:table-cell table:number-columns-repeated="22"/>
          <table:table-cell table:style-name="ce62" office:value-type="string" calcext:value-type="string">
            <text:p>aliases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memory</text:p>
          </table:table-cell>
          <table:table-cell table:number-columns-repeated="22"/>
          <table:table-cell table:style-name="ce62" office:value-type="string" calcext:value-type="string">
            <text:p>memory</text:p>
          </table:table-cell>
          <table:table-cell table:number-columns-repeated="998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imer</text:p>
          </table:table-cell>
          <table:table-cell table:style-name="ce96"/>
          <table:table-cell table:number-columns-repeated="16"/>
          <table:table-cell office:value-type="string" calcext:value-type="string">
            <text:p>"arm,armv7-timer"</text:p>
          </table:table-cell>
          <table:table-cell table:number-columns-repeated="4"/>
          <table:table-cell table:style-name="ce62" office:value-type="string" calcext:value-type="string">
            <text:p>timer</text:p>
          </table:table-cell>
          <table:table-cell table:number-columns-repeated="17"/>
          <table:table-cell office:value-type="string" calcext:value-type="string">
            <text:p>"arm,armv7-timer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pus</text:p>
          </table:table-cell>
          <table:table-cell table:number-columns-repeated="22"/>
          <table:table-cell table:style-name="ce62" office:value-type="string" calcext:value-type="string">
            <text:p>cpu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128" office:value-type="string" calcext:value-type="string">
            <text:p>cpu@0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1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2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5"/>
          <table:table-cell table:style-name="ce96" office:value-type="string" calcext:value-type="string">
            <text:p>cpu@3</text:p>
          </table:table-cell>
          <table:table-cell table:number-columns-repeated="16"/>
          <table:table-cell office:value-type="string" calcext:value-type="string">
            <text:p>"arm,cortex-a7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clocks</text:p>
          </table:table-cell>
          <table:table-cell table:number-columns-repeated="22"/>
          <table:table-cell table:style-name="ce62" office:value-type="string" calcext:value-type="string">
            <text:p>clock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osc24M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5"/>
          <table:table-cell table:style-name="ce96" office:value-type="string" calcext:value-type="string">
            <text:p>ext_osc32k_clk</text:p>
          </table:table-cell>
          <table:table-cell table:number-columns-repeated="16"/>
          <table:table-cell office:value-type="string" calcext:value-type="string">
            <text:p>"fixed-clock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c@0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4"/>
          <table:table-cell table:style-name="ce62" office:value-type="string" calcext:value-type="string">
            <text:p>soc@1c00000</text:p>
          </table:table-cell>
          <table:table-cell table:number-columns-repeated="17"/>
          <table:table-cell office:value-type="string" calcext:value-type="string">
            <text:p>"simple-bu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ma-controller@01c02000</text:p>
          </table:table-cell>
          <table:table-cell table:style-name="ce96"/>
          <table:table-cell table:number-columns-repeated="15"/>
          <table:table-cell office:value-type="string" calcext:value-type="string">
            <text:p>"allwinner,sun8i-a23-dma"</text:p>
          </table:table-cell>
          <table:table-cell table:number-columns-repeated="5"/>
          <table:table-cell table:style-name="ce96" office:value-type="string" calcext:value-type="string">
            <text:p>dma-controller@1c02000</text:p>
          </table:table-cell>
          <table:table-cell table:number-columns-repeated="16"/>
          <table:table-cell office:value-type="string" calcext:value-type="string">
            <text:p>"allwinner,sun8i-a23-dma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mmc@0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128" office:value-type="string" calcext:value-type="string">
            <text:p>mmc@1c0f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0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mmc@0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5"/>
          <table:table-cell table:style-name="ce96" office:value-type="string" calcext:value-type="string">
            <text:p>mmc@1c11000</text:p>
          </table:table-cell>
          <table:table-cell table:number-columns-repeated="16"/>
          <table:table-cell office:value-type="string" calcext:value-type="string">
            <text:p>"allwinner,sun7i-a20-mm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nand@0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5"/>
          <table:table-cell table:style-name="ce128" office:value-type="string" calcext:value-type="string">
            <text:p>nand@1c03000</text:p>
          </table:table-cell>
          <table:table-cell table:number-columns-repeated="16"/>
          <table:table-cell office:value-type="string" calcext:value-type="string">
            <text:p>"allwinner,sun4i-a10-nan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5"/>
          <table:table-cell table:style-name="ce96" office:value-type="string" calcext:value-type="string">
            <text:p>usb@1c19000</text:p>
          </table:table-cell>
          <table:table-cell table:number-columns-repeated="16"/>
          <table:table-cell office:value-type="string" calcext:value-type="string">
            <text:p>"allwinner,sun8i-a33-musb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hy@0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5"/>
          <table:table-cell table:style-name="ce96" office:value-type="string" calcext:value-type="string">
            <text:p>phy@1c19400</text:p>
          </table:table-cell>
          <table:table-cell table:number-columns-repeated="16"/>
          <table:table-cell office:value-type="string" calcext:value-type="string">
            <text:p>"allwinner,sun8i-a33-usb-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5"/>
          <table:table-cell table:style-name="ce96" office:value-type="string" calcext:value-type="string">
            <text:p>usb@1c1a000</text:p>
          </table:table-cell>
          <table:table-cell table:number-columns-repeated="16"/>
          <table:table-cell office:value-type="string" calcext:value-type="string">
            <text:p>"allwinner,sun8i-a23-ehci", "generic-e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usb@0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5"/>
          <table:table-cell table:style-name="ce96" office:value-type="string" calcext:value-type="string">
            <text:p>usb@1c1a400</text:p>
          </table:table-cell>
          <table:table-cell table:number-columns-repeated="16"/>
          <table:table-cell office:value-type="string" calcext:value-type="string">
            <text:p>"allwinner,sun8i-a23-ohci", "generic-ohci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lock@0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5"/>
          <table:table-cell table:style-name="ce96" office:value-type="string" calcext:value-type="string">
            <text:p>clock@1c20000</text:p>
          </table:table-cell>
          <table:table-cell table:number-columns-repeated="16"/>
          <table:table-cell office:value-type="string" calcext:value-type="string">
            <text:p>"allwinner,sun8i-a33-ccu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5"/>
          <table:table-cell table:style-name="ce96" office:value-type="string" calcext:value-type="string">
            <text:p>pinctrl@1c20800</text:p>
          </table:table-cell>
          <table:table-cell table:number-columns-repeated="16"/>
          <table:table-cell office:value-type="string" calcext:value-type="string">
            <text:p>"allwinner,sun8i-a33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uart0@0</text:p>
          </table:table-cell>
          <table:table-cell table:number-columns-repeated="22"/>
          <table:table-cell table:style-name="ce96" office:value-type="string" calcext:value-type="string">
            <text:p>uart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@0</text:p>
          </table:table-cell>
          <table:table-cell table:number-columns-repeated="22"/>
          <table:table-cell table:style-name="ce96" office:value-type="string" calcext:value-type="string">
            <text:p>uart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1-cts-rts@0</text:p>
          </table:table-cell>
          <table:table-cell table:number-columns-repeated="22"/>
          <table:table-cell table:style-name="ce96" office:value-type="string" calcext:value-type="string">
            <text:p>uart1-cts-rts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nand-base0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cs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nand-rb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96" office:value-type="string" calcext:value-type="string">
            <text:p>mmc0@0</text:p>
          </table:table-cell>
          <table:table-cell table:number-columns-repeated="22"/>
          <table:table-cell table:style-name="ce96" office:value-type="string" calcext:value-type="string">
            <text:p>mm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mmc1@0</text:p>
          </table:table-cell>
          <table:table-cell table:number-columns-repeated="22"/>
          <table:table-cell table:style-name="ce128" office:value-type="string" calcext:value-type="string">
            <text:p>mm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mmc2_8bit</text:p>
          </table:table-cell>
          <table:table-cell table:number-columns-repeated="22"/>
          <table:table-cell table:style-name="ce96" office:value-type="string" calcext:value-type="string">
            <text:p>mmc2_8bit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cs1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0</text:p>
          </table:table-cell>
          <table:table-cell table:number-columns-repeated="996"/>
        </table:table-row>
        <table:table-row table:style-name="ro6">
          <table:table-cell table:number-columns-repeated="27"/>
          <table:table-cell table:style-name="ce128" office:value-type="string" calcext:value-type="string">
            <text:p>nand-pins-rb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pwm0</text:p>
          </table:table-cell>
          <table:table-cell table:number-columns-repeated="22"/>
          <table:table-cell table:style-name="ce96" office:value-type="string" calcext:value-type="string">
            <text:p>pwm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0@0</text:p>
          </table:table-cell>
          <table:table-cell table:number-columns-repeated="22"/>
          <table:table-cell table:style-name="ce96" office:value-type="string" calcext:value-type="string">
            <text:p>i2c0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1@0</text:p>
          </table:table-cell>
          <table:table-cell table:number-columns-repeated="22"/>
          <table:table-cell table:style-name="ce96" office:value-type="string" calcext:value-type="string">
            <text:p>i2c1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i2c2@0</text:p>
          </table:table-cell>
          <table:table-cell table:number-columns-repeated="22"/>
          <table:table-cell table:style-name="ce96" office:value-type="string" calcext:value-type="string">
            <text:p>i2c2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lcd-rgb666@0</text:p>
          </table:table-cell>
          <table:table-cell table:number-columns-repeated="22"/>
          <table:table-cell table:style-name="ce96" office:value-type="string" calcext:value-type="string">
            <text:p>lcd-rgb666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uart0@1</text:p>
          </table:table-cell>
          <table:table-cell table:number-columns-repeated="22"/>
          <table:table-cell table:style-name="ce96" office:value-type="string" calcext:value-type="string">
            <text:p>uart0@1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ahci_pwr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0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1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usb2_vbus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bl_en_pin@0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128" office:value-type="string" calcext:value-type="string">
            <text:p>mmc0_cd_pin@0</text:p>
          </table:table-cell>
          <table:table-cell table:number-columns-repeated="22"/>
          <table:table-cell table:style-name="ce128" office:value-type="string" calcext:value-type="string">
            <text:p>mmc0_cd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ts_power_pin@0</text:p>
          </table:table-cell>
          <table:table-cell table:number-columns-repeated="22"/>
          <table:table-cell table:style-name="ce128" office:value-type="string" calcext:value-type="string">
            <text:p>ts_power_pin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usb0_id_detect_pin@0</text:p>
          </table:table-cell>
          <table:table-cell table:number-columns-repeated="22"/>
          <table:table-cell table:style-name="ce128" office:value-type="string" calcext:value-type="string">
            <text:p>usb0_id_detect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timer@0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5"/>
          <table:table-cell table:style-name="ce96" office:value-type="string" calcext:value-type="string">
            <text:p>timer@1c20c00</text:p>
          </table:table-cell>
          <table:table-cell table:number-columns-repeated="16"/>
          <table:table-cell office:value-type="string" calcext:value-type="string">
            <text:p>"allwinner,sun4i-a10-timer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watchdog@0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5"/>
          <table:table-cell table:style-name="ce96" office:value-type="string" calcext:value-type="string">
            <text:p>watchdog@1c20ca0</text:p>
          </table:table-cell>
          <table:table-cell table:number-columns-repeated="16"/>
          <table:table-cell office:value-type="string" calcext:value-type="string">
            <text:p>"allwinner,sun6i-a31-wd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wm@0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5"/>
          <table:table-cell table:style-name="ce96" office:value-type="string" calcext:value-type="string">
            <text:p>pwm@1c21400</text:p>
          </table:table-cell>
          <table:table-cell table:number-columns-repeated="16"/>
          <table:table-cell office:value-type="string" calcext:value-type="string">
            <text:p>"allwinner,sun7i-a20-pwm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radc@0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5"/>
          <table:table-cell table:style-name="ce96" office:value-type="string" calcext:value-type="string">
            <text:p>lradc@1c22800</text:p>
          </table:table-cell>
          <table:table-cell table:number-columns-repeated="16"/>
          <table:table-cell office:value-type="string" calcext:value-type="string">
            <text:p>"allwinner,sun4i-a10-lradc-keys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button@200</text:p>
          </table:table-cell>
          <table:table-cell table:number-columns-repeated="22"/>
          <table:table-cell table:style-name="ce96" office:value-type="string" calcext:value-type="string">
            <text:p>button@20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button@400</text:p>
          </table:table-cell>
          <table:table-cell table:number-columns-repeated="22"/>
          <table:table-cell table:style-name="ce96" office:value-type="string" calcext:value-type="string">
            <text:p>button@40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office:value-type="string" calcext:value-type="string">
            <text:p>serial@1c28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4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8c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c290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8" office:value-type="string" calcext:value-type="string">
            <text:p>i2c@0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128" office:value-type="string" calcext:value-type="string">
            <text:p>i2c@1c2ac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8" office:value-type="string" calcext:value-type="string">
            <text:p>touchscreen@40</text:p>
          </table:table-cell>
          <table:table-cell table:number-columns-repeated="15"/>
          <table:table-cell office:value-type="string" calcext:value-type="string">
            <text:p>"silead,gsl1680"</text:p>
          </table:table-cell>
          <table:table-cell table:number-columns-repeated="6"/>
          <table:table-cell table:style-name="ce128" office:value-type="string" calcext:value-type="string">
            <text:p>touchscree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0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2c@0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5"/>
          <table:table-cell table:style-name="ce96" office:value-type="string" calcext:value-type="string">
            <text:p>i2c@1c2b400</text:p>
          </table:table-cell>
          <table:table-cell table:number-columns-repeated="16"/>
          <table:table-cell office:value-type="string" calcext:value-type="string">
            <text:p>"allwinner,sun6i-a31-i2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5"/>
          <table:table-cell table:style-name="ce96" office:value-type="string" calcext:value-type="string">
            <text:p>gpu@1c40000</text:p>
          </table:table-cell>
          <table:table-cell table:number-columns-repeated="16"/>
          <table:table-cell office:value-type="string" calcext:value-type="string">
            <text:p>"allwinner,sun8i-a23-mali", "allwinner,sun7i-a20-mali", "arm,mali-400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0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5"/>
          <table:table-cell table:style-name="ce96" office:value-type="string" calcext:value-type="string">
            <text:p>interrupt-controller@1c81000</text:p>
          </table:table-cell>
          <table:table-cell table:number-columns-repeated="16"/>
          <table:table-cell office:value-type="string" calcext:value-type="string">
            <text:p>"arm,cortex-a7-gic", "arm,cortex-a15-gi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rtc@0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5"/>
          <table:table-cell table:style-name="ce96" office:value-type="string" calcext:value-type="string">
            <text:p>rtc@1f00000</text:p>
          </table:table-cell>
          <table:table-cell table:number-columns-repeated="16"/>
          <table:table-cell office:value-type="string" calcext:value-type="string">
            <text:p>"allwinner,sun6i-a31-r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5"/>
          <table:table-cell table:style-name="ce96" office:value-type="string" calcext:value-type="string">
            <text:p>interrupt-controller@1f00c00</text:p>
          </table:table-cell>
          <table:table-cell table:number-columns-repeated="16"/>
          <table:table-cell office:value-type="string" calcext:value-type="string">
            <text:p>"allwinner,sun6i-a31-r-int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rcm@0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5"/>
          <table:table-cell table:style-name="ce96" office:value-type="string" calcext:value-type="string">
            <text:p>prcm@1f01400</text:p>
          </table:table-cell>
          <table:table-cell table:number-columns-repeated="16"/>
          <table:table-cell office:value-type="string" calcext:value-type="string">
            <text:p>"allwinner,sun8i-a23-prcm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r10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6"/>
          <table:table-cell table:style-name="ce96" office:value-type="string" calcext:value-type="string">
            <text:p>ahb0_clk</text:p>
          </table:table-cell>
          <table:table-cell table:number-columns-repeated="15"/>
          <table:table-cell office:value-type="string" calcext:value-type="string">
            <text:p>"fixed-factor-cloc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6"/>
          <table:table-cell table:style-name="ce96" office:value-type="string" calcext:value-type="string">
            <text:p>apb0_clk</text:p>
          </table:table-cell>
          <table:table-cell table:number-columns-repeated="15"/>
          <table:table-cell office:value-type="string" calcext:value-type="string">
            <text:p>"allwinner,sun8i-a23-apb0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6"/>
          <table:table-cell table:style-name="ce96" office:value-type="string" calcext:value-type="string">
            <text:p>apb0_gates_clk</text:p>
          </table:table-cell>
          <table:table-cell table:number-columns-repeated="15"/>
          <table:table-cell office:value-type="string" calcext:value-type="string">
            <text:p>"allwinner,sun8i-a23-apb0-gates-clk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6"/>
          <table:table-cell table:style-name="ce96" office:value-type="string" calcext:value-type="string">
            <text:p>apb0_rst</text:p>
          </table:table-cell>
          <table:table-cell table:number-columns-repeated="15"/>
          <table:table-cell office:value-type="string" calcext:value-type="string">
            <text:p>"allwinner,sun6i-a31-clock-reset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6"/>
          <table:table-cell table:style-name="ce96" office:value-type="string" calcext:value-type="string">
            <text:p>codec-analog</text:p>
          </table:table-cell>
          <table:table-cell table:number-columns-repeated="15"/>
          <table:table-cell office:value-type="string" calcext:value-type="string">
            <text:p>"allwinner,sun8i-a23-codec-analo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pucfg@0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5"/>
          <table:table-cell table:style-name="ce96" office:value-type="string" calcext:value-type="string">
            <text:p>cpucfg@1f01c00</text:p>
          </table:table-cell>
          <table:table-cell table:number-columns-repeated="16"/>
          <table:table-cell office:value-type="string" calcext:value-type="string">
            <text:p>"allwinner,sun8i-a23-cpuconfig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erial@0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5"/>
          <table:table-cell table:style-name="ce96" office:value-type="string" calcext:value-type="string">
            <text:p>serial@1f02800</text:p>
          </table:table-cell>
          <table:table-cell table:number-columns-repeated="16"/>
          <table:table-cell office:value-type="string" calcext:value-type="string">
            <text:p>"snps,dw-apb-uart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pinctrl@0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5"/>
          <table:table-cell table:style-name="ce96" office:value-type="string" calcext:value-type="string">
            <text:p>pinctrl@1f02c00</text:p>
          </table:table-cell>
          <table:table-cell table:number-columns-repeated="16"/>
          <table:table-cell office:value-type="string" calcext:value-type="string">
            <text:p>"allwinner,sun8i-a23-r-pinctrl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r_rsb</text:p>
          </table:table-cell>
          <table:table-cell table:number-columns-repeated="22"/>
          <table:table-cell table:style-name="ce96" office:value-type="string" calcext:value-type="string">
            <text:p>r_rsb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96" office:value-type="string" calcext:value-type="string">
            <text:p>r_uart@0</text:p>
          </table:table-cell>
          <table:table-cell table:number-columns-repeated="22"/>
          <table:table-cell table:style-name="ce96" office:value-type="string" calcext:value-type="string">
            <text:p>r_uart@0</text:p>
          </table:table-cell>
          <table:table-cell table:number-columns-repeated="996"/>
        </table:table-row>
        <table:table-row table:style-name="ro6">
          <table:table-cell table:number-columns-repeated="4"/>
          <table:table-cell table:style-name="ce128" office:value-type="string" calcext:value-type="string">
            <text:p>wifi_pwrseq_pin@0</text:p>
          </table:table-cell>
          <table:table-cell table:number-columns-repeated="22"/>
          <table:table-cell table:style-name="ce128" office:value-type="string" calcext:value-type="string">
            <text:p>wifi_pwrseq_pin@0</text:p>
          </table:table-cell>
          <table:table-cell table:number-columns-repeated="996"/>
        </table:table-row>
        <table:table-row table:style-name="ro6">
          <table:table-cell table:number-columns-repeated="3"/>
          <table:table-cell table:style-name="ce96" office:value-type="string" calcext:value-type="string">
            <text:p>rsb@0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5"/>
          <table:table-cell table:style-name="ce96" office:value-type="string" calcext:value-type="string">
            <text:p>rsb@1f03400</text:p>
          </table:table-cell>
          <table:table-cell table:number-columns-repeated="16"/>
          <table:table-cell office:value-type="string" calcext:value-type="string">
            <text:p>"allwinner,sun8i-a23-rsb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6"/>
          <table:table-cell table:style-name="ce96" office:value-type="string" calcext:value-type="string">
            <text:p>pmic@3a3</text:p>
          </table:table-cell>
          <table:table-cell table:number-columns-repeated="15"/>
          <table:table-cell office:value-type="string" calcext:value-type="string">
            <text:p>"x-powers,axp223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7"/>
          <table:table-cell table:style-name="ce128" office:value-type="string" calcext:value-type="string">
            <text:p>ac-power-supply</text:p>
          </table:table-cell>
          <table:table-cell table:number-columns-repeated="14"/>
          <table:table-cell office:value-type="string" calcext:value-type="string">
            <text:p>"x-powers,axp221-ac-power-supply"</text:p>
          </table:table-cell>
          <table:table-cell table:number-columns-repeated="980"/>
        </table:table-row>
        <table:table-row table:style-name="ro6">
          <table:table-cell table:number-columns-repeated="28"/>
          <table:table-cell table:style-name="ce128" office:value-type="string" calcext:value-type="string">
            <text:p>adc</text:p>
          </table:table-cell>
          <table:table-cell table:number-columns-repeated="14"/>
          <table:table-cell office:value-type="string" calcext:value-type="string">
            <text:p>"x-powers,axp221-adc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7"/>
          <table:table-cell table:style-name="ce128" office:value-type="string" calcext:value-type="string">
            <text:p>battery-power-supply</text:p>
          </table:table-cell>
          <table:table-cell table:number-columns-repeated="14"/>
          <table:table-cell office:value-type="string" calcext:value-type="string">
            <text:p>"x-powers,axp221-battery-power-supply"</text:p>
          </table:table-cell>
          <table:table-cell table:number-columns-repeated="980"/>
        </table:table-row>
        <table:table-row table:style-name="ro6">
          <table:table-cell table:number-columns-repeated="5"/>
          <table:table-cell table:style-name="ce96" office:value-type="string" calcext:value-type="string">
            <text:p>regulators</text:p>
          </table:table-cell>
          <table:table-cell table:number-columns-repeated="22"/>
          <table:table-cell table:style-name="ce96" office:value-type="string" calcext:value-type="string">
            <text:p>regulators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dcdc1</text:p>
          </table:table-cell>
          <table:table-cell table:number-columns-repeated="22"/>
          <table:table-cell table:style-name="ce96" office:value-type="string" calcext:value-type="string">
            <text:p>dcdc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dcdc2</text:p>
          </table:table-cell>
          <table:table-cell table:number-columns-repeated="22"/>
          <table:table-cell table:style-name="ce128" office:value-type="string" calcext:value-type="string">
            <text:p>dcdc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3</text:p>
          </table:table-cell>
          <table:table-cell table:number-columns-repeated="22"/>
          <table:table-cell table:style-name="ce96" office:value-type="string" calcext:value-type="string">
            <text:p>dcdc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4</text:p>
          </table:table-cell>
          <table:table-cell table:number-columns-repeated="22"/>
          <table:table-cell table:style-name="ce96" office:value-type="string" calcext:value-type="string">
            <text:p>dcdc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dc5</text:p>
          </table:table-cell>
          <table:table-cell table:number-columns-repeated="22"/>
          <table:table-cell table:style-name="ce96" office:value-type="string" calcext:value-type="string">
            <text:p>dcdc5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1sw</text:p>
          </table:table-cell>
          <table:table-cell table:number-columns-repeated="22"/>
          <table:table-cell table:style-name="ce96" office:value-type="string" calcext:value-type="string">
            <text:p>dc1sw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c5ldo</text:p>
          </table:table-cell>
          <table:table-cell table:number-columns-repeated="22"/>
          <table:table-cell table:style-name="ce96" office:value-type="string" calcext:value-type="string">
            <text:p>dc5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1</text:p>
          </table:table-cell>
          <table:table-cell table:number-columns-repeated="22"/>
          <table:table-cell table:style-name="ce96" office:value-type="string" calcext:value-type="string">
            <text:p>a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2</text:p>
          </table:table-cell>
          <table:table-cell table:number-columns-repeated="22"/>
          <table:table-cell table:style-name="ce96" office:value-type="string" calcext:value-type="string">
            <text:p>a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aldo3</text:p>
          </table:table-cell>
          <table:table-cell table:number-columns-repeated="22"/>
          <table:table-cell table:style-name="ce96" office:value-type="string" calcext:value-type="string">
            <text:p>a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1</text:p>
          </table:table-cell>
          <table:table-cell table:number-columns-repeated="22"/>
          <table:table-cell table:style-name="ce96" office:value-type="string" calcext:value-type="string">
            <text:p>d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2</text:p>
          </table:table-cell>
          <table:table-cell table:number-columns-repeated="22"/>
          <table:table-cell table:style-name="ce96" office:value-type="string" calcext:value-type="string">
            <text:p>d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3</text:p>
          </table:table-cell>
          <table:table-cell table:number-columns-repeated="22"/>
          <table:table-cell table:style-name="ce96" office:value-type="string" calcext:value-type="string">
            <text:p>d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ldo4</text:p>
          </table:table-cell>
          <table:table-cell table:number-columns-repeated="22"/>
          <table:table-cell table:style-name="ce96" office:value-type="string" calcext:value-type="string">
            <text:p>dldo4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1</text:p>
          </table:table-cell>
          <table:table-cell table:number-columns-repeated="22"/>
          <table:table-cell table:style-name="ce96" office:value-type="string" calcext:value-type="string">
            <text:p>eld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2</text:p>
          </table:table-cell>
          <table:table-cell table:number-columns-repeated="22"/>
          <table:table-cell table:style-name="ce96" office:value-type="string" calcext:value-type="string">
            <text:p>eldo2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eldo3</text:p>
          </table:table-cell>
          <table:table-cell table:number-columns-repeated="22"/>
          <table:table-cell table:style-name="ce96" office:value-type="string" calcext:value-type="string">
            <text:p>eldo3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ldo_io0</text:p>
          </table:table-cell>
          <table:table-cell table:number-columns-repeated="22"/>
          <table:table-cell table:style-name="ce96" office:value-type="string" calcext:value-type="string">
            <text:p>ldo_io0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128" office:value-type="string" calcext:value-type="string">
            <text:p>ldo_io1</text:p>
          </table:table-cell>
          <table:table-cell table:number-columns-repeated="22"/>
          <table:table-cell table:style-name="ce128" office:value-type="string" calcext:value-type="string">
            <text:p>ldo_io1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rtc_ldo</text:p>
          </table:table-cell>
          <table:table-cell table:number-columns-repeated="22"/>
          <table:table-cell table:style-name="ce96" office:value-type="string" calcext:value-type="string">
            <text:p>rtc_ldo</text:p>
          </table:table-cell>
          <table:table-cell table:number-columns-repeated="994"/>
        </table:table-row>
        <table:table-row table:style-name="ro6">
          <table:table-cell table:number-columns-repeated="6"/>
          <table:table-cell table:style-name="ce96" office:value-type="string" calcext:value-type="string">
            <text:p>drivevbus</text:p>
          </table:table-cell>
          <table:table-cell table:number-columns-repeated="22"/>
          <table:table-cell table:style-name="ce96" office:value-type="string" calcext:value-type="string">
            <text:p>drivevbus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1-usb-power-supply"</text:p>
          </table:table-cell>
          <table:table-cell table:number-columns-repeated="7"/>
          <table:table-cell table:style-name="ce96" office:value-type="string" calcext:value-type="string">
            <text:p>usb_power_supply</text:p>
          </table:table-cell>
          <table:table-cell table:number-columns-repeated="14"/>
          <table:table-cell office:value-type="string" calcext:value-type="string">
            <text:p>"x-powers,axp223-usb-power-suppl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lcd-controller@0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5"/>
          <table:table-cell table:style-name="ce96" office:value-type="string" calcext:value-type="string">
            <text:p>lcd-controller@1c0c000</text:p>
          </table:table-cell>
          <table:table-cell table:number-columns-repeated="16"/>
          <table:table-cell office:value-type="string" calcext:value-type="string">
            <text:p>"allwinner,sun8i-a33-tcon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@1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96" office:value-type="string" calcext:value-type="string">
            <text:p>crypto-engine@0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5"/>
          <table:table-cell table:style-name="ce96" office:value-type="string" calcext:value-type="string">
            <text:p>crypto-engine@1c15000</text:p>
          </table:table-cell>
          <table:table-cell table:number-columns-repeated="16"/>
          <table:table-cell office:value-type="string" calcext:value-type="string">
            <text:p>"allwinner,sun4i-a10-crypto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dai@0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5"/>
          <table:table-cell table:style-name="ce96" office:value-type="string" calcext:value-type="string">
            <text:p>dai@1c22c00</text:p>
          </table:table-cell>
          <table:table-cell table:number-columns-repeated="16"/>
          <table:table-cell office:value-type="string" calcext:value-type="string">
            <text:p>"allwinner,sun6i-a31-i2s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codec@0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5"/>
          <table:table-cell table:style-name="ce96" office:value-type="string" calcext:value-type="string">
            <text:p>codec@1c22e00</text:p>
          </table:table-cell>
          <table:table-cell table:number-columns-repeated="16"/>
          <table:table-cell office:value-type="string" calcext:value-type="string">
            <text:p>"allwinner,sun8i-a33-codec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ths@0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5"/>
          <table:table-cell table:style-name="ce96" office:value-type="string" calcext:value-type="string">
            <text:p>ths@1c25000</text:p>
          </table:table-cell>
          <table:table-cell table:number-columns-repeated="16"/>
          <table:table-cell office:value-type="string" calcext:value-type="string">
            <text:p>"allwinner,sun8i-a33-ths"</text:p>
          </table:table-cell>
          <table:table-cell table:number-columns-repeated="980"/>
        </table:table-row>
        <table:table-row table:style-name="ro6">
          <table:table-cell table:number-columns-repeated="26"/>
          <table:table-cell table:style-name="ce128" office:value-type="string" calcext:value-type="string">
            <text:p>dsi@1ca0000</text:p>
          </table:table-cell>
          <table:table-cell table:number-columns-repeated="16"/>
          <table:table-cell office:value-type="string" calcext:value-type="string">
            <text:p>"allwinner,sun6i-a31-mipi-dsi"</text:p>
          </table:table-cell>
          <table:table-cell table:number-columns-repeated="980"/>
        </table:table-row>
        <table:table-row table:style-name="ro6">
          <table:table-cell table:number-columns-repeated="27"/>
          <table:table-cell table:style-name="ce128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28"/>
          <table:table-cell table:style-name="ce128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29"/>
          <table:table-cell table:style-name="ce128" office:value-type="string" calcext:value-type="string">
            <text:p>endpoint</text:p>
          </table:table-cell>
          <table:table-cell table:number-columns-repeated="994"/>
        </table:table-row>
        <table:table-row table:style-name="ro6">
          <table:table-cell table:number-columns-repeated="26"/>
          <table:table-cell table:style-name="ce128" office:value-type="string" calcext:value-type="string">
            <text:p>d-phy@1ca1000</text:p>
          </table:table-cell>
          <table:table-cell table:number-columns-repeated="16"/>
          <table:table-cell office:value-type="string" calcext:value-type="string">
            <text:p>"allwinner,sun6i-a31-mipi-dphy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frontend@0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5"/>
          <table:table-cell table:style-name="ce129" office:value-type="string" calcext:value-type="string">
            <text:p>display-frontend@1e00000</text:p>
          </table:table-cell>
          <table:table-cell table:number-columns-repeated="16"/>
          <table:table-cell office:value-type="string" calcext:value-type="string">
            <text:p>"allwinner,sun8i-a33-display-front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3"/>
          <table:table-cell table:style-name="ce129" office:value-type="string" calcext:value-type="string">
            <text:p>display-backend@0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5"/>
          <table:table-cell table:style-name="ce129" office:value-type="string" calcext:value-type="string">
            <text:p>display-backend@1e60000</text:p>
          </table:table-cell>
          <table:table-cell table:number-columns-repeated="16"/>
          <table:table-cell office:value-type="string" calcext:value-type="string">
            <text:p>"allwinner,sun8i-a33-display-backend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129" office:value-type="string" calcext:value-type="string">
            <text:p>ports</text:p>
          </table:table-cell>
          <table:table-cell table:number-columns-repeated="22"/>
          <table:table-cell table:style-name="ce129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129" office:value-type="string" calcext:value-type="string">
            <text:p>port@0</text:p>
          </table:table-cell>
          <table:table-cell table:number-columns-repeated="22"/>
          <table:table-cell table:style-name="ce129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table:style-name="ce129"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5"/>
          <table:table-cell table:style-name="ce129" office:value-type="string" calcext:value-type="string">
            <text:p>port@1</text:p>
          </table:table-cell>
          <table:table-cell table:number-columns-repeated="22"/>
          <table:table-cell table:style-name="ce129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129" office:value-type="string" calcext:value-type="string">
            <text:p>endpoint@0</text:p>
          </table:table-cell>
          <table:table-cell table:number-columns-repeated="22"/>
          <table:table-cell office:value-type="string" calcext:value-type="string">
            <text:p>endpoint@0</text:p>
          </table:table-cell>
          <table:table-cell table:style-name="ce129"/>
          <table:table-cell table:number-columns-repeated="993"/>
        </table:table-row>
        <table:table-row table:style-name="ro6">
          <table:table-cell table:number-columns-repeated="3"/>
          <table:table-cell table:style-name="ce96" office:value-type="string" calcext:value-type="string">
            <text:p>drc@0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5"/>
          <table:table-cell table:style-name="ce96" office:value-type="string" calcext:value-type="string">
            <text:p>drc@1e70000</text:p>
          </table:table-cell>
          <table:table-cell table:number-columns-repeated="16"/>
          <table:table-cell office:value-type="string" calcext:value-type="string">
            <text:p>"allwinner,sun8i-a33-drc"</text:p>
          </table:table-cell>
          <table:table-cell table:number-columns-repeated="980"/>
        </table:table-row>
        <table:table-row table:style-name="ro6">
          <table:table-cell table:number-columns-repeated="4"/>
          <table:table-cell table:style-name="ce96" office:value-type="string" calcext:value-type="string">
            <text:p>ports</text:p>
          </table:table-cell>
          <table:table-cell table:number-columns-repeated="22"/>
          <table:table-cell table:style-name="ce96" office:value-type="string" calcext:value-type="string">
            <text:p>port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port@0</text:p>
          </table:table-cell>
          <table:table-cell table:number-columns-repeated="22"/>
          <table:table-cell table:style-name="ce96" office:value-type="string" calcext:value-type="string">
            <text:p>port@0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number-columns-repeated="5"/>
          <table:table-cell table:style-name="ce96" office:value-type="string" calcext:value-type="string">
            <text:p>port@1</text:p>
          </table:table-cell>
          <table:table-cell table:number-columns-repeated="22"/>
          <table:table-cell table:style-name="ce96" office:value-type="string" calcext:value-type="string">
            <text:p>port@1</text:p>
          </table:table-cell>
          <table:table-cell table:number-columns-repeated="995"/>
        </table:table-row>
        <table:table-row table:style-name="ro6">
          <table:table-cell table:number-columns-repeated="6"/>
          <table:table-cell table:style-name="ce96" office:value-type="string" calcext:value-type="string">
            <text:p>endpoint@0</text:p>
          </table:table-cell>
          <table:table-cell table:number-columns-repeated="22"/>
          <table:table-cell table:style-name="ce96" office:value-type="string" calcext:value-type="string">
            <text:p>endpoint@0</text:p>
          </table:table-cell>
          <table:table-cell table:number-columns-repeated="994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opp_table0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4"/>
          <table:table-cell table:style-name="ce62" office:value-type="string" calcext:value-type="string">
            <text:p>display-engine</text:p>
          </table:table-cell>
          <table:table-cell table:number-columns-repeated="17"/>
          <table:table-cell office:value-type="string" calcext:value-type="string">
            <text:p>"allwinner,sun8i-a33-display-engin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4"/>
          <table:table-cell table:style-name="ce62" office:value-type="string" calcext:value-type="string">
            <text:p>iio-hwmon</text:p>
          </table:table-cell>
          <table:table-cell table:number-columns-repeated="17"/>
          <table:table-cell office:value-type="string" calcext:value-type="string">
            <text:p>"iio-hwmon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4"/>
          <table:table-cell table:style-name="ce62" office:value-type="string" calcext:value-type="string">
            <text:p>gpu-opp-table</text:p>
          </table:table-cell>
          <table:table-cell table:number-columns-repeated="17"/>
          <table:table-cell office:value-type="string" calcext:value-type="string">
            <text:p>"operating-points-v2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4"/>
          <table:table-cell table:style-name="ce62" office:value-type="string" calcext:value-type="string">
            <text:p>sound</text:p>
          </table:table-cell>
          <table:table-cell table:number-columns-repeated="17"/>
          <table:table-cell office:value-type="string" calcext:value-type="string">
            <text:p>"simple-audio-card"</text:p>
          </table:table-cell>
          <table:table-cell table:number-columns-repeated="980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pu</text:p>
          </table:table-cell>
          <table:table-cell table:number-columns-repeated="22"/>
          <table:table-cell table:style-name="ce96" office:value-type="string" calcext:value-type="string">
            <text:p>simple-audio-card,cpu</text:p>
          </table:table-cell>
          <table:table-cell table:number-columns-repeated="997"/>
        </table:table-row>
        <table:table-row table:style-name="ro6">
          <table:table-cell table:number-columns-repeated="3"/>
          <table:table-cell table:style-name="ce96" office:value-type="string" calcext:value-type="string">
            <text:p>simple-audio-card,codec</text:p>
          </table:table-cell>
          <table:table-cell table:number-columns-repeated="22"/>
          <table:table-cell table:style-name="ce96" office:value-type="string" calcext:value-type="string">
            <text:p>simple-audio-card,codec</text:p>
          </table:table-cell>
          <table:table-cell table:number-columns-repeated="997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thermal-zones</text:p>
          </table:table-cell>
          <table:table-cell table:number-columns-repeated="22"/>
          <table:table-cell table:style-name="ce62" office:value-type="string" calcext:value-type="string">
            <text:p>thermal-zones</text:p>
          </table:table-cell>
          <table:table-cell table:number-columns-repeated="998"/>
        </table:table-row>
        <table:table-row table:style-name="ro6">
          <table:table-cell table:number-columns-repeated="3"/>
          <table:table-cell table:style-name="ce96" office:value-type="string" calcext:value-type="string">
            <text:p>cpu_thermal</text:p>
          </table:table-cell>
          <table:table-cell table:number-columns-repeated="22"/>
          <table:table-cell table:style-name="ce96" office:value-type="string" calcext:value-type="string">
            <text:p>cpu_thermal</text:p>
          </table:table-cell>
          <table:table-cell table:number-columns-repeated="997"/>
        </table:table-row>
        <table:table-row table:style-name="ro6">
          <table:table-cell table:number-columns-repeated="4"/>
          <table:table-cell table:style-name="ce96" office:value-type="string" calcext:value-type="string">
            <text:p>cooling-maps</text:p>
          </table:table-cell>
          <table:table-cell table:number-columns-repeated="22"/>
          <table:table-cell table:style-name="ce96" office:value-type="string" calcext:value-type="string">
            <text:p>cooling-ma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map0</text:p>
          </table:table-cell>
          <table:table-cell table:number-columns-repeated="22"/>
          <table:table-cell table:style-name="ce96" office:value-type="string" calcext:value-type="string">
            <text:p>map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1</text:p>
          </table:table-cell>
          <table:table-cell table:number-columns-repeated="22"/>
          <table:table-cell table:style-name="ce96" office:value-type="string" calcext:value-type="string">
            <text:p>map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2</text:p>
          </table:table-cell>
          <table:table-cell table:number-columns-repeated="22"/>
          <table:table-cell table:style-name="ce96" office:value-type="string" calcext:value-type="string">
            <text:p>map2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map3</text:p>
          </table:table-cell>
          <table:table-cell table:number-columns-repeated="22"/>
          <table:table-cell table:style-name="ce96" office:value-type="string" calcext:value-type="string">
            <text:p>map3</text:p>
          </table:table-cell>
          <table:table-cell table:number-columns-repeated="995"/>
        </table:table-row>
        <table:table-row table:style-name="ro6">
          <table:table-cell table:number-columns-repeated="4"/>
          <table:table-cell table:style-name="ce96" office:value-type="string" calcext:value-type="string">
            <text:p>trips</text:p>
          </table:table-cell>
          <table:table-cell table:number-columns-repeated="22"/>
          <table:table-cell table:style-name="ce96" office:value-type="string" calcext:value-type="string">
            <text:p>trips</text:p>
          </table:table-cell>
          <table:table-cell table:number-columns-repeated="996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0</text:p>
          </table:table-cell>
          <table:table-cell table:number-columns-repeated="22"/>
          <table:table-cell table:style-name="ce96" office:value-type="string" calcext:value-type="string">
            <text:p>c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0</text:p>
          </table:table-cell>
          <table:table-cell table:number-columns-repeated="22"/>
          <table:table-cell table:style-name="ce96" office:value-type="string" calcext:value-type="string">
            <text:p>gpu_alert0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alert1</text:p>
          </table:table-cell>
          <table:table-cell table:number-columns-repeated="22"/>
          <table:table-cell table:style-name="ce96" office:value-type="string" calcext:value-type="string">
            <text:p>c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gpu_alert1</text:p>
          </table:table-cell>
          <table:table-cell table:number-columns-repeated="22"/>
          <table:table-cell table:style-name="ce96" office:value-type="string" calcext:value-type="string">
            <text:p>gpu_alert1</text:p>
          </table:table-cell>
          <table:table-cell table:number-columns-repeated="995"/>
        </table:table-row>
        <table:table-row table:style-name="ro6">
          <table:table-cell table:number-columns-repeated="5"/>
          <table:table-cell table:style-name="ce96" office:value-type="string" calcext:value-type="string">
            <text:p>cpu_crit</text:p>
          </table:table-cell>
          <table:table-cell table:number-columns-repeated="22"/>
          <table:table-cell table:style-name="ce96" office:value-type="string" calcext:value-type="string">
            <text:p>cpu_crit</text:p>
          </table:table-cell>
          <table:table-cell table:number-columns-repeated="995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ahci-5v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0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1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127" office:value-type="string" calcext:value-type="string">
            <text:p>usb2-vbus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3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number-columns-repeated="2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4"/>
          <table:table-cell table:style-name="ce62" office:value-type="string" calcext:value-type="string">
            <text:p>vcc5v0</text:p>
          </table:table-cell>
          <table:table-cell table:number-columns-repeated="17"/>
          <table:table-cell office:value-type="string" calcext:value-type="string">
            <text:p>"regulator-fixed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4"/>
          <table:table-cell table:style-name="ce127" office:value-type="string" calcext:value-type="string">
            <text:p>backlight</text:p>
          </table:table-cell>
          <table:table-cell table:number-columns-repeated="17"/>
          <table:table-cell office:value-type="string" calcext:value-type="string">
            <text:p>"pwm-backlight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q8_hardwaremgr</text:p>
          </table:table-cell>
          <table:table-cell table:number-columns-repeated="17"/>
          <table:table-cell office:value-type="string" calcext:value-type="string">
            <text:p>"allwinner,sunxi-q8-hardwaremgr"</text:p>
          </table:table-cell>
          <table:table-cell table:number-columns-repeated="1003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4"/>
          <table:table-cell table:style-name="ce62" office:value-type="string" calcext:value-type="string">
            <text:p>wifi_pwrseq</text:p>
          </table:table-cell>
          <table:table-cell table:number-columns-repeated="17"/>
          <table:table-cell office:value-type="string" calcext:value-type="string">
            <text:p>"mmc-pwrseq-simple"</text:p>
          </table:table-cell>
          <table:table-cell table:number-columns-repeated="980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>
          <table:table-cell table:number-columns-repeated="2"/>
          <table:table-cell table:style-name="ce127" office:value-type="string" calcext:value-type="string">
            <text:p>binman</text:p>
          </table:table-cell>
          <table:table-cell table:number-columns-repeated="1021"/>
        </table:table-row>
        <table:table-row table:style-name="ro6">
          <table:table-cell table:style-name="ce122" table:number-columns-repeated="2"/>
          <table:table-cell table:style-name="ce123"/>
          <table:table-cell table:style-name="ce122" table:number-columns-repeated="22"/>
          <table:table-cell table:style-name="ce123"/>
          <table:table-cell table:style-name="ce122" table:number-columns-repeated="998"/>
        </table:table-row>
        <table:table-row table:style-name="ro6" table:number-rows-repeated="10483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4" table:style-name="ta1">
        <table:table-column table:style-name="co2" table:number-columns-repeated="5" table:default-cell-style-name="Default"/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XU4</text:p>
          </table:table-cell>
          <table:table-cell/>
          <table:table-cell office:value-type="string" calcext:value-type="string">
            <text:p>Exynos5422</text:p>
          </table:table-cell>
          <table:table-cell/>
          <table:table-cell office:value-type="string" calcext:value-type="string">
            <text:p>Cortex-A15 + Cortex-A7</text:p>
          </table:table-cell>
          <table:table-cell office:value-type="string" calcext:value-type="string">
            <text:p>Quad + Qua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H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DROID-MC1 Solo</text:p>
          </table:table-cell>
          <table:table-cell table:number-columns-repeated="5"/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Smart6818</text:p>
          </table:table-cell>
          <table:table-cell/>
          <table:table-cell office:value-type="string" calcext:value-type="string">
            <text:p>S5P68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rt4418</text:p>
          </table:table-cell>
          <table:table-cell/>
          <table:table-cell office:value-type="string" calcext:value-type="string">
            <text:p>S5P4418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 core</text:p>
          </table:table-cell>
        </table:table-row>
        <table:table-row table:style-name="ro1">
          <table:table-cell/>
          <table:table-cell office:value-type="string" calcext:value-type="string">
            <text:p>Smart210</text:p>
          </table:table-cell>
          <table:table-cell/>
          <table:table-cell office:value-type="string" calcext:value-type="string">
            <text:p>S5PV210</text:p>
          </table:table-cell>
          <table:table-cell/>
          <table:table-cell office:value-type="string" calcext:value-type="string">
            <text:p>Cortex-A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y4412</text:p>
          </table:table-cell>
          <table:table-cell/>
          <table:table-cell office:value-type="string" calcext:value-type="string">
            <text:p>Exynos4412</text:p>
          </table:table-cell>
          <table:table-cell/>
          <table:table-cell office:value-type="string" calcext:value-type="string">
            <text:p>Cortex-A9</text:p>
          </table:table-cell>
          <table:table-cell office:value-type="string" calcext:value-type="string">
            <text:p>Qu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6:29:24.272109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7:33:19.697089893</meta:creation-date>
    <meta:generator>LibreOffice/5.4.6.2$Linux_X86_64 LibreOffice_project/40m0$Build-2</meta:generator>
    <dc:date>2018-06-27T18:50:10.727511890</dc:date>
    <meta:editing-duration>P3DT3H46M29S</meta:editing-duration>
    <meta:editing-cycles>1276</meta:editing-cycles>
    <meta:document-statistic meta:table-count="13" meta:cell-count="8163" meta:object-count="0"/>
  </office:meta>
</office:document-meta>
</file>